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717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1.5634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1.9291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1.6063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DejaVu Sans Mono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number-columns-repeated="1001" table:default-cell-style-name="Default"/>
        <table:table-row table:style-name="ro1">
          <table:table-cell table:style-name="ce1" office:value-type="string" calcext:value-type="string">
            <text:p>OpenParEM2D</text:p>
          </table:table-cell>
          <table:table-cell table:style-name="ce1" table:number-columns-repeated="1023"/>
        </table:table-row>
        <table:table-row table:style-name="ro1">
          <table:table-cell table:number-columns-repeated="11"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Zo</text:p>
          </table:table-cell>
          <table:table-cell table:number-columns-repeated="7"/>
          <table:table-cell office:value-type="string" calcext:value-type="string">
            <text:p>Z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#frequency</text:p>
          </table:table-cell>
          <table:table-cell office:value-type="string" calcext:value-type="string">
            <text:p>f, GHz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converged</text:p>
          </table:table-cell>
          <table:table-cell office:value-type="string" calcext:value-type="string">
            <text:p>final error</text:p>
          </table:table-cell>
          <table:table-cell office:value-type="string" calcext:value-type="string">
            <text:p>elapsed time (s)</text:p>
          </table:table-cell>
          <table:table-cell office:value-type="string" calcext:value-type="string">
            <text:p>modal impedance calculation</text:p>
          </table:table-cell>
          <table:table-cell office:value-type="string" calcext:value-type="string">
            <text:p>mode count</text:p>
          </table:table-cell>
          <table:table-cell office:value-type="string" calcext:value-type="string">
            <text:p>alpha[1] db/m</text:p>
          </table:table-cell>
          <table:table-cell office:value-type="string" calcext:value-type="string">
            <text:p>beta[1]/ko</text:p>
          </table:table-cell>
          <table:table-cell office:value-type="string" calcext:value-type="string">
            <text:p>real(Z[1;1])</text:p>
          </table:table-cell>
          <table:table-cell office:value-type="string" calcext:value-type="string">
            <text:p>imag(Z[1;1])</text:p>
          </table:table-cell>
          <table:table-cell table:number-columns-repeated="1009"/>
        </table:table-row>
        <table:table-row table:style-name="ro1">
          <table:table-cell office:value-type="float" office:value="6750000000" calcext:value-type="float">
            <text:p>6750000000</text:p>
          </table:table-cell>
          <table:table-cell table:formula="of:=[.A4]*0.000000001" office:value-type="float" office:value="6.75" calcext:value-type="float">
            <text:p>6.75</text:p>
          </table:table-cell>
          <table:table-cell table:formula="of:=2*4*ATAN(1)*[.A4]*SQRT(0.0000004*4*ATAN(1)*0.0000000000088541878176)" office:value-type="float" office:value="141.469538981576" calcext:value-type="float">
            <text:p>141.469538981576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.242866849" calcext:value-type="float">
            <text:p>17.2428668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4578202305389" calcext:value-type="float">
            <text:p>0.374578202305389</text:p>
          </table:table-cell>
          <table:table-cell office:value-type="float" office:value="0.238594309875659" calcext:value-type="float">
            <text:p>0.238594309875659</text:p>
          </table:table-cell>
          <table:table-cell office:value-type="float" office:value="1403.51792096835" calcext:value-type="float">
            <text:p>1403.51792096835</text:p>
          </table:table-cell>
          <table:table-cell office:value-type="float" office:value="0.000000000000252670996926746" calcext:value-type="float">
            <text:p>2.52670996926746E-13</text:p>
          </table:table-cell>
          <table:table-cell table:number-columns-repeated="1009"/>
        </table:table-row>
        <table:table-row table:style-name="ro1">
          <table:table-cell office:value-type="float" office:value="7000000000" calcext:value-type="float">
            <text:p>7000000000</text:p>
          </table:table-cell>
          <table:table-cell table:formula="of:=[.A5]*0.000000001" office:value-type="float" office:value="7" calcext:value-type="float">
            <text:p>7</text:p>
          </table:table-cell>
          <table:table-cell table:formula="of:=2*4*ATAN(1)*[.A5]*SQRT(0.0000004*4*ATAN(1)*0.0000000000088541878176)" office:value-type="float" office:value="146.709151536449" calcext:value-type="float">
            <text:p>146.709151536449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.049349434" calcext:value-type="float">
            <text:p>17.049349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1072476054417" calcext:value-type="float">
            <text:p>0.251072476054417</text:p>
          </table:table-cell>
          <table:table-cell office:value-type="float" office:value="0.350897103554488" calcext:value-type="float">
            <text:p>0.350897103554488</text:p>
          </table:table-cell>
          <table:table-cell office:value-type="float" office:value="954.329307257574" calcext:value-type="float">
            <text:p>954.329307257574</text:p>
          </table:table-cell>
          <table:table-cell office:value-type="float" office:value="0.0000000000114696270461707" calcext:value-type="float">
            <text:p>1.14696270461707E-11</text:p>
          </table:table-cell>
          <table:table-cell table:number-columns-repeated="1009"/>
        </table:table-row>
        <table:table-row table:style-name="ro1">
          <table:table-cell office:value-type="float" office:value="7250000000" calcext:value-type="float">
            <text:p>7250000000</text:p>
          </table:table-cell>
          <table:table-cell table:formula="of:=[.A6]*0.000000001" office:value-type="float" office:value="7.25" calcext:value-type="float">
            <text:p>7.25</text:p>
          </table:table-cell>
          <table:table-cell table:formula="of:=2*4*ATAN(1)*[.A6]*SQRT(0.0000004*4*ATAN(1)*0.0000000000088541878176)" office:value-type="float" office:value="151.948764091322" calcext:value-type="float">
            <text:p>151.948764091322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.799096152" calcext:value-type="float">
            <text:p>16.799096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3590982832324" calcext:value-type="float">
            <text:p>0.203590982832324</text:p>
          </table:table-cell>
          <table:table-cell office:value-type="float" office:value="0.427317993450601" calcext:value-type="float">
            <text:p>0.427317993450601</text:p>
          </table:table-cell>
          <table:table-cell office:value-type="float" office:value="783.658528040484" calcext:value-type="float">
            <text:p>783.658528040484</text:p>
          </table:table-cell>
          <table:table-cell office:value-type="float" office:value="0.0000000000000173624099814901" calcext:value-type="float">
            <text:p>1.73624099814901E-14</text:p>
          </table:table-cell>
          <table:table-cell table:number-columns-repeated="1009"/>
        </table:table-row>
        <table:table-row table:style-name="ro1">
          <table:table-cell office:value-type="float" office:value="7500000000" calcext:value-type="float">
            <text:p>7500000000</text:p>
          </table:table-cell>
          <table:table-cell table:formula="of:=[.A7]*0.000000001" office:value-type="float" office:value="7.5" calcext:value-type="float">
            <text:p>7.5</text:p>
          </table:table-cell>
          <table:table-cell table:formula="of:=2*4*ATAN(1)*[.A7]*SQRT(0.0000004*4*ATAN(1)*0.0000000000088541878176)" office:value-type="float" office:value="157.188376646195" calcext:value-type="float">
            <text:p>157.188376646195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.929984585" calcext:value-type="float">
            <text:p>16.929984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7034591946243" calcext:value-type="float">
            <text:p>0.177034591946243</text:p>
          </table:table-cell>
          <table:table-cell office:value-type="float" office:value="0.486029904646963" calcext:value-type="float">
            <text:p>0.486029904646963</text:p>
          </table:table-cell>
          <table:table-cell office:value-type="float" office:value="688.993386104828" calcext:value-type="float">
            <text:p>688.993386104828</text:p>
          </table:table-cell>
          <table:table-cell office:value-type="float" office:value="0.00000000000141161231593161" calcext:value-type="float">
            <text:p>1.41161231593161E-12</text:p>
          </table:table-cell>
          <table:table-cell table:number-columns-repeated="1009"/>
        </table:table-row>
        <table:table-row table:style-name="ro1">
          <table:table-cell office:value-type="float" office:value="7750000000" calcext:value-type="float">
            <text:p>7750000000</text:p>
          </table:table-cell>
          <table:table-cell table:formula="of:=[.A8]*0.000000001" office:value-type="float" office:value="7.75" calcext:value-type="float">
            <text:p>7.75</text:p>
          </table:table-cell>
          <table:table-cell table:formula="of:=2*4*ATAN(1)*[.A8]*SQRT(0.0000004*4*ATAN(1)*0.0000000000088541878176)" office:value-type="float" office:value="162.427989201068" calcext:value-type="float">
            <text:p>162.427989201068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.792467797" calcext:value-type="float">
            <text:p>16.792467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9705409514805" calcext:value-type="float">
            <text:p>0.159705409514805</text:p>
          </table:table-cell>
          <table:table-cell office:value-type="float" office:value="0.533614265728748" calcext:value-type="float">
            <text:p>0.533614265728748</text:p>
          </table:table-cell>
          <table:table-cell office:value-type="float" office:value="627.553293191828" calcext:value-type="float">
            <text:p>627.553293191828</text:p>
          </table:table-cell>
          <table:table-cell office:value-type="float" office:value="-0.00000000000442606080559034" calcext:value-type="float">
            <text:p>-4.42606080559034E-12</text:p>
          </table:table-cell>
          <table:table-cell table:number-columns-repeated="1009"/>
        </table:table-row>
        <table:table-row table:style-name="ro1">
          <table:table-cell office:value-type="float" office:value="8000000000" calcext:value-type="float">
            <text:p>8000000000</text:p>
          </table:table-cell>
          <table:table-cell table:formula="of:=[.A9]*0.000000001" office:value-type="float" office:value="8" calcext:value-type="float">
            <text:p>8</text:p>
          </table:table-cell>
          <table:table-cell table:formula="of:=2*4*ATAN(1)*[.A9]*SQRT(0.0000004*4*ATAN(1)*0.0000000000088541878176)" office:value-type="float" office:value="167.667601755942" calcext:value-type="float">
            <text:p>167.667601755942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.684348521" calcext:value-type="float">
            <text:p>17.684348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739125178302" calcext:value-type="float">
            <text:p>0.14739125178302</text:p>
          </table:table-cell>
          <table:table-cell office:value-type="float" office:value="0.573398722624674" calcext:value-type="float">
            <text:p>0.573398722624674</text:p>
          </table:table-cell>
          <table:table-cell office:value-type="float" office:value="584.011398241825" calcext:value-type="float">
            <text:p>584.011398241825</text:p>
          </table:table-cell>
          <table:table-cell office:value-type="float" office:value="0.000000000016044069256489" calcext:value-type="float">
            <text:p>1.6044069256489E-11</text:p>
          </table:table-cell>
          <table:table-cell/>
          <table:table-cell>
            <draw:frame table:end-cell-address="Sheet1.U33" table:end-x="1.2311in" table:end-y="0.0528in" draw:z-index="2" draw:style-name="gr1" draw:text-style-name="P1" svg:width="6.0224in" svg:height="4.3252in" svg:x="1.2031in" svg:y="-0.0051in">
              <draw:object draw:notify-on-update-of-ranges="Sheet1.B4:Sheet1.B37 Sheet1.N2:Sheet1.N2 Sheet1.N4:Sheet1.N37 Sheet1.G194:Sheet1.G227 Sheet1.I193:Sheet1.I193 Sheet1.I194:Sheet1.I22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float" office:value="8250000000" calcext:value-type="float">
            <text:p>8250000000</text:p>
          </table:table-cell>
          <table:table-cell table:formula="of:=[.A10]*0.000000001" office:value-type="float" office:value="8.25" calcext:value-type="float">
            <text:p>8.25</text:p>
          </table:table-cell>
          <table:table-cell table:formula="of:=2*4*ATAN(1)*[.A10]*SQRT(0.0000004*4*ATAN(1)*0.0000000000088541878176)" office:value-type="float" office:value="172.907214310815" calcext:value-type="float">
            <text:p>172.907214310815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.252257474" calcext:value-type="float">
            <text:p>17.252257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8155027284849" calcext:value-type="float">
            <text:p>0.138155027284849</text:p>
          </table:table-cell>
          <table:table-cell office:value-type="float" office:value="0.607359185605639" calcext:value-type="float">
            <text:p>0.607359185605639</text:p>
          </table:table-cell>
          <table:table-cell office:value-type="float" office:value="551.356425797431" calcext:value-type="float">
            <text:p>551.356425797431</text:p>
          </table:table-cell>
          <table:table-cell office:value-type="float" office:value="-0.00000000000021734205778679" calcext:value-type="float">
            <text:p>-2.1734205778679E-13</text:p>
          </table:table-cell>
          <table:table-cell table:number-columns-repeated="1009"/>
        </table:table-row>
        <table:table-row table:style-name="ro1">
          <table:table-cell office:value-type="float" office:value="8500000000" calcext:value-type="float">
            <text:p>8500000000</text:p>
          </table:table-cell>
          <table:table-cell table:formula="of:=[.A11]*0.000000001" office:value-type="float" office:value="8.5" calcext:value-type="float">
            <text:p>8.5</text:p>
          </table:table-cell>
          <table:table-cell table:formula="of:=2*4*ATAN(1)*[.A11]*SQRT(0.0000004*4*ATAN(1)*0.0000000000088541878176)" office:value-type="float" office:value="178.146826865688" calcext:value-type="float">
            <text:p>178.146826865688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.91577978" calcext:value-type="float">
            <text:p>17.915779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0965405233524" calcext:value-type="float">
            <text:p>0.130965405233524</text:p>
          </table:table-cell>
          <table:table-cell office:value-type="float" office:value="0.636787570157232" calcext:value-type="float">
            <text:p>0.636787570157232</text:p>
          </table:table-cell>
          <table:table-cell office:value-type="float" office:value="525.876140556656" calcext:value-type="float">
            <text:p>525.876140556656</text:p>
          </table:table-cell>
          <table:table-cell office:value-type="float" office:value="0.000000000000762763657326214" calcext:value-type="float">
            <text:p>7.62763657326214E-13</text:p>
          </table:table-cell>
          <table:table-cell table:number-columns-repeated="1009"/>
        </table:table-row>
        <table:table-row table:style-name="ro1">
          <table:table-cell office:value-type="float" office:value="8750000000" calcext:value-type="float">
            <text:p>8750000000</text:p>
          </table:table-cell>
          <table:table-cell table:formula="of:=[.A12]*0.000000001" office:value-type="float" office:value="8.75" calcext:value-type="float">
            <text:p>8.75</text:p>
          </table:table-cell>
          <table:table-cell table:formula="of:=2*4*ATAN(1)*[.A12]*SQRT(0.0000004*4*ATAN(1)*0.0000000000088541878176)" office:value-type="float" office:value="183.386439420561" calcext:value-type="float">
            <text:p>183.386439420561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.112672963" calcext:value-type="float">
            <text:p>17.1126729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5216339638348" calcext:value-type="float">
            <text:p>0.125216339638348</text:p>
          </table:table-cell>
          <table:table-cell office:value-type="float" office:value="0.662584649279845" calcext:value-type="float">
            <text:p>0.662584649279845</text:p>
          </table:table-cell>
          <table:table-cell office:value-type="float" office:value="505.40167224303" calcext:value-type="float">
            <text:p>505.40167224303</text:p>
          </table:table-cell>
          <table:table-cell office:value-type="float" office:value="0.000000000000868766613400491" calcext:value-type="float">
            <text:p>8.68766613400491E-13</text:p>
          </table:table-cell>
          <table:table-cell table:number-columns-repeated="1009"/>
        </table:table-row>
        <table:table-row table:style-name="ro1">
          <table:table-cell office:value-type="float" office:value="9000000000" calcext:value-type="float">
            <text:p>9000000000</text:p>
          </table:table-cell>
          <table:table-cell table:formula="of:=[.A13]*0.000000001" office:value-type="float" office:value="9" calcext:value-type="float">
            <text:p>9</text:p>
          </table:table-cell>
          <table:table-cell table:formula="of:=2*4*ATAN(1)*[.A13]*SQRT(0.0000004*4*ATAN(1)*0.0000000000088541878176)" office:value-type="float" office:value="188.626051975434" calcext:value-type="float">
            <text:p>188.626051975434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.706788662" calcext:value-type="float">
            <text:p>17.706788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0525345945069" calcext:value-type="float">
            <text:p>0.120525345945069</text:p>
          </table:table-cell>
          <table:table-cell office:value-type="float" office:value="0.685407962564379" calcext:value-type="float">
            <text:p>0.685407962564379</text:p>
          </table:table-cell>
          <table:table-cell office:value-type="float" office:value="488.572365716234" calcext:value-type="float">
            <text:p>488.572365716234</text:p>
          </table:table-cell>
          <table:table-cell office:value-type="float" office:value="0.00000000000040804103203971" calcext:value-type="float">
            <text:p>4.0804103203971E-13</text:p>
          </table:table-cell>
          <table:table-cell table:number-columns-repeated="1009"/>
        </table:table-row>
        <table:table-row table:style-name="ro1">
          <table:table-cell office:value-type="float" office:value="9250000000" calcext:value-type="float">
            <text:p>9250000000</text:p>
          </table:table-cell>
          <table:table-cell table:formula="of:=[.A14]*0.000000001" office:value-type="float" office:value="9.25" calcext:value-type="float">
            <text:p>9.25</text:p>
          </table:table-cell>
          <table:table-cell table:formula="of:=2*4*ATAN(1)*[.A14]*SQRT(0.0000004*4*ATAN(1)*0.0000000000088541878176)" office:value-type="float" office:value="193.865664530307" calcext:value-type="float">
            <text:p>193.865664530307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.691045761" calcext:value-type="float">
            <text:p>18.691045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637596578429" calcext:value-type="float">
            <text:p>0.116637596578429</text:p>
          </table:table-cell>
          <table:table-cell office:value-type="float" office:value="0.705754268807514" calcext:value-type="float">
            <text:p>0.705754268807514</text:p>
          </table:table-cell>
          <table:table-cell office:value-type="float" office:value="474.487232383992" calcext:value-type="float">
            <text:p>474.487232383992</text:p>
          </table:table-cell>
          <table:table-cell office:value-type="float" office:value="0.0000000000198851692830129" calcext:value-type="float">
            <text:p>1.98851692830129E-11</text:p>
          </table:table-cell>
          <table:table-cell table:number-columns-repeated="1009"/>
        </table:table-row>
        <table:table-row table:style-name="ro1">
          <table:table-cell office:value-type="float" office:value="9500000000" calcext:value-type="float">
            <text:p>9500000000</text:p>
          </table:table-cell>
          <table:table-cell table:formula="of:=[.A15]*0.000000001" office:value-type="float" office:value="9.5" calcext:value-type="float">
            <text:p>9.5</text:p>
          </table:table-cell>
          <table:table-cell table:formula="of:=2*4*ATAN(1)*[.A15]*SQRT(0.0000004*4*ATAN(1)*0.0000000000088541878176)" office:value-type="float" office:value="199.105277085181" calcext:value-type="float">
            <text:p>199.105277085181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.743986766" calcext:value-type="float">
            <text:p>18.743986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3375932306207" calcext:value-type="float">
            <text:p>0.113375932306207</text:p>
          </table:table-cell>
          <table:table-cell office:value-type="float" office:value="0.724008999552785" calcext:value-type="float">
            <text:p>0.724008999552785</text:p>
          </table:table-cell>
          <table:table-cell office:value-type="float" office:value="462.523794533427" calcext:value-type="float">
            <text:p>462.523794533427</text:p>
          </table:table-cell>
          <table:table-cell office:value-type="float" office:value="-0.000000000000272557091648005" calcext:value-type="float">
            <text:p>-2.72557091648005E-13</text:p>
          </table:table-cell>
          <table:table-cell table:number-columns-repeated="1009"/>
        </table:table-row>
        <table:table-row table:style-name="ro1">
          <table:table-cell office:value-type="float" office:value="9750000000" calcext:value-type="float">
            <text:p>9750000000</text:p>
          </table:table-cell>
          <table:table-cell table:formula="of:=[.A16]*0.000000001" office:value-type="float" office:value="9.75" calcext:value-type="float">
            <text:p>9.75</text:p>
          </table:table-cell>
          <table:table-cell table:formula="of:=2*4*ATAN(1)*[.A16]*SQRT(0.0000004*4*ATAN(1)*0.0000000000088541878176)" office:value-type="float" office:value="204.344889640054" calcext:value-type="float">
            <text:p>204.344889640054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.655833014" calcext:value-type="float">
            <text:p>17.655833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0612886690085" calcext:value-type="float">
            <text:p>0.110612886690085</text:p>
          </table:table-cell>
          <table:table-cell office:value-type="float" office:value="0.740477643790409" calcext:value-type="float">
            <text:p>0.740477643790409</text:p>
          </table:table-cell>
          <table:table-cell office:value-type="float" office:value="452.237002099996" calcext:value-type="float">
            <text:p>452.237002099996</text:p>
          </table:table-cell>
          <table:table-cell office:value-type="float" office:value="0.000000000000689194982143361" calcext:value-type="float">
            <text:p>6.89194982143361E-13</text:p>
          </table:table-cell>
          <table:table-cell table:number-columns-repeated="1009"/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table:formula="of:=[.A17]*0.000000001" office:value-type="float" office:value="10" calcext:value-type="float">
            <text:p>10</text:p>
          </table:table-cell>
          <table:table-cell table:formula="of:=2*4*ATAN(1)*[.A17]*SQRT(0.0000004*4*ATAN(1)*0.0000000000088541878176)" office:value-type="float" office:value="209.584502194927" calcext:value-type="float">
            <text:p>209.584502194927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.099832443" calcext:value-type="float">
            <text:p>20.099832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8254114031041" calcext:value-type="float">
            <text:p>0.108254114031041</text:p>
          </table:table-cell>
          <table:table-cell office:value-type="float" office:value="0.755406579842229" calcext:value-type="float">
            <text:p>0.755406579842229</text:p>
          </table:table-cell>
          <table:table-cell office:value-type="float" office:value="443.29954051675" calcext:value-type="float">
            <text:p>443.29954051675</text:p>
          </table:table-cell>
          <table:table-cell office:value-type="float" office:value="0.0000000000128863986157818" calcext:value-type="float">
            <text:p>1.28863986157818E-11</text:p>
          </table:table-cell>
          <table:table-cell table:number-columns-repeated="1009"/>
        </table:table-row>
        <table:table-row table:style-name="ro1">
          <table:table-cell office:value-type="float" office:value="10250000000" calcext:value-type="float">
            <text:p>10250000000</text:p>
          </table:table-cell>
          <table:table-cell table:formula="of:=[.A18]*0.000000001" office:value-type="float" office:value="10.25" calcext:value-type="float">
            <text:p>10.25</text:p>
          </table:table-cell>
          <table:table-cell table:formula="of:=2*4*ATAN(1)*[.A18]*SQRT(0.0000004*4*ATAN(1)*0.0000000000088541878176)" office:value-type="float" office:value="214.8241147498" calcext:value-type="float">
            <text:p>214.8241147498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.069282403" calcext:value-type="float">
            <text:p>19.069282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6228106455484" calcext:value-type="float">
            <text:p>0.106228106455484</text:p>
          </table:table-cell>
          <table:table-cell office:value-type="float" office:value="0.768997416385046" calcext:value-type="float">
            <text:p>0.768997416385046</text:p>
          </table:table-cell>
          <table:table-cell office:value-type="float" office:value="435.464908741755" calcext:value-type="float">
            <text:p>435.464908741755</text:p>
          </table:table-cell>
          <table:table-cell office:value-type="float" office:value="0.000000000000249563468116606" calcext:value-type="float">
            <text:p>2.49563468116606E-13</text:p>
          </table:table-cell>
          <table:table-cell table:number-columns-repeated="1009"/>
        </table:table-row>
        <table:table-row table:style-name="ro1">
          <table:table-cell office:value-type="float" office:value="10500000000" calcext:value-type="float">
            <text:p>10500000000</text:p>
          </table:table-cell>
          <table:table-cell table:formula="of:=[.A19]*0.000000001" office:value-type="float" office:value="10.5" calcext:value-type="float">
            <text:p>10.5</text:p>
          </table:table-cell>
          <table:table-cell table:formula="of:=2*4*ATAN(1)*[.A19]*SQRT(0.0000004*4*ATAN(1)*0.0000000000088541878176)" office:value-type="float" office:value="220.063727304673" calcext:value-type="float">
            <text:p>220.063727304673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.244803311" calcext:value-type="float">
            <text:p>17.244803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4479561252706" calcext:value-type="float">
            <text:p>0.104479561252706</text:p>
          </table:table-cell>
          <table:table-cell office:value-type="float" office:value="0.781417167653553" calcext:value-type="float">
            <text:p>0.781417167653553</text:p>
          </table:table-cell>
          <table:table-cell office:value-type="float" office:value="428.543681414236" calcext:value-type="float">
            <text:p>428.543681414236</text:p>
          </table:table-cell>
          <table:table-cell office:value-type="float" office:value="0.00000000000170259319825362" calcext:value-type="float">
            <text:p>1.70259319825362E-12</text:p>
          </table:table-cell>
          <table:table-cell table:number-columns-repeated="1009"/>
        </table:table-row>
        <table:table-row table:style-name="ro1">
          <table:table-cell office:value-type="float" office:value="10750000000" calcext:value-type="float">
            <text:p>10750000000</text:p>
          </table:table-cell>
          <table:table-cell table:formula="of:=[.A20]*0.000000001" office:value-type="float" office:value="10.75" calcext:value-type="float">
            <text:p>10.75</text:p>
          </table:table-cell>
          <table:table-cell table:formula="of:=2*4*ATAN(1)*[.A20]*SQRT(0.0000004*4*ATAN(1)*0.0000000000088541878176)" office:value-type="float" office:value="225.303339859546" calcext:value-type="float">
            <text:p>225.303339859546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.715828547" calcext:value-type="float">
            <text:p>17.7158285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2964958977295" calcext:value-type="float">
            <text:p>0.102964958977295</text:p>
          </table:table-cell>
          <table:table-cell office:value-type="float" office:value="0.792805658406307" calcext:value-type="float">
            <text:p>0.792805658406307</text:p>
          </table:table-cell>
          <table:table-cell office:value-type="float" office:value="422.387739287143" calcext:value-type="float">
            <text:p>422.387739287143</text:p>
          </table:table-cell>
          <table:table-cell office:value-type="float" office:value="-0.000000000000833337463335644" calcext:value-type="float">
            <text:p>-8.33337463335644E-13</text:p>
          </table:table-cell>
          <table:table-cell table:number-columns-repeated="1009"/>
        </table:table-row>
        <table:table-row table:style-name="ro1">
          <table:table-cell office:value-type="float" office:value="11000000000" calcext:value-type="float">
            <text:p>11000000000</text:p>
          </table:table-cell>
          <table:table-cell table:formula="of:=[.A21]*0.000000001" office:value-type="float" office:value="11" calcext:value-type="float">
            <text:p>11</text:p>
          </table:table-cell>
          <table:table-cell table:formula="of:=2*4*ATAN(1)*[.A21]*SQRT(0.0000004*4*ATAN(1)*0.0000000000088541878176)" office:value-type="float" office:value="230.54295241442" calcext:value-type="float">
            <text:p>230.54295241442</text:p>
          </table:table-cell>
          <table:table-cell office:value-type="float" office:value="26" calcext:value-type="float">
            <text:p>26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747558821284522" calcext:value-type="float">
            <text:p>7.47558821284522E-12</text:p>
          </table:table-cell>
          <table:table-cell office:value-type="float" office:value="128.668713533" calcext:value-type="float">
            <text:p>128.6687135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1649532051308" calcext:value-type="float">
            <text:p>0.101649532051308</text:p>
          </table:table-cell>
          <table:table-cell office:value-type="float" office:value="0.803281030487465" calcext:value-type="float">
            <text:p>0.803281030487465</text:p>
          </table:table-cell>
          <table:table-cell office:value-type="float" office:value="416.879494272317" calcext:value-type="float">
            <text:p>416.879494272317</text:p>
          </table:table-cell>
          <table:table-cell office:value-type="float" office:value="0.00000000000185632712313442" calcext:value-type="float">
            <text:p>1.85632712313442E-12</text:p>
          </table:table-cell>
          <table:table-cell table:number-columns-repeated="1009"/>
        </table:table-row>
        <table:table-row table:style-name="ro1">
          <table:table-cell office:value-type="float" office:value="11250000000" calcext:value-type="float">
            <text:p>11250000000</text:p>
          </table:table-cell>
          <table:table-cell table:formula="of:=[.A22]*0.000000001" office:value-type="float" office:value="11.25" calcext:value-type="float">
            <text:p>11.25</text:p>
          </table:table-cell>
          <table:table-cell table:formula="of:=2*4*ATAN(1)*[.A22]*SQRT(0.0000004*4*ATAN(1)*0.0000000000088541878176)" office:value-type="float" office:value="235.782564969293" calcext:value-type="float">
            <text:p>235.782564969293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.171730953" calcext:value-type="float">
            <text:p>18.171730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050513432591" calcext:value-type="float">
            <text:p>0.10050513432591</text:p>
          </table:table-cell>
          <table:table-cell office:value-type="float" office:value="0.812943914482144" calcext:value-type="float">
            <text:p>0.812943914482144</text:p>
          </table:table-cell>
          <table:table-cell office:value-type="float" office:value="411.924345310566" calcext:value-type="float">
            <text:p>411.924345310566</text:p>
          </table:table-cell>
          <table:table-cell office:value-type="float" office:value="0.000000000000819183922193033" calcext:value-type="float">
            <text:p>8.19183922193033E-13</text:p>
          </table:table-cell>
          <table:table-cell table:number-columns-repeated="1009"/>
        </table:table-row>
        <table:table-row table:style-name="ro1">
          <table:table-cell office:value-type="float" office:value="11500000000" calcext:value-type="float">
            <text:p>11500000000</text:p>
          </table:table-cell>
          <table:table-cell table:formula="of:=[.A23]*0.000000001" office:value-type="float" office:value="11.5" calcext:value-type="float">
            <text:p>11.5</text:p>
          </table:table-cell>
          <table:table-cell table:formula="of:=2*4*ATAN(1)*[.A23]*SQRT(0.0000004*4*ATAN(1)*0.0000000000088541878176)" office:value-type="float" office:value="241.022177524166" calcext:value-type="float">
            <text:p>241.022177524166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.507068499" calcext:value-type="float">
            <text:p>19.5070684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95087117810662" calcext:value-type="float">
            <text:p>0.099508711781066</text:p>
          </table:table-cell>
          <table:table-cell office:value-type="float" office:value="0.821880641539137" calcext:value-type="float">
            <text:p>0.821880641539137</text:p>
          </table:table-cell>
          <table:table-cell office:value-type="float" office:value="407.445281981002" calcext:value-type="float">
            <text:p>407.445281981002</text:p>
          </table:table-cell>
          <table:table-cell office:value-type="float" office:value="0.00000000000124448898853998" calcext:value-type="float">
            <text:p>1.24448898853998E-12</text:p>
          </table:table-cell>
          <table:table-cell table:number-columns-repeated="1009"/>
        </table:table-row>
        <table:table-row table:style-name="ro1">
          <table:table-cell office:value-type="float" office:value="11750000000" calcext:value-type="float">
            <text:p>11750000000</text:p>
          </table:table-cell>
          <table:table-cell table:formula="of:=[.A24]*0.000000001" office:value-type="float" office:value="11.75" calcext:value-type="float">
            <text:p>11.75</text:p>
          </table:table-cell>
          <table:table-cell table:formula="of:=2*4*ATAN(1)*[.A24]*SQRT(0.0000004*4*ATAN(1)*0.0000000000088541878176)" office:value-type="float" office:value="246.261790079039" calcext:value-type="float">
            <text:p>246.261790079039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.644715331" calcext:value-type="float">
            <text:p>17.6447153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86411833833032" calcext:value-type="float">
            <text:p>0.098641183383303</text:p>
          </table:table-cell>
          <table:table-cell office:value-type="float" office:value="0.830165751471509" calcext:value-type="float">
            <text:p>0.830165751471509</text:p>
          </table:table-cell>
          <table:table-cell office:value-type="float" office:value="403.378950712843" calcext:value-type="float">
            <text:p>403.378950712843</text:p>
          </table:table-cell>
          <table:table-cell office:value-type="float" office:value="0.00000000000138024036900365" calcext:value-type="float">
            <text:p>1.38024036900365E-12</text:p>
          </table:table-cell>
          <table:table-cell table:number-columns-repeated="1009"/>
        </table:table-row>
        <table:table-row table:style-name="ro1">
          <table:table-cell office:value-type="float" office:value="12000000000" calcext:value-type="float">
            <text:p>12000000000</text:p>
          </table:table-cell>
          <table:table-cell table:formula="of:=[.A25]*0.000000001" office:value-type="float" office:value="12" calcext:value-type="float">
            <text:p>12</text:p>
          </table:table-cell>
          <table:table-cell table:formula="of:=2*4*ATAN(1)*[.A25]*SQRT(0.0000004*4*ATAN(1)*0.0000000000088541878176)" office:value-type="float" office:value="251.501402633912" calcext:value-type="float">
            <text:p>251.501402633912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.643961663" calcext:value-type="float">
            <text:p>18.6439616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7886608311185" calcext:value-type="float">
            <text:p>0.097886608311185</text:p>
          </table:table-cell>
          <table:table-cell office:value-type="float" office:value="0.837863975994987" calcext:value-type="float">
            <text:p>0.837863975994987</text:p>
          </table:table-cell>
          <table:table-cell office:value-type="float" office:value="399.672738463026" calcext:value-type="float">
            <text:p>399.672738463026</text:p>
          </table:table-cell>
          <table:table-cell office:value-type="float" office:value="0.00000000000128810262718037" calcext:value-type="float">
            <text:p>1.28810262718037E-12</text:p>
          </table:table-cell>
          <table:table-cell table:number-columns-repeated="1009"/>
        </table:table-row>
        <table:table-row table:style-name="ro1">
          <table:table-cell office:value-type="float" office:value="12250000000" calcext:value-type="float">
            <text:p>12250000000</text:p>
          </table:table-cell>
          <table:table-cell table:formula="of:=[.A26]*0.000000001" office:value-type="float" office:value="12.25" calcext:value-type="float">
            <text:p>12.25</text:p>
          </table:table-cell>
          <table:table-cell table:formula="of:=2*4*ATAN(1)*[.A26]*SQRT(0.0000004*4*ATAN(1)*0.0000000000088541878176)" office:value-type="float" office:value="256.741015188785" calcext:value-type="float">
            <text:p>256.741015188785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.731965131" calcext:value-type="float">
            <text:p>18.731965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72315567217764" calcext:value-type="float">
            <text:p>0.097231556721776</text:p>
          </table:table-cell>
          <table:table-cell office:value-type="float" office:value="0.845031824500806" calcext:value-type="float">
            <text:p>0.845031824500806</text:p>
          </table:table-cell>
          <table:table-cell office:value-type="float" office:value="396.282577811519" calcext:value-type="float">
            <text:p>396.282577811519</text:p>
          </table:table-cell>
          <table:table-cell office:value-type="float" office:value="-0.00000000000122997871049138" calcext:value-type="float">
            <text:p>-1.22997871049138E-12</text:p>
          </table:table-cell>
          <table:table-cell table:number-columns-repeated="1009"/>
        </table:table-row>
        <table:table-row table:style-name="ro1">
          <table:table-cell office:value-type="float" office:value="12500000000" calcext:value-type="float">
            <text:p>12500000000</text:p>
          </table:table-cell>
          <table:table-cell table:formula="of:=[.A27]*0.000000001" office:value-type="float" office:value="12.5" calcext:value-type="float">
            <text:p>12.5</text:p>
          </table:table-cell>
          <table:table-cell table:formula="of:=2*4*ATAN(1)*[.A27]*SQRT(0.0000004*4*ATAN(1)*0.0000000000088541878176)" office:value-type="float" office:value="261.980627743659" calcext:value-type="float">
            <text:p>261.980627743659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.66619023" calcext:value-type="float">
            <text:p>17.66619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66646278537113" calcext:value-type="float">
            <text:p>0.096664627853711</text:p>
          </table:table-cell>
          <table:table-cell office:value-type="float" office:value="0.851718864741295" calcext:value-type="float">
            <text:p>0.851718864741295</text:p>
          </table:table-cell>
          <table:table-cell office:value-type="float" office:value="393.171272363475" calcext:value-type="float">
            <text:p>393.171272363475</text:p>
          </table:table-cell>
          <table:table-cell office:value-type="float" office:value="0.000000000000256088816922809" calcext:value-type="float">
            <text:p>2.56088816922809E-13</text:p>
          </table:table-cell>
          <table:table-cell table:number-columns-repeated="1009"/>
        </table:table-row>
        <table:table-row table:style-name="ro1">
          <table:table-cell office:value-type="float" office:value="12750000000" calcext:value-type="float">
            <text:p>12750000000</text:p>
          </table:table-cell>
          <table:table-cell table:formula="of:=[.A28]*0.000000001" office:value-type="float" office:value="12.75" calcext:value-type="float">
            <text:p>12.75</text:p>
          </table:table-cell>
          <table:table-cell table:formula="of:=2*4*ATAN(1)*[.A28]*SQRT(0.0000004*4*ATAN(1)*0.0000000000088541878176)" office:value-type="float" office:value="267.220240298532" calcext:value-type="float">
            <text:p>267.220240298532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.55999425" calcext:value-type="float">
            <text:p>20.559994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61760761927989" calcext:value-type="float">
            <text:p>0.096176076192799</text:p>
          </table:table-cell>
          <table:table-cell office:value-type="float" office:value="0.857968766462508" calcext:value-type="float">
            <text:p>0.857968766462508</text:p>
          </table:table-cell>
          <table:table-cell office:value-type="float" office:value="390.30720328691" calcext:value-type="float">
            <text:p>390.30720328691</text:p>
          </table:table-cell>
          <table:table-cell office:value-type="float" office:value="0.000000000000019984832667907" calcext:value-type="float">
            <text:p>1.9984832667907E-14</text:p>
          </table:table-cell>
          <table:table-cell table:number-columns-repeated="1009"/>
        </table:table-row>
        <table:table-row table:style-name="ro1">
          <table:table-cell office:value-type="float" office:value="13000000000" calcext:value-type="float">
            <text:p>13000000000</text:p>
          </table:table-cell>
          <table:table-cell table:formula="of:=[.A29]*0.000000001" office:value-type="float" office:value="13" calcext:value-type="float">
            <text:p>13</text:p>
          </table:table-cell>
          <table:table-cell table:formula="of:=2*4*ATAN(1)*[.A29]*SQRT(0.0000004*4*ATAN(1)*0.0000000000088541878176)" office:value-type="float" office:value="272.459852853405" calcext:value-type="float">
            <text:p>272.459852853405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.708695801" calcext:value-type="float">
            <text:p>20.7086958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57575184198212" calcext:value-type="float">
            <text:p>0.095757518419821</text:p>
          </table:table-cell>
          <table:table-cell office:value-type="float" office:value="0.863820158821434" calcext:value-type="float">
            <text:p>0.863820158821434</text:p>
          </table:table-cell>
          <table:table-cell office:value-type="float" office:value="387.663318951234" calcext:value-type="float">
            <text:p>387.663318951234</text:p>
          </table:table-cell>
          <table:table-cell office:value-type="float" office:value="-0.00000000000630241978855893" calcext:value-type="float">
            <text:p>-6.30241978855893E-12</text:p>
          </table:table-cell>
          <table:table-cell table:number-columns-repeated="1009"/>
        </table:table-row>
        <table:table-row table:style-name="ro1">
          <table:table-cell office:value-type="float" office:value="13250000000" calcext:value-type="float">
            <text:p>13250000000</text:p>
          </table:table-cell>
          <table:table-cell table:formula="of:=[.A30]*0.000000001" office:value-type="float" office:value="13.25" calcext:value-type="float">
            <text:p>13.25</text:p>
          </table:table-cell>
          <table:table-cell table:formula="of:=2*4*ATAN(1)*[.A30]*SQRT(0.0000004*4*ATAN(1)*0.0000000000088541878176)" office:value-type="float" office:value="277.699465408278" calcext:value-type="float">
            <text:p>277.699465408278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.016451858" calcext:value-type="float">
            <text:p>19.016451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54017012165191" calcext:value-type="float">
            <text:p>0.095401701216519</text:p>
          </table:table-cell>
          <table:table-cell office:value-type="float" office:value="0.869307340055088" calcext:value-type="float">
            <text:p>0.869307340055088</text:p>
          </table:table-cell>
          <table:table-cell office:value-type="float" office:value="385.216337555845" calcext:value-type="float">
            <text:p>385.216337555845</text:p>
          </table:table-cell>
          <table:table-cell office:value-type="float" office:value="-0.0000000000117247479420203" calcext:value-type="float">
            <text:p>-1.17247479420203E-11</text:p>
          </table:table-cell>
          <table:table-cell table:number-columns-repeated="1009"/>
        </table:table-row>
        <table:table-row table:style-name="ro1">
          <table:table-cell office:value-type="float" office:value="13500000000" calcext:value-type="float">
            <text:p>13500000000</text:p>
          </table:table-cell>
          <table:table-cell table:formula="of:=[.A31]*0.000000001" office:value-type="float" office:value="13.5" calcext:value-type="float">
            <text:p>13.5</text:p>
          </table:table-cell>
          <table:table-cell table:formula="of:=2*4*ATAN(1)*[.A31]*SQRT(0.0000004*4*ATAN(1)*0.0000000000088541878176)" office:value-type="float" office:value="282.939077963151" calcext:value-type="float">
            <text:p>282.939077963151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.199640541" calcext:value-type="float">
            <text:p>19.199640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51023154771678" calcext:value-type="float">
            <text:p>0.095102315477168</text:p>
          </table:table-cell>
          <table:table-cell office:value-type="float" office:value="0.874460868865144" calcext:value-type="float">
            <text:p>0.874460868865144</text:p>
          </table:table-cell>
          <table:table-cell office:value-type="float" office:value="382.946111905365" calcext:value-type="float">
            <text:p>382.946111905365</text:p>
          </table:table-cell>
          <table:table-cell office:value-type="float" office:value="-0.000000000000173053716944073" calcext:value-type="float">
            <text:p>-1.73053716944073E-13</text:p>
          </table:table-cell>
          <table:table-cell table:number-columns-repeated="1009"/>
        </table:table-row>
        <table:table-row table:style-name="ro1">
          <table:table-cell office:value-type="float" office:value="13750000000" calcext:value-type="float">
            <text:p>13750000000</text:p>
          </table:table-cell>
          <table:table-cell table:formula="of:=[.A32]*0.000000001" office:value-type="float" office:value="13.75" calcext:value-type="float">
            <text:p>13.75</text:p>
          </table:table-cell>
          <table:table-cell table:formula="of:=2*4*ATAN(1)*[.A32]*SQRT(0.0000004*4*ATAN(1)*0.0000000000088541878176)" office:value-type="float" office:value="288.178690518024" calcext:value-type="float">
            <text:p>288.178690518024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.974103855" calcext:value-type="float">
            <text:p>17.9741038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48538461214856" calcext:value-type="float">
            <text:p>0.094853846121486</text:p>
          </table:table-cell>
          <table:table-cell office:value-type="float" office:value="0.879308060307845" calcext:value-type="float">
            <text:p>0.879308060307845</text:p>
          </table:table-cell>
          <table:table-cell office:value-type="float" office:value="380.835118955626" calcext:value-type="float">
            <text:p>380.835118955626</text:p>
          </table:table-cell>
          <table:table-cell office:value-type="float" office:value="0.00000000000129334562258514" calcext:value-type="float">
            <text:p>1.29334562258514E-12</text:p>
          </table:table-cell>
          <table:table-cell table:number-columns-repeated="1009"/>
        </table:table-row>
        <table:table-row table:style-name="ro1">
          <table:table-cell office:value-type="float" office:value="14000000000" calcext:value-type="float">
            <text:p>14000000000</text:p>
          </table:table-cell>
          <table:table-cell table:formula="of:=[.A33]*0.000000001" office:value-type="float" office:value="14" calcext:value-type="float">
            <text:p>14</text:p>
          </table:table-cell>
          <table:table-cell table:formula="of:=2*4*ATAN(1)*[.A33]*SQRT(0.0000004*4*ATAN(1)*0.0000000000088541878176)" office:value-type="float" office:value="293.418303072898" calcext:value-type="float">
            <text:p>293.418303072898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.719705801" calcext:value-type="float">
            <text:p>20.7197058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46514505962844" calcext:value-type="float">
            <text:p>0.094651450596284</text:p>
          </table:table-cell>
          <table:table-cell office:value-type="float" office:value="0.88387340401252" calcext:value-type="float">
            <text:p>0.88387340401252</text:p>
          </table:table-cell>
          <table:table-cell office:value-type="float" office:value="378.868046290009" calcext:value-type="float">
            <text:p>378.868046290009</text:p>
          </table:table-cell>
          <table:table-cell office:value-type="float" office:value="0.00000000000151043607454569" calcext:value-type="float">
            <text:p>1.51043607454569E-12</text:p>
          </table:table-cell>
          <table:table-cell table:number-columns-repeated="1009"/>
        </table:table-row>
        <table:table-row table:style-name="ro1">
          <table:table-cell office:value-type="float" office:value="14250000000" calcext:value-type="float">
            <text:p>14250000000</text:p>
          </table:table-cell>
          <table:table-cell table:formula="of:=[.A34]*0.000000001" office:value-type="float" office:value="14.25" calcext:value-type="float">
            <text:p>14.25</text:p>
          </table:table-cell>
          <table:table-cell table:formula="of:=2*4*ATAN(1)*[.A34]*SQRT(0.0000004*4*ATAN(1)*0.0000000000088541878176)" office:value-type="float" office:value="298.657915627771" calcext:value-type="float">
            <text:p>298.657915627771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.201160481" calcext:value-type="float">
            <text:p>18.2011604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44908587045108" calcext:value-type="float">
            <text:p>0.094490858704511</text:p>
          </table:table-cell>
          <table:table-cell office:value-type="float" office:value="0.88817891877038" calcext:value-type="float">
            <text:p>0.88817891877038</text:p>
          </table:table-cell>
          <table:table-cell office:value-type="float" office:value="377.031454663243" calcext:value-type="float">
            <text:p>377.031454663243</text:p>
          </table:table-cell>
          <table:table-cell office:value-type="float" office:value="-0.00000000000212768618104346" calcext:value-type="float">
            <text:p>-2.12768618104346E-12</text:p>
          </table:table-cell>
          <table:table-cell table:number-columns-repeated="1009"/>
        </table:table-row>
        <table:table-row table:style-name="ro1">
          <table:table-cell office:value-type="float" office:value="14500000000" calcext:value-type="float">
            <text:p>14500000000</text:p>
          </table:table-cell>
          <table:table-cell table:formula="of:=[.A35]*0.000000001" office:value-type="float" office:value="14.5" calcext:value-type="float">
            <text:p>14.5</text:p>
          </table:table-cell>
          <table:table-cell table:formula="of:=2*4*ATAN(1)*[.A35]*SQRT(0.0000004*4*ATAN(1)*0.0000000000088541878176)" office:value-type="float" office:value="303.897528182644" calcext:value-type="float">
            <text:p>303.897528182644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.177955842" calcext:value-type="float">
            <text:p>19.1779558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4368290283672" calcext:value-type="float">
            <text:p>0.094368290283672</text:p>
          </table:table-cell>
          <table:table-cell office:value-type="float" office:value="0.892244454665705" calcext:value-type="float">
            <text:p>0.892244454665705</text:p>
          </table:table-cell>
          <table:table-cell office:value-type="float" office:value="375.31350068286" calcext:value-type="float">
            <text:p>375.31350068286</text:p>
          </table:table-cell>
          <table:table-cell office:value-type="float" office:value="-0.00000000000257524184415242" calcext:value-type="float">
            <text:p>-2.57524184415242E-12</text:p>
          </table:table-cell>
          <table:table-cell table:number-columns-repeated="1009"/>
        </table:table-row>
        <table:table-row table:style-name="ro1">
          <table:table-cell office:value-type="float" office:value="14750000000" calcext:value-type="float">
            <text:p>14750000000</text:p>
          </table:table-cell>
          <table:table-cell table:formula="of:=[.A36]*0.000000001" office:value-type="float" office:value="14.75" calcext:value-type="float">
            <text:p>14.75</text:p>
          </table:table-cell>
          <table:table-cell table:formula="of:=2*4*ATAN(1)*[.A36]*SQRT(0.0000004*4*ATAN(1)*0.0000000000088541878176)" office:value-type="float" office:value="309.137140737517" calcext:value-type="float">
            <text:p>309.137140737517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.705839949" calcext:value-type="float">
            <text:p>19.7058399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42803866324932" calcext:value-type="float">
            <text:p>0.094280386632493</text:p>
          </table:table-cell>
          <table:table-cell office:value-type="float" office:value="0.896087951696726" calcext:value-type="float">
            <text:p>0.896087951696726</text:p>
          </table:table-cell>
          <table:table-cell office:value-type="float" office:value="373.703707444667" calcext:value-type="float">
            <text:p>373.703707444667</text:p>
          </table:table-cell>
          <table:table-cell office:value-type="float" office:value="-0.00000000000194180839424424" calcext:value-type="float">
            <text:p>-1.94180839424424E-12</text:p>
          </table:table-cell>
          <table:table-cell table:number-columns-repeated="1009"/>
        </table:table-row>
        <table:table-row table:style-name="ro1">
          <table:table-cell office:value-type="float" office:value="15000000000" calcext:value-type="float">
            <text:p>15000000000</text:p>
          </table:table-cell>
          <table:table-cell table:formula="of:=[.A37]*0.000000001" office:value-type="float" office:value="15" calcext:value-type="float">
            <text:p>15</text:p>
          </table:table-cell>
          <table:table-cell table:formula="of:=2*4*ATAN(1)*[.A37]*SQRT(0.0000004*4*ATAN(1)*0.0000000000088541878176)" office:value-type="float" office:value="314.37675329239" calcext:value-type="float">
            <text:p>314.37675329239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55540" calcext:value-type="float">
            <text:p>555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.440540206" calcext:value-type="float">
            <text:p>19.440540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42241534211435" calcext:value-type="float">
            <text:p>0.094224153421144</text:p>
          </table:table-cell>
          <table:table-cell office:value-type="float" office:value="0.899725662106383" calcext:value-type="float">
            <text:p>0.899725662106383</text:p>
          </table:table-cell>
          <table:table-cell office:value-type="float" office:value="372.192773696959" calcext:value-type="float">
            <text:p>372.192773696959</text:p>
          </table:table-cell>
          <table:table-cell office:value-type="float" office:value="0.00000000000701624807965898" calcext:value-type="float">
            <text:p>7.01624807965898E-12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[.A4]" office:value-type="float" office:value="6750000000" calcext:value-type="float">
            <text:p>6750000000</text:p>
          </table:table-cell>
          <table:table-cell table:formula="of:=[.A40]*0.000000001" office:value-type="float" office:value="6.75" calcext:value-type="float">
            <text:p>6.75</text:p>
          </table:table-cell>
          <table:table-cell table:number-columns-repeated="9"/>
          <table:table-cell table:formula="of:=-[.L4]/(20*LOG10(EXP(1)))" office:value-type="float" office:value="-0.0431249092394448" calcext:value-type="float">
            <text:p>-0.043124909239445</text:p>
          </table:table-cell>
          <table:table-cell table:formula="of:=[.M4]" office:value-type="float" office:value="0.238594309875659" calcext:value-type="float">
            <text:p>0.238594309875659</text:p>
          </table:table-cell>
          <table:table-cell table:number-columns-repeated="1011"/>
        </table:table-row>
        <table:table-row table:style-name="ro1">
          <table:table-cell table:formula="of:=[.A5]" office:value-type="float" office:value="7000000000" calcext:value-type="float">
            <text:p>7000000000</text:p>
          </table:table-cell>
          <table:table-cell table:formula="of:=[.A41]*0.000000001" office:value-type="float" office:value="7" calcext:value-type="float">
            <text:p>7</text:p>
          </table:table-cell>
          <table:table-cell table:number-columns-repeated="9"/>
          <table:table-cell table:formula="of:=-[.L5]/(20*LOG10(EXP(1)))" office:value-type="float" office:value="-0.0289057870312003" calcext:value-type="float">
            <text:p>-0.0289057870312</text:p>
          </table:table-cell>
          <table:table-cell table:formula="of:=[.M5]" office:value-type="float" office:value="0.350897103554488" calcext:value-type="float">
            <text:p>0.350897103554488</text:p>
          </table:table-cell>
          <table:table-cell table:number-columns-repeated="1011"/>
        </table:table-row>
        <table:table-row table:style-name="ro1">
          <table:table-cell table:formula="of:=[.A6]" office:value-type="float" office:value="7250000000" calcext:value-type="float">
            <text:p>7250000000</text:p>
          </table:table-cell>
          <table:table-cell table:formula="of:=[.A42]*0.000000001" office:value-type="float" office:value="7.25" calcext:value-type="float">
            <text:p>7.25</text:p>
          </table:table-cell>
          <table:table-cell table:number-columns-repeated="9"/>
          <table:table-cell table:formula="of:=-[.L6]/(20*LOG10(EXP(1)))" office:value-type="float" office:value="-0.0234392781068858" calcext:value-type="float">
            <text:p>-0.023439278106886</text:p>
          </table:table-cell>
          <table:table-cell table:formula="of:=[.M6]" office:value-type="float" office:value="0.427317993450601" calcext:value-type="float">
            <text:p>0.427317993450601</text:p>
          </table:table-cell>
          <table:table-cell table:number-columns-repeated="1011"/>
        </table:table-row>
        <table:table-row table:style-name="ro1">
          <table:table-cell table:formula="of:=[.A7]" office:value-type="float" office:value="7500000000" calcext:value-type="float">
            <text:p>7500000000</text:p>
          </table:table-cell>
          <table:table-cell table:formula="of:=[.A43]*0.000000001" office:value-type="float" office:value="7.5" calcext:value-type="float">
            <text:p>7.5</text:p>
          </table:table-cell>
          <table:table-cell table:number-columns-repeated="9"/>
          <table:table-cell table:formula="of:=-[.L7]/(20*LOG10(EXP(1)))" office:value-type="float" office:value="-0.0203818606179851" calcext:value-type="float">
            <text:p>-0.020381860617985</text:p>
          </table:table-cell>
          <table:table-cell table:formula="of:=[.M7]" office:value-type="float" office:value="0.486029904646963" calcext:value-type="float">
            <text:p>0.486029904646963</text:p>
          </table:table-cell>
          <table:table-cell table:number-columns-repeated="1011"/>
        </table:table-row>
        <table:table-row table:style-name="ro1">
          <table:table-cell table:formula="of:=[.A8]" office:value-type="float" office:value="7750000000" calcext:value-type="float">
            <text:p>7750000000</text:p>
          </table:table-cell>
          <table:table-cell table:formula="of:=[.A44]*0.000000001" office:value-type="float" office:value="7.75" calcext:value-type="float">
            <text:p>7.75</text:p>
          </table:table-cell>
          <table:table-cell table:number-columns-repeated="9"/>
          <table:table-cell table:formula="of:=-[.L8]/(20*LOG10(EXP(1)))" office:value-type="float" office:value="-0.018386764760965" calcext:value-type="float">
            <text:p>-0.018386764760965</text:p>
          </table:table-cell>
          <table:table-cell table:formula="of:=[.M8]" office:value-type="float" office:value="0.533614265728748" calcext:value-type="float">
            <text:p>0.533614265728748</text:p>
          </table:table-cell>
          <table:table-cell table:number-columns-repeated="1011"/>
        </table:table-row>
        <table:table-row table:style-name="ro1">
          <table:table-cell table:formula="of:=[.A9]" office:value-type="float" office:value="8000000000" calcext:value-type="float">
            <text:p>8000000000</text:p>
          </table:table-cell>
          <table:table-cell table:formula="of:=[.A45]*0.000000001" office:value-type="float" office:value="8" calcext:value-type="float">
            <text:p>8</text:p>
          </table:table-cell>
          <table:table-cell table:number-columns-repeated="9"/>
          <table:table-cell table:formula="of:=-[.L9]/(20*LOG10(EXP(1)))" office:value-type="float" office:value="-0.0169690449596657" calcext:value-type="float">
            <text:p>-0.016969044959666</text:p>
          </table:table-cell>
          <table:table-cell table:formula="of:=[.M9]" office:value-type="float" office:value="0.573398722624674" calcext:value-type="float">
            <text:p>0.573398722624674</text:p>
          </table:table-cell>
          <table:table-cell table:number-columns-repeated="1011"/>
        </table:table-row>
        <table:table-row table:style-name="ro1">
          <table:table-cell table:formula="of:=[.A10]" office:value-type="float" office:value="8250000000" calcext:value-type="float">
            <text:p>8250000000</text:p>
          </table:table-cell>
          <table:table-cell table:formula="of:=[.A46]*0.000000001" office:value-type="float" office:value="8.25" calcext:value-type="float">
            <text:p>8.25</text:p>
          </table:table-cell>
          <table:table-cell table:number-columns-repeated="9"/>
          <table:table-cell table:formula="of:=-[.L10]/(20*LOG10(EXP(1)))" office:value-type="float" office:value="-0.015905685317414" calcext:value-type="float">
            <text:p>-0.015905685317414</text:p>
          </table:table-cell>
          <table:table-cell table:formula="of:=[.M10]" office:value-type="float" office:value="0.607359185605639" calcext:value-type="float">
            <text:p>0.607359185605639</text:p>
          </table:table-cell>
          <table:table-cell table:number-columns-repeated="1011"/>
        </table:table-row>
        <table:table-row table:style-name="ro1">
          <table:table-cell table:formula="of:=[.A11]" office:value-type="float" office:value="8500000000" calcext:value-type="float">
            <text:p>8500000000</text:p>
          </table:table-cell>
          <table:table-cell table:formula="of:=[.A47]*0.000000001" office:value-type="float" office:value="8.5" calcext:value-type="float">
            <text:p>8.5</text:p>
          </table:table-cell>
          <table:table-cell table:number-columns-repeated="9"/>
          <table:table-cell table:formula="of:=-[.L11]/(20*LOG10(EXP(1)))" office:value-type="float" office:value="-0.0150779494894318" calcext:value-type="float">
            <text:p>-0.015077949489432</text:p>
          </table:table-cell>
          <table:table-cell table:formula="of:=[.M11]" office:value-type="float" office:value="0.636787570157232" calcext:value-type="float">
            <text:p>0.636787570157232</text:p>
          </table:table-cell>
          <table:table-cell table:number-columns-repeated="1011"/>
        </table:table-row>
        <table:table-row table:style-name="ro1">
          <table:table-cell table:formula="of:=[.A12]" office:value-type="float" office:value="8750000000" calcext:value-type="float">
            <text:p>8750000000</text:p>
          </table:table-cell>
          <table:table-cell table:formula="of:=[.A48]*0.000000001" office:value-type="float" office:value="8.75" calcext:value-type="float">
            <text:p>8.75</text:p>
          </table:table-cell>
          <table:table-cell table:number-columns-repeated="9"/>
          <table:table-cell table:formula="of:=-[.L12]/(20*LOG10(EXP(1)))" office:value-type="float" office:value="-0.014416063852527" calcext:value-type="float">
            <text:p>-0.014416063852527</text:p>
          </table:table-cell>
          <table:table-cell table:formula="of:=[.M12]" office:value-type="float" office:value="0.662584649279845" calcext:value-type="float">
            <text:p>0.662584649279845</text:p>
          </table:table-cell>
          <table:table-cell table:number-columns-repeated="1011"/>
        </table:table-row>
        <table:table-row table:style-name="ro1">
          <table:table-cell table:formula="of:=[.A13]" office:value-type="float" office:value="9000000000" calcext:value-type="float">
            <text:p>9000000000</text:p>
          </table:table-cell>
          <table:table-cell table:formula="of:=[.A49]*0.000000001" office:value-type="float" office:value="9" calcext:value-type="float">
            <text:p>9</text:p>
          </table:table-cell>
          <table:table-cell table:number-columns-repeated="9"/>
          <table:table-cell table:formula="of:=-[.L13]/(20*LOG10(EXP(1)))" office:value-type="float" office:value="-0.0138759932450533" calcext:value-type="float">
            <text:p>-0.013875993245053</text:p>
          </table:table-cell>
          <table:table-cell table:formula="of:=[.M13]" office:value-type="float" office:value="0.685407962564379" calcext:value-type="float">
            <text:p>0.685407962564379</text:p>
          </table:table-cell>
          <table:table-cell table:number-columns-repeated="1011"/>
        </table:table-row>
        <table:table-row table:style-name="ro1">
          <table:table-cell table:formula="of:=[.A14]" office:value-type="float" office:value="9250000000" calcext:value-type="float">
            <text:p>9250000000</text:p>
          </table:table-cell>
          <table:table-cell table:formula="of:=[.A50]*0.000000001" office:value-type="float" office:value="9.25" calcext:value-type="float">
            <text:p>9.25</text:p>
          </table:table-cell>
          <table:table-cell table:number-columns-repeated="9"/>
          <table:table-cell table:formula="of:=-[.L14]/(20*LOG10(EXP(1)))" office:value-type="float" office:value="-0.0134283995582072" calcext:value-type="float">
            <text:p>-0.013428399558207</text:p>
          </table:table-cell>
          <table:table-cell table:formula="of:=[.M14]" office:value-type="float" office:value="0.705754268807514" calcext:value-type="float">
            <text:p>0.705754268807514</text:p>
          </table:table-cell>
          <table:table-cell table:number-columns-repeated="1011"/>
        </table:table-row>
        <table:table-row table:style-name="ro1">
          <table:table-cell table:formula="of:=[.A15]" office:value-type="float" office:value="9500000000" calcext:value-type="float">
            <text:p>9500000000</text:p>
          </table:table-cell>
          <table:table-cell table:formula="of:=[.A51]*0.000000001" office:value-type="float" office:value="9.5" calcext:value-type="float">
            <text:p>9.5</text:p>
          </table:table-cell>
          <table:table-cell table:number-columns-repeated="9"/>
          <table:table-cell table:formula="of:=-[.L15]/(20*LOG10(EXP(1)))" office:value-type="float" office:value="-0.0130528865816287" calcext:value-type="float">
            <text:p>-0.013052886581629</text:p>
          </table:table-cell>
          <table:table-cell table:formula="of:=[.M15]" office:value-type="float" office:value="0.724008999552785" calcext:value-type="float">
            <text:p>0.724008999552785</text:p>
          </table:table-cell>
          <table:table-cell table:number-columns-repeated="1011"/>
        </table:table-row>
        <table:table-row table:style-name="ro1">
          <table:table-cell table:formula="of:=[.A16]" office:value-type="float" office:value="9750000000" calcext:value-type="float">
            <text:p>9750000000</text:p>
          </table:table-cell>
          <table:table-cell table:formula="of:=[.A52]*0.000000001" office:value-type="float" office:value="9.75" calcext:value-type="float">
            <text:p>9.75</text:p>
          </table:table-cell>
          <table:table-cell table:number-columns-repeated="9"/>
          <table:table-cell table:formula="of:=-[.L16]/(20*LOG10(EXP(1)))" office:value-type="float" office:value="-0.0127347791992815" calcext:value-type="float">
            <text:p>-0.012734779199282</text:p>
          </table:table-cell>
          <table:table-cell table:formula="of:=[.M16]" office:value-type="float" office:value="0.740477643790409" calcext:value-type="float">
            <text:p>0.740477643790409</text:p>
          </table:table-cell>
          <table:table-cell table:number-columns-repeated="1011"/>
        </table:table-row>
        <table:table-row table:style-name="ro1">
          <table:table-cell table:formula="of:=[.A17]" office:value-type="float" office:value="10000000000" calcext:value-type="float">
            <text:p>10000000000</text:p>
          </table:table-cell>
          <table:table-cell table:formula="of:=[.A53]*0.000000001" office:value-type="float" office:value="10" calcext:value-type="float">
            <text:p>10</text:p>
          </table:table-cell>
          <table:table-cell table:number-columns-repeated="9"/>
          <table:table-cell table:formula="of:=-[.L17]/(20*LOG10(EXP(1)))" office:value-type="float" office:value="-0.0124632154611576" calcext:value-type="float">
            <text:p>-0.012463215461158</text:p>
          </table:table-cell>
          <table:table-cell table:formula="of:=[.M17]" office:value-type="float" office:value="0.755406579842229" calcext:value-type="float">
            <text:p>0.755406579842229</text:p>
          </table:table-cell>
          <table:table-cell table:number-columns-repeated="1011"/>
        </table:table-row>
        <table:table-row table:style-name="ro1">
          <table:table-cell table:formula="of:=[.A18]" office:value-type="float" office:value="10250000000" calcext:value-type="float">
            <text:p>10250000000</text:p>
          </table:table-cell>
          <table:table-cell table:formula="of:=[.A54]*0.000000001" office:value-type="float" office:value="10.25" calcext:value-type="float">
            <text:p>10.25</text:p>
          </table:table-cell>
          <table:table-cell table:number-columns-repeated="9"/>
          <table:table-cell table:formula="of:=-[.L18]/(20*LOG10(EXP(1)))" office:value-type="float" office:value="-0.0122299627190691" calcext:value-type="float">
            <text:p>-0.012229962719069</text:p>
          </table:table-cell>
          <table:table-cell table:formula="of:=[.M18]" office:value-type="float" office:value="0.768997416385046" calcext:value-type="float">
            <text:p>0.768997416385046</text:p>
          </table:table-cell>
          <table:table-cell table:number-columns-repeated="1011"/>
        </table:table-row>
        <table:table-row table:style-name="ro1">
          <table:table-cell table:formula="of:=[.A19]" office:value-type="float" office:value="10500000000" calcext:value-type="float">
            <text:p>10500000000</text:p>
          </table:table-cell>
          <table:table-cell table:formula="of:=[.A55]*0.000000001" office:value-type="float" office:value="10.5" calcext:value-type="float">
            <text:p>10.5</text:p>
          </table:table-cell>
          <table:table-cell table:number-columns-repeated="9"/>
          <table:table-cell table:formula="of:=-[.L19]/(20*LOG10(EXP(1)))" office:value-type="float" office:value="-0.012028654013152" calcext:value-type="float">
            <text:p>-0.012028654013152</text:p>
          </table:table-cell>
          <table:table-cell table:formula="of:=[.M19]" office:value-type="float" office:value="0.781417167653553" calcext:value-type="float">
            <text:p>0.781417167653553</text:p>
          </table:table-cell>
          <table:table-cell table:number-columns-repeated="1011"/>
        </table:table-row>
        <table:table-row table:style-name="ro1">
          <table:table-cell table:formula="of:=[.A20]" office:value-type="float" office:value="10750000000" calcext:value-type="float">
            <text:p>10750000000</text:p>
          </table:table-cell>
          <table:table-cell table:formula="of:=[.A56]*0.000000001" office:value-type="float" office:value="10.75" calcext:value-type="float">
            <text:p>10.75</text:p>
          </table:table-cell>
          <table:table-cell table:number-columns-repeated="9"/>
          <table:table-cell table:formula="of:=-[.L20]/(20*LOG10(EXP(1)))" office:value-type="float" office:value="-0.0118542789820931" calcext:value-type="float">
            <text:p>-0.011854278982093</text:p>
          </table:table-cell>
          <table:table-cell table:formula="of:=[.M20]" office:value-type="float" office:value="0.792805658406307" calcext:value-type="float">
            <text:p>0.792805658406307</text:p>
          </table:table-cell>
          <table:table-cell table:number-columns-repeated="1011"/>
        </table:table-row>
        <table:table-row table:style-name="ro1">
          <table:table-cell table:formula="of:=[.A21]" office:value-type="float" office:value="11000000000" calcext:value-type="float">
            <text:p>11000000000</text:p>
          </table:table-cell>
          <table:table-cell table:formula="of:=[.A57]*0.000000001" office:value-type="float" office:value="11" calcext:value-type="float">
            <text:p>11</text:p>
          </table:table-cell>
          <table:table-cell table:number-columns-repeated="9"/>
          <table:table-cell table:formula="of:=-[.L21]/(20*LOG10(EXP(1)))" office:value-type="float" office:value="-0.0117028348605581" calcext:value-type="float">
            <text:p>-0.011702834860558</text:p>
          </table:table-cell>
          <table:table-cell table:formula="of:=[.M21]" office:value-type="float" office:value="0.803281030487465" calcext:value-type="float">
            <text:p>0.803281030487465</text:p>
          </table:table-cell>
          <table:table-cell table:number-columns-repeated="1011"/>
        </table:table-row>
        <table:table-row table:style-name="ro1">
          <table:table-cell table:formula="of:=[.A22]" office:value-type="float" office:value="11250000000" calcext:value-type="float">
            <text:p>11250000000</text:p>
          </table:table-cell>
          <table:table-cell table:formula="of:=[.A58]*0.000000001" office:value-type="float" office:value="11.25" calcext:value-type="float">
            <text:p>11.25</text:p>
          </table:table-cell>
          <table:table-cell table:number-columns-repeated="9"/>
          <table:table-cell table:formula="of:=-[.L22]/(20*LOG10(EXP(1)))" office:value-type="float" office:value="-0.0115710812034102" calcext:value-type="float">
            <text:p>-0.01157108120341</text:p>
          </table:table-cell>
          <table:table-cell table:formula="of:=[.M22]" office:value-type="float" office:value="0.812943914482144" calcext:value-type="float">
            <text:p>0.812943914482144</text:p>
          </table:table-cell>
          <table:table-cell table:number-columns-repeated="1011"/>
        </table:table-row>
        <table:table-row table:style-name="ro1">
          <table:table-cell table:formula="of:=[.A23]" office:value-type="float" office:value="11500000000" calcext:value-type="float">
            <text:p>11500000000</text:p>
          </table:table-cell>
          <table:table-cell table:formula="of:=[.A59]*0.000000001" office:value-type="float" office:value="11.5" calcext:value-type="float">
            <text:p>11.5</text:p>
          </table:table-cell>
          <table:table-cell table:number-columns-repeated="9"/>
          <table:table-cell table:formula="of:=-[.L23]/(20*LOG10(EXP(1)))" office:value-type="float" office:value="-0.0114563638185062" calcext:value-type="float">
            <text:p>-0.011456363818506</text:p>
          </table:table-cell>
          <table:table-cell table:formula="of:=[.M23]" office:value-type="float" office:value="0.821880641539137" calcext:value-type="float">
            <text:p>0.821880641539137</text:p>
          </table:table-cell>
          <table:table-cell table:number-columns-repeated="1011"/>
        </table:table-row>
        <table:table-row table:style-name="ro1">
          <table:table-cell table:formula="of:=[.A24]" office:value-type="float" office:value="11750000000" calcext:value-type="float">
            <text:p>11750000000</text:p>
          </table:table-cell>
          <table:table-cell table:formula="of:=[.A60]*0.000000001" office:value-type="float" office:value="11.75" calcext:value-type="float">
            <text:p>11.75</text:p>
          </table:table-cell>
          <table:table-cell table:number-columns-repeated="9"/>
          <table:table-cell table:formula="of:=-[.L24]/(20*LOG10(EXP(1)))" office:value-type="float" office:value="-0.0113564859206843" calcext:value-type="float">
            <text:p>-0.011356485920684</text:p>
          </table:table-cell>
          <table:table-cell table:formula="of:=[.M24]" office:value-type="float" office:value="0.830165751471509" calcext:value-type="float">
            <text:p>0.830165751471509</text:p>
          </table:table-cell>
          <table:table-cell table:number-columns-repeated="1011"/>
        </table:table-row>
        <table:table-row table:style-name="ro1">
          <table:table-cell table:formula="of:=[.A25]" office:value-type="float" office:value="12000000000" calcext:value-type="float">
            <text:p>12000000000</text:p>
          </table:table-cell>
          <table:table-cell table:formula="of:=[.A61]*0.000000001" office:value-type="float" office:value="12" calcext:value-type="float">
            <text:p>12</text:p>
          </table:table-cell>
          <table:table-cell table:number-columns-repeated="9"/>
          <table:table-cell table:formula="of:=-[.L25]/(20*LOG10(EXP(1)))" office:value-type="float" office:value="-0.0112696122550541" calcext:value-type="float">
            <text:p>-0.011269612255054</text:p>
          </table:table-cell>
          <table:table-cell table:formula="of:=[.M25]" office:value-type="float" office:value="0.837863975994987" calcext:value-type="float">
            <text:p>0.837863975994987</text:p>
          </table:table-cell>
          <table:table-cell table:number-columns-repeated="1011"/>
        </table:table-row>
        <table:table-row table:style-name="ro1">
          <table:table-cell table:formula="of:=[.A26]" office:value-type="float" office:value="12250000000" calcext:value-type="float">
            <text:p>12250000000</text:p>
          </table:table-cell>
          <table:table-cell table:formula="of:=[.A62]*0.000000001" office:value-type="float" office:value="12.25" calcext:value-type="float">
            <text:p>12.25</text:p>
          </table:table-cell>
          <table:table-cell table:number-columns-repeated="9"/>
          <table:table-cell table:formula="of:=-[.L26]/(20*LOG10(EXP(1)))" office:value-type="float" office:value="-0.0111941966538084" calcext:value-type="float">
            <text:p>-0.011194196653808</text:p>
          </table:table-cell>
          <table:table-cell table:formula="of:=[.M26]" office:value-type="float" office:value="0.845031824500806" calcext:value-type="float">
            <text:p>0.845031824500806</text:p>
          </table:table-cell>
          <table:table-cell table:number-columns-repeated="1011"/>
        </table:table-row>
        <table:table-row table:style-name="ro1">
          <table:table-cell table:formula="of:=[.A27]" office:value-type="float" office:value="12500000000" calcext:value-type="float">
            <text:p>12500000000</text:p>
          </table:table-cell>
          <table:table-cell table:formula="of:=[.A63]*0.000000001" office:value-type="float" office:value="12.5" calcext:value-type="float">
            <text:p>12.5</text:p>
          </table:table-cell>
          <table:table-cell table:number-columns-repeated="9"/>
          <table:table-cell table:formula="of:=-[.L27]/(20*LOG10(EXP(1)))" office:value-type="float" office:value="-0.0111289265557886" calcext:value-type="float">
            <text:p>-0.011128926555789</text:p>
          </table:table-cell>
          <table:table-cell table:formula="of:=[.M27]" office:value-type="float" office:value="0.851718864741295" calcext:value-type="float">
            <text:p>0.851718864741295</text:p>
          </table:table-cell>
          <table:table-cell table:number-columns-repeated="1011"/>
        </table:table-row>
        <table:table-row table:style-name="ro1">
          <table:table-cell table:formula="of:=[.A28]" office:value-type="float" office:value="12750000000" calcext:value-type="float">
            <text:p>12750000000</text:p>
          </table:table-cell>
          <table:table-cell table:formula="of:=[.A64]*0.000000001" office:value-type="float" office:value="12.75" calcext:value-type="float">
            <text:p>12.75</text:p>
          </table:table-cell>
          <table:table-cell table:number-columns-repeated="9"/>
          <table:table-cell table:formula="of:=-[.L28]/(20*LOG10(EXP(1)))" office:value-type="float" office:value="-0.0110726799672099" calcext:value-type="float">
            <text:p>-0.01107267996721</text:p>
          </table:table-cell>
          <table:table-cell table:formula="of:=[.M28]" office:value-type="float" office:value="0.857968766462508" calcext:value-type="float">
            <text:p>0.857968766462508</text:p>
          </table:table-cell>
          <table:table-cell table:number-columns-repeated="1011"/>
        </table:table-row>
        <table:table-row table:style-name="ro1">
          <table:table-cell table:formula="of:=[.A29]" office:value-type="float" office:value="13000000000" calcext:value-type="float">
            <text:p>13000000000</text:p>
          </table:table-cell>
          <table:table-cell table:formula="of:=[.A65]*0.000000001" office:value-type="float" office:value="13" calcext:value-type="float">
            <text:p>13</text:p>
          </table:table-cell>
          <table:table-cell table:number-columns-repeated="9"/>
          <table:table-cell table:formula="of:=-[.L29]/(20*LOG10(EXP(1)))" office:value-type="float" office:value="-0.0110244917227792" calcext:value-type="float">
            <text:p>-0.011024491722779</text:p>
          </table:table-cell>
          <table:table-cell table:formula="of:=[.M29]" office:value-type="float" office:value="0.863820158821434" calcext:value-type="float">
            <text:p>0.863820158821434</text:p>
          </table:table-cell>
          <table:table-cell table:number-columns-repeated="1011"/>
        </table:table-row>
        <table:table-row table:style-name="ro1">
          <table:table-cell table:formula="of:=[.A30]" office:value-type="float" office:value="13250000000" calcext:value-type="float">
            <text:p>13250000000</text:p>
          </table:table-cell>
          <table:table-cell table:formula="of:=[.A66]*0.000000001" office:value-type="float" office:value="13.25" calcext:value-type="float">
            <text:p>13.25</text:p>
          </table:table-cell>
          <table:table-cell table:number-columns-repeated="9"/>
          <table:table-cell table:formula="of:=-[.L30]/(20*LOG10(EXP(1)))" office:value-type="float" office:value="-0.0109835267533714" calcext:value-type="float">
            <text:p>-0.010983526753372</text:p>
          </table:table-cell>
          <table:table-cell table:formula="of:=[.M30]" office:value-type="float" office:value="0.869307340055088" calcext:value-type="float">
            <text:p>0.869307340055088</text:p>
          </table:table-cell>
          <table:table-cell table:number-columns-repeated="1011"/>
        </table:table-row>
        <table:table-row table:style-name="ro1">
          <table:table-cell table:formula="of:=[.A31]" office:value-type="float" office:value="13500000000" calcext:value-type="float">
            <text:p>13500000000</text:p>
          </table:table-cell>
          <table:table-cell table:formula="of:=[.A67]*0.000000001" office:value-type="float" office:value="13.5" calcext:value-type="float">
            <text:p>13.5</text:p>
          </table:table-cell>
          <table:table-cell table:number-columns-repeated="9"/>
          <table:table-cell table:formula="of:=-[.L31]/(20*LOG10(EXP(1)))" office:value-type="float" office:value="-0.0109490586963472" calcext:value-type="float">
            <text:p>-0.010949058696347</text:p>
          </table:table-cell>
          <table:table-cell table:formula="of:=[.M31]" office:value-type="float" office:value="0.874460868865144" calcext:value-type="float">
            <text:p>0.874460868865144</text:p>
          </table:table-cell>
          <table:table-cell table:number-columns-repeated="1011"/>
        </table:table-row>
        <table:table-row table:style-name="ro1">
          <table:table-cell table:formula="of:=[.A32]" office:value-type="float" office:value="13750000000" calcext:value-type="float">
            <text:p>13750000000</text:p>
          </table:table-cell>
          <table:table-cell table:formula="of:=[.A68]*0.000000001" office:value-type="float" office:value="13.75" calcext:value-type="float">
            <text:p>13.75</text:p>
          </table:table-cell>
          <table:table-cell table:number-columns-repeated="9"/>
          <table:table-cell table:formula="of:=-[.L32]/(20*LOG10(EXP(1)))" office:value-type="float" office:value="-0.0109204526046242" calcext:value-type="float">
            <text:p>-0.010920452604624</text:p>
          </table:table-cell>
          <table:table-cell table:formula="of:=[.M32]" office:value-type="float" office:value="0.879308060307845" calcext:value-type="float">
            <text:p>0.879308060307845</text:p>
          </table:table-cell>
          <table:table-cell table:number-columns-repeated="1011"/>
        </table:table-row>
        <table:table-row table:style-name="ro1">
          <table:table-cell table:formula="of:=[.A33]" office:value-type="float" office:value="14000000000" calcext:value-type="float">
            <text:p>14000000000</text:p>
          </table:table-cell>
          <table:table-cell table:formula="of:=[.A69]*0.000000001" office:value-type="float" office:value="14" calcext:value-type="float">
            <text:p>14</text:p>
          </table:table-cell>
          <table:table-cell table:number-columns-repeated="9"/>
          <table:table-cell table:formula="of:=-[.L33]/(20*LOG10(EXP(1)))" office:value-type="float" office:value="-0.0108971509586633" calcext:value-type="float">
            <text:p>-0.010897150958663</text:p>
          </table:table-cell>
          <table:table-cell table:formula="of:=[.M33]" office:value-type="float" office:value="0.88387340401252" calcext:value-type="float">
            <text:p>0.88387340401252</text:p>
          </table:table-cell>
          <table:table-cell table:number-columns-repeated="1011"/>
        </table:table-row>
        <table:table-row table:style-name="ro1">
          <table:table-cell table:formula="of:=[.A34]" office:value-type="float" office:value="14250000000" calcext:value-type="float">
            <text:p>14250000000</text:p>
          </table:table-cell>
          <table:table-cell table:formula="of:=[.A70]*0.000000001" office:value-type="float" office:value="14.25" calcext:value-type="float">
            <text:p>14.25</text:p>
          </table:table-cell>
          <table:table-cell table:number-columns-repeated="9"/>
          <table:table-cell table:formula="of:=-[.L34]/(20*LOG10(EXP(1)))" office:value-type="float" office:value="-0.0108786621338607" calcext:value-type="float">
            <text:p>-0.010878662133861</text:p>
          </table:table-cell>
          <table:table-cell table:formula="of:=[.M34]" office:value-type="float" office:value="0.88817891877038" calcext:value-type="float">
            <text:p>0.88817891877038</text:p>
          </table:table-cell>
          <table:table-cell table:number-columns-repeated="1011"/>
        </table:table-row>
        <table:table-row table:style-name="ro1">
          <table:table-cell table:formula="of:=[.A35]" office:value-type="float" office:value="14500000000" calcext:value-type="float">
            <text:p>14500000000</text:p>
          </table:table-cell>
          <table:table-cell table:formula="of:=[.A71]*0.000000001" office:value-type="float" office:value="14.5" calcext:value-type="float">
            <text:p>14.5</text:p>
          </table:table-cell>
          <table:table-cell table:number-columns-repeated="9"/>
          <table:table-cell table:formula="of:=-[.L35]/(20*LOG10(EXP(1)))" office:value-type="float" office:value="-0.0108645509229259" calcext:value-type="float">
            <text:p>-0.010864550922926</text:p>
          </table:table-cell>
          <table:table-cell table:formula="of:=[.M35]" office:value-type="float" office:value="0.892244454665705" calcext:value-type="float">
            <text:p>0.892244454665705</text:p>
          </table:table-cell>
          <table:table-cell table:number-columns-repeated="1011"/>
        </table:table-row>
        <table:table-row table:style-name="ro1">
          <table:table-cell table:formula="of:=[.A36]" office:value-type="float" office:value="14750000000" calcext:value-type="float">
            <text:p>14750000000</text:p>
          </table:table-cell>
          <table:table-cell table:formula="of:=[.A72]*0.000000001" office:value-type="float" office:value="14.75" calcext:value-type="float">
            <text:p>14.75</text:p>
          </table:table-cell>
          <table:table-cell table:number-columns-repeated="9"/>
          <table:table-cell table:formula="of:=-[.L36]/(20*LOG10(EXP(1)))" office:value-type="float" office:value="-0.0108544306410847" calcext:value-type="float">
            <text:p>-0.010854430641085</text:p>
          </table:table-cell>
          <table:table-cell table:formula="of:=[.M36]" office:value-type="float" office:value="0.896087951696726" calcext:value-type="float">
            <text:p>0.896087951696726</text:p>
          </table:table-cell>
          <table:table-cell table:number-columns-repeated="1011"/>
        </table:table-row>
        <table:table-row table:style-name="ro1">
          <table:table-cell table:formula="of:=[.A37]" office:value-type="float" office:value="15000000000" calcext:value-type="float">
            <text:p>15000000000</text:p>
          </table:table-cell>
          <table:table-cell table:formula="of:=[.A73]*0.000000001" office:value-type="float" office:value="15" calcext:value-type="float">
            <text:p>15</text:p>
          </table:table-cell>
          <table:table-cell table:number-columns-repeated="9"/>
          <table:table-cell table:formula="of:=-[.L37]/(20*LOG10(EXP(1)))" office:value-type="float" office:value="-0.0108479565533754" calcext:value-type="float">
            <text:p>-0.010847956553376</text:p>
          </table:table-cell>
          <table:table-cell table:formula="of:=[.M37]" office:value-type="float" office:value="0.899725662106383" calcext:value-type="float">
            <text:p>0.89972566210638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exact:</text:p>
          </table:table-cell>
          <table:table-cell table:style-name="ce2"/>
          <table:table-cell table:style-name="ce3"/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Zo</text:p>
          </table:table-cell>
          <table:table-cell table:number-columns-repeated="1016"/>
        </table:table-row>
        <table:table-row table:style-name="ro1">
          <table:table-cell table:style-name="ce4" office:value-type="float" office:value="6750000000" calcext:value-type="float">
            <text:p>6.75E+009</text:p>
          </table:table-cell>
          <table:table-cell table:style-name="ce5" table:formula="of:=[.A79]*0.000000001" office:value-type="float" office:value="6.75" calcext:value-type="float">
            <text:p>6.75</text:p>
          </table:table-cell>
          <table:table-cell table:formula="of:=2*4*ATAN(1)*[.A79]*SQRT(0.0000004*4*ATAN(1)*0.0000000000088541878176)" office:value-type="float" office:value="141.469538981576" calcext:value-type="float">
            <text:p>141.4695389815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431249092404534" calcext:value-type="float">
            <text:p>-0.043124909240453</text:p>
          </table:table-cell>
          <table:table-cell office:value-type="float" office:value="33.7538270204106" calcext:value-type="float">
            <text:p>33.7538270204106</text:p>
          </table:table-cell>
          <table:table-cell office:value-type="float" office:value="1403.51792099255" calcext:value-type="float">
            <text:p>1403.517920992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35.626043890973" calcext:value-type="float">
            <text:p>-235.6260438909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74.929709601537" calcext:value-type="float">
            <text:p>-274.9297096015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7.364056163041" calcext:value-type="float">
            <text:p>-307.3640561630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7.364056163041" calcext:value-type="float">
            <text:p>-307.3640561630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000000000" calcext:value-type="float">
            <text:p>7.00E+009</text:p>
          </table:table-cell>
          <table:table-cell table:style-name="ce5" table:formula="of:=[.A80]*0.000000001" office:value-type="float" office:value="7" calcext:value-type="float">
            <text:p>7</text:p>
          </table:table-cell>
          <table:table-cell table:formula="of:=2*4*ATAN(1)*[.A80]*SQRT(0.0000004*4*ATAN(1)*0.0000000000088541878176)" office:value-type="float" office:value="146.709151536449" calcext:value-type="float">
            <text:p>146.709151536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289057870306001" calcext:value-type="float">
            <text:p>-0.0289057870306</text:p>
          </table:table-cell>
          <table:table-cell office:value-type="float" office:value="51.4798163382494" calcext:value-type="float">
            <text:p>51.4798163382494</text:p>
          </table:table-cell>
          <table:table-cell office:value-type="float" office:value="954.329307245369" calcext:value-type="float">
            <text:p>954.3293072453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32.397895661761" calcext:value-type="float">
            <text:p>-232.39789566176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72.168136580845" calcext:value-type="float">
            <text:p>-272.1681365808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4.896396123833" calcext:value-type="float">
            <text:p>-304.8963961238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4.896396123833" calcext:value-type="float">
            <text:p>-304.8963961238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250000000" calcext:value-type="float">
            <text:p>7.25E+009</text:p>
          </table:table-cell>
          <table:table-cell table:style-name="ce5" table:formula="of:=[.A81]*0.000000001" office:value-type="float" office:value="7.25" calcext:value-type="float">
            <text:p>7.25</text:p>
          </table:table-cell>
          <table:table-cell table:formula="of:=2*4*ATAN(1)*[.A81]*SQRT(0.0000004*4*ATAN(1)*0.0000000000088541878176)" office:value-type="float" office:value="151.948764091322" calcext:value-type="float">
            <text:p>151.948764091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234392781067873" calcext:value-type="float">
            <text:p>-0.023439278106787</text:p>
          </table:table-cell>
          <table:table-cell office:value-type="float" office:value="64.9304409781269" calcext:value-type="float">
            <text:p>64.9304409781269</text:p>
          </table:table-cell>
          <table:table-cell office:value-type="float" office:value="783.658528028677" calcext:value-type="float">
            <text:p>783.6585280286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29.004347628207" calcext:value-type="float">
            <text:p>-229.0043476282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69.276259433496" calcext:value-type="float">
            <text:p>-269.27625943349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2.317749551539" calcext:value-type="float">
            <text:p>-302.3177495515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2.317749551539" calcext:value-type="float">
            <text:p>-302.3177495515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500000000" calcext:value-type="float">
            <text:p>7.50E+009</text:p>
          </table:table-cell>
          <table:table-cell table:style-name="ce5" table:formula="of:=[.A82]*0.000000001" office:value-type="float" office:value="7.5" calcext:value-type="float">
            <text:p>7.5</text:p>
          </table:table-cell>
          <table:table-cell table:formula="of:=2*4*ATAN(1)*[.A82]*SQRT(0.0000004*4*ATAN(1)*0.0000000000088541878176)" office:value-type="float" office:value="157.188376646195" calcext:value-type="float">
            <text:p>157.188376646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203818606177011" calcext:value-type="float">
            <text:p>-0.020381860617701</text:p>
          </table:table-cell>
          <table:table-cell office:value-type="float" office:value="76.3982517123669" calcext:value-type="float">
            <text:p>76.3982517123669</text:p>
          </table:table-cell>
          <table:table-cell office:value-type="float" office:value="688.993386096328" calcext:value-type="float">
            <text:p>688.9933860963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25.437930556347" calcext:value-type="float">
            <text:p>-225.4379305563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66.249832291784" calcext:value-type="float">
            <text:p>-266.24983229178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9.625250929915" calcext:value-type="float">
            <text:p>-299.6252509299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9.625250929915" calcext:value-type="float">
            <text:p>-299.6252509299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7750000000" calcext:value-type="float">
            <text:p>7.75E+009</text:p>
          </table:table-cell>
          <table:table-cell table:style-name="ce5" table:formula="of:=[.A83]*0.000000001" office:value-type="float" office:value="7.75" calcext:value-type="float">
            <text:p>7.75</text:p>
          </table:table-cell>
          <table:table-cell table:formula="of:=2*4*ATAN(1)*[.A83]*SQRT(0.0000004*4*ATAN(1)*0.0000000000088541878176)" office:value-type="float" office:value="162.427989201068" calcext:value-type="float">
            <text:p>162.427989201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83867647614538" calcext:value-type="float">
            <text:p>-0.018386764761454</text:p>
          </table:table-cell>
          <table:table-cell office:value-type="float" office:value="86.6738921907651" calcext:value-type="float">
            <text:p>86.6738921907651</text:p>
          </table:table-cell>
          <table:table-cell office:value-type="float" office:value="627.553293180828" calcext:value-type="float">
            <text:p>627.5532931808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21.690301571219" calcext:value-type="float">
            <text:p>-221.69030157121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63.084211750939" calcext:value-type="float">
            <text:p>-263.0842117509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6.8158019244" calcext:value-type="float">
            <text:p>-296.81580192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6.8158019244" calcext:value-type="float">
            <text:p>-296.81580192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000000000" calcext:value-type="float">
            <text:p>8.00E+009</text:p>
          </table:table-cell>
          <table:table-cell table:style-name="ce5" table:formula="of:=[.A84]*0.000000001" office:value-type="float" office:value="8" calcext:value-type="float">
            <text:p>8</text:p>
          </table:table-cell>
          <table:table-cell table:formula="of:=2*4*ATAN(1)*[.A84]*SQRT(0.0000004*4*ATAN(1)*0.0000000000088541878176)" office:value-type="float" office:value="167.667601755942" calcext:value-type="float">
            <text:p>167.667601755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69690449568816" calcext:value-type="float">
            <text:p>-0.016969044956882</text:p>
          </table:table-cell>
          <table:table-cell office:value-type="float" office:value="96.1403886719032" calcext:value-type="float">
            <text:p>96.1403886719032</text:p>
          </table:table-cell>
          <table:table-cell office:value-type="float" office:value="584.011398234497" calcext:value-type="float">
            <text:p>584.0113982344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17.752104614973" calcext:value-type="float">
            <text:p>-217.7521046149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59.774309211139" calcext:value-type="float">
            <text:p>-259.7743092111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3.886048538437" calcext:value-type="float">
            <text:p>-293.8860485384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3.886048538437" calcext:value-type="float">
            <text:p>-293.8860485384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250000000" calcext:value-type="float">
            <text:p>8.25E+009</text:p>
          </table:table-cell>
          <table:table-cell table:style-name="ce5" table:formula="of:=[.A85]*0.000000001" office:value-type="float" office:value="8.25" calcext:value-type="float">
            <text:p>8.25</text:p>
          </table:table-cell>
          <table:table-cell table:formula="of:=2*4*ATAN(1)*[.A85]*SQRT(0.0000004*4*ATAN(1)*0.0000000000088541878176)" office:value-type="float" office:value="172.907214310815" calcext:value-type="float">
            <text:p>172.9072143108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59056853173362" calcext:value-type="float">
            <text:p>-0.015905685317336</text:p>
          </table:table-cell>
          <table:table-cell office:value-type="float" office:value="105.016784868757" calcext:value-type="float">
            <text:p>105.016784868757</text:p>
          </table:table-cell>
          <table:table-cell office:value-type="float" office:value="551.356425788687" calcext:value-type="float">
            <text:p>551.3564257886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13.612799930303" calcext:value-type="float">
            <text:p>-213.6127999303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56.314535202236" calcext:value-type="float">
            <text:p>-256.3145352022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0.832355069635" calcext:value-type="float">
            <text:p>-290.8323550696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90.832355069635" calcext:value-type="float">
            <text:p>-290.8323550696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500000000" calcext:value-type="float">
            <text:p>8.50E+009</text:p>
          </table:table-cell>
          <table:table-cell table:style-name="ce5" table:formula="of:=[.A86]*0.000000001" office:value-type="float" office:value="8.5" calcext:value-type="float">
            <text:p>8.5</text:p>
          </table:table-cell>
          <table:table-cell table:formula="of:=2*4*ATAN(1)*[.A86]*SQRT(0.0000004*4*ATAN(1)*0.0000000000088541878176)" office:value-type="float" office:value="178.146826865688" calcext:value-type="float">
            <text:p>178.146826865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50779494891491" calcext:value-type="float">
            <text:p>-0.015077949489149</text:p>
          </table:table-cell>
          <table:table-cell office:value-type="float" office:value="113.441685010649" calcext:value-type="float">
            <text:p>113.441685010649</text:p>
          </table:table-cell>
          <table:table-cell office:value-type="float" office:value="525.876140551237" calcext:value-type="float">
            <text:p>525.8761405512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09.260453741693" calcext:value-type="float">
            <text:p>-209.2604537416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52.69873399377" calcext:value-type="float">
            <text:p>-252.6987339937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7.650774310562" calcext:value-type="float">
            <text:p>-287.6507743105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7.650774310562" calcext:value-type="float">
            <text:p>-287.6507743105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8750000000" calcext:value-type="float">
            <text:p>8.75E+009</text:p>
          </table:table-cell>
          <table:table-cell table:style-name="ce5" table:formula="of:=[.A87]*0.000000001" office:value-type="float" office:value="8.75" calcext:value-type="float">
            <text:p>8.75</text:p>
          </table:table-cell>
          <table:table-cell table:formula="of:=2*4*ATAN(1)*[.A87]*SQRT(0.0000004*4*ATAN(1)*0.0000000000088541878176)" office:value-type="float" office:value="183.386439420561" calcext:value-type="float">
            <text:p>183.386439420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44160638522088" calcext:value-type="float">
            <text:p>-0.014416063852209</text:p>
          </table:table-cell>
          <table:table-cell office:value-type="float" office:value="121.509039645771" calcext:value-type="float">
            <text:p>121.509039645771</text:p>
          </table:table-cell>
          <table:table-cell office:value-type="float" office:value="505.401672237953" calcext:value-type="float">
            <text:p>505.4016722379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04.681476158926" calcext:value-type="float">
            <text:p>-204.6814761589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48.920106348346" calcext:value-type="float">
            <text:p>-248.92010634834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4.337013320256" calcext:value-type="float">
            <text:p>-284.3370133202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4.337013320256" calcext:value-type="float">
            <text:p>-284.3370133202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000000000" calcext:value-type="float">
            <text:p>9.00E+009</text:p>
          </table:table-cell>
          <table:table-cell table:style-name="ce5" table:formula="of:=[.A88]*0.000000001" office:value-type="float" office:value="9" calcext:value-type="float">
            <text:p>9</text:p>
          </table:table-cell>
          <table:table-cell table:formula="of:=2*4*ATAN(1)*[.A88]*SQRT(0.0000004*4*ATAN(1)*0.0000000000088541878176)" office:value-type="float" office:value="188.626051975434" calcext:value-type="float">
            <text:p>188.626051975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38759932448479" calcext:value-type="float">
            <text:p>-0.013875993244848</text:p>
          </table:table-cell>
          <table:table-cell office:value-type="float" office:value="129.28579797069" calcext:value-type="float">
            <text:p>129.28579797069</text:p>
          </table:table-cell>
          <table:table-cell office:value-type="float" office:value="488.572365707888" calcext:value-type="float">
            <text:p>488.5723657078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99.860290806645" calcext:value-type="float">
            <text:p>-199.8602908066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44.971117691844" calcext:value-type="float">
            <text:p>-244.9711176918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0.886393943535" calcext:value-type="float">
            <text:p>-280.8863939435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80.886393943535" calcext:value-type="float">
            <text:p>-280.8863939435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250000000" calcext:value-type="float">
            <text:p>9.25E+009</text:p>
          </table:table-cell>
          <table:table-cell table:style-name="ce5" table:formula="of:=[.A89]*0.000000001" office:value-type="float" office:value="9.25" calcext:value-type="float">
            <text:p>9.25</text:p>
          </table:table-cell>
          <table:table-cell table:formula="of:=2*4*ATAN(1)*[.A89]*SQRT(0.0000004*4*ATAN(1)*0.0000000000088541878176)" office:value-type="float" office:value="193.865664530307" calcext:value-type="float">
            <text:p>193.865664530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34283995524036" calcext:value-type="float">
            <text:p>-0.013428399552404</text:p>
          </table:table-cell>
          <table:table-cell office:value-type="float" office:value="136.82152031715" calcext:value-type="float">
            <text:p>136.82152031715</text:p>
          </table:table-cell>
          <table:table-cell office:value-type="float" office:value="474.48723237733" calcext:value-type="float">
            <text:p>474.487232377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94.778913068993" calcext:value-type="float">
            <text:p>-194.7789130689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40.843388197004" calcext:value-type="float">
            <text:p>-240.84338819700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7.293807066845" calcext:value-type="float">
            <text:p>-277.2938070668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7.293807066845" calcext:value-type="float">
            <text:p>-277.2938070668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500000000" calcext:value-type="float">
            <text:p>9.50E+009</text:p>
          </table:table-cell>
          <table:table-cell table:style-name="ce5" table:formula="of:=[.A90]*0.000000001" office:value-type="float" office:value="9.5" calcext:value-type="float">
            <text:p>9.5</text:p>
          </table:table-cell>
          <table:table-cell table:formula="of:=2*4*ATAN(1)*[.A90]*SQRT(0.0000004*4*ATAN(1)*0.0000000000088541878176)" office:value-type="float" office:value="199.105277085181" calcext:value-type="float">
            <text:p>199.105277085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30528865816502" calcext:value-type="float">
            <text:p>-0.01305288658165</text:p>
          </table:table-cell>
          <table:table-cell office:value-type="float" office:value="144.154012467822" calcext:value-type="float">
            <text:p>144.154012467822</text:p>
          </table:table-cell>
          <table:table-cell office:value-type="float" office:value="462.523794527038" calcext:value-type="float">
            <text:p>462.5237945270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89.416403956103" calcext:value-type="float">
            <text:p>-189.4164039561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36.527560232495" calcext:value-type="float">
            <text:p>-236.52756023249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3.553659359454" calcext:value-type="float">
            <text:p>-273.55365935945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73.553659359454" calcext:value-type="float">
            <text:p>-273.55365935945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9750000000" calcext:value-type="float">
            <text:p>9.75E+009</text:p>
          </table:table-cell>
          <table:table-cell table:style-name="ce5" table:formula="of:=[.A91]*0.000000001" office:value-type="float" office:value="9.75" calcext:value-type="float">
            <text:p>9.75</text:p>
          </table:table-cell>
          <table:table-cell table:formula="of:=2*4*ATAN(1)*[.A91]*SQRT(0.0000004*4*ATAN(1)*0.0000000000088541878176)" office:value-type="float" office:value="204.344889640054" calcext:value-type="float">
            <text:p>204.344889640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27347791989817" calcext:value-type="float">
            <text:p>-0.012734779198982</text:p>
          </table:table-cell>
          <table:table-cell office:value-type="float" office:value="151.31282240097" calcext:value-type="float">
            <text:p>151.31282240097</text:p>
          </table:table-cell>
          <table:table-cell office:value-type="float" office:value="452.237002093272" calcext:value-type="float">
            <text:p>452.2370020932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83.748151488082" calcext:value-type="float">
            <text:p>-183.7481514880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32.013137208137" calcext:value-type="float">
            <text:p>-232.0131372081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9.659810940699" calcext:value-type="float">
            <text:p>-269.6598109406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9.659810940699" calcext:value-type="float">
            <text:p>-269.6598109406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000000000" calcext:value-type="float">
            <text:p>1.00E+010</text:p>
          </table:table-cell>
          <table:table-cell table:style-name="ce5" table:formula="of:=[.A92]*0.000000001" office:value-type="float" office:value="10" calcext:value-type="float">
            <text:p>10</text:p>
          </table:table-cell>
          <table:table-cell table:formula="of:=2*4*ATAN(1)*[.A92]*SQRT(0.0000004*4*ATAN(1)*0.0000000000088541878176)" office:value-type="float" office:value="209.584502194927" calcext:value-type="float">
            <text:p>209.5845021949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2463215456491" calcext:value-type="float">
            <text:p>-0.012463215456491</text:p>
          </table:table-cell>
          <table:table-cell office:value-type="float" office:value="158.321511990696" calcext:value-type="float">
            <text:p>158.321511990696</text:p>
          </table:table-cell>
          <table:table-cell office:value-type="float" office:value="443.299540513372" calcext:value-type="float">
            <text:p>443.2995405133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77.74490777295" calcext:value-type="float">
            <text:p>-177.7449077729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27.288285886205" calcext:value-type="float">
            <text:p>-227.28828588620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5.605502014738" calcext:value-type="float">
            <text:p>-265.6055020147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5.605502014738" calcext:value-type="float">
            <text:p>-265.6055020147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250000000" calcext:value-type="float">
            <text:p>1.03E+010</text:p>
          </table:table-cell>
          <table:table-cell table:style-name="ce5" table:formula="of:=[.A93]*0.000000001" office:value-type="float" office:value="10.25" calcext:value-type="float">
            <text:p>10.25</text:p>
          </table:table-cell>
          <table:table-cell table:formula="of:=2*4*ATAN(1)*[.A93]*SQRT(0.0000004*4*ATAN(1)*0.0000000000088541878176)" office:value-type="float" office:value="214.8241147498" calcext:value-type="float">
            <text:p>214.8241147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22299627188968" calcext:value-type="float">
            <text:p>-0.012229962718897</text:p>
          </table:table-cell>
          <table:table-cell office:value-type="float" office:value="165.199189219531" calcext:value-type="float">
            <text:p>165.199189219531</text:p>
          </table:table-cell>
          <table:table-cell office:value-type="float" office:value="435.464908736513" calcext:value-type="float">
            <text:p>435.4649087365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71.371471603193" calcext:value-type="float">
            <text:p>-171.3714716031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22.339591484105" calcext:value-type="float">
            <text:p>-222.33959148410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1.383265992164" calcext:value-type="float">
            <text:p>-261.38326599216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61.383265992164" calcext:value-type="float">
            <text:p>-261.38326599216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500000000" calcext:value-type="float">
            <text:p>1.05E+010</text:p>
          </table:table-cell>
          <table:table-cell table:style-name="ce5" table:formula="of:=[.A94]*0.000000001" office:value-type="float" office:value="10.5" calcext:value-type="float">
            <text:p>10.5</text:p>
          </table:table-cell>
          <table:table-cell table:formula="of:=2*4*ATAN(1)*[.A94]*SQRT(0.0000004*4*ATAN(1)*0.0000000000088541878176)" office:value-type="float" office:value="220.063727304673" calcext:value-type="float">
            <text:p>220.063727304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20286540123896" calcext:value-type="float">
            <text:p>-0.01202865401239</text:p>
          </table:table-cell>
          <table:table-cell office:value-type="float" office:value="171.961574493429" calcext:value-type="float">
            <text:p>171.961574493429</text:p>
          </table:table-cell>
          <table:table-cell office:value-type="float" office:value="428.543681411899" calcext:value-type="float">
            <text:p>428.5436814118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64.58484224246" calcext:value-type="float">
            <text:p>-164.5848422424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7.151750989602" calcext:value-type="float">
            <text:p>-217.1517509896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6.984825928034" calcext:value-type="float">
            <text:p>-256.9848259280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6.984825928034" calcext:value-type="float">
            <text:p>-256.9848259280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0750000000" calcext:value-type="float">
            <text:p>1.08E+010</text:p>
          </table:table-cell>
          <table:table-cell table:style-name="ce5" table:formula="of:=[.A95]*0.000000001" office:value-type="float" office:value="10.75" calcext:value-type="float">
            <text:p>10.75</text:p>
          </table:table-cell>
          <table:table-cell table:formula="of:=2*4*ATAN(1)*[.A95]*SQRT(0.0000004*4*ATAN(1)*0.0000000000088541878176)" office:value-type="float" office:value="225.303339859546" calcext:value-type="float">
            <text:p>225.303339859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18542789823577" calcext:value-type="float">
            <text:p>-0.011854278982358</text:p>
          </table:table-cell>
          <table:table-cell office:value-type="float" office:value="178.621762698239" calcext:value-type="float">
            <text:p>178.621762698239</text:p>
          </table:table-cell>
          <table:table-cell office:value-type="float" office:value="422.387739282544" calcext:value-type="float">
            <text:p>422.3877392825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7.33155846431" calcext:value-type="float">
            <text:p>-157.3315584643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1.707184456937" calcext:value-type="float">
            <text:p>-211.7071844569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2.400970184536" calcext:value-type="float">
            <text:p>-252.4009701845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2.400970184536" calcext:value-type="float">
            <text:p>-252.4009701845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000000000" calcext:value-type="float">
            <text:p>1.10E+010</text:p>
          </table:table-cell>
          <table:table-cell table:style-name="ce5" table:formula="of:=[.A96]*0.000000001" office:value-type="float" office:value="11" calcext:value-type="float">
            <text:p>11</text:p>
          </table:table-cell>
          <table:table-cell table:formula="of:=2*4*ATAN(1)*[.A96]*SQRT(0.0000004*4*ATAN(1)*0.0000000000088541878176)" office:value-type="float" office:value="230.54295241442" calcext:value-type="float">
            <text:p>230.542952414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17028348597077" calcext:value-type="float">
            <text:p>-0.011702834859708</text:p>
          </table:table-cell>
          <table:table-cell office:value-type="float" office:value="185.19078038685" calcext:value-type="float">
            <text:p>185.19078038685</text:p>
          </table:table-cell>
          <table:table-cell office:value-type="float" office:value="416.879494267876" calcext:value-type="float">
            <text:p>416.879494267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49.543733596377" calcext:value-type="float">
            <text:p>-149.54373359637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5.985535705347" calcext:value-type="float">
            <text:p>-205.9855357053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47.621401981392" calcext:value-type="float">
            <text:p>-247.6214019813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47.621401981392" calcext:value-type="float">
            <text:p>-247.6214019813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250000000" calcext:value-type="float">
            <text:p>1.13E+010</text:p>
          </table:table-cell>
          <table:table-cell table:style-name="ce5" table:formula="of:=[.A97]*0.000000001" office:value-type="float" office:value="11.25" calcext:value-type="float">
            <text:p>11.25</text:p>
          </table:table-cell>
          <table:table-cell table:formula="of:=2*4*ATAN(1)*[.A97]*SQRT(0.0000004*4*ATAN(1)*0.0000000000088541878176)" office:value-type="float" office:value="235.782564969293" calcext:value-type="float">
            <text:p>235.782564969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15710812028592" calcext:value-type="float">
            <text:p>-0.011571081202859</text:p>
          </table:table-cell>
          <table:table-cell office:value-type="float" office:value="191.678001332582" calcext:value-type="float">
            <text:p>191.678001332582</text:p>
          </table:table-cell>
          <table:table-cell office:value-type="float" office:value="411.924345307192" calcext:value-type="float">
            <text:p>411.924345307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41.132906167843" calcext:value-type="float">
            <text:p>-141.13290616784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9.963021244569" calcext:value-type="float">
            <text:p>-199.9630212445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42.63455579259" calcext:value-type="float">
            <text:p>-242.634555792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42.63455579259" calcext:value-type="float">
            <text:p>-242.634555792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500000000" calcext:value-type="float">
            <text:p>1.15E+010</text:p>
          </table:table-cell>
          <table:table-cell table:style-name="ce5" table:formula="of:=[.A98]*0.000000001" office:value-type="float" office:value="11.5" calcext:value-type="float">
            <text:p>11.5</text:p>
          </table:table-cell>
          <table:table-cell table:formula="of:=2*4*ATAN(1)*[.A98]*SQRT(0.0000004*4*ATAN(1)*0.0000000000088541878176)" office:value-type="float" office:value="241.022177524166" calcext:value-type="float">
            <text:p>241.022177524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14563638178397" calcext:value-type="float">
            <text:p>-0.01145636381784</text:p>
          </table:table-cell>
          <table:table-cell office:value-type="float" office:value="198.091461888477" calcext:value-type="float">
            <text:p>198.091461888477</text:p>
          </table:table-cell>
          <table:table-cell office:value-type="float" office:value="407.445281978512" calcext:value-type="float">
            <text:p>407.4452819785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1.980021689347" calcext:value-type="float">
            <text:p>-131.9800216893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3.611566769641" calcext:value-type="float">
            <text:p>-193.6115667696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37.427371182024" calcext:value-type="float">
            <text:p>-237.42737118202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37.427371182024" calcext:value-type="float">
            <text:p>-237.42737118202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1750000000" calcext:value-type="float">
            <text:p>1.18E+010</text:p>
          </table:table-cell>
          <table:table-cell table:style-name="ce5" table:formula="of:=[.A99]*0.000000001" office:value-type="float" office:value="11.75" calcext:value-type="float">
            <text:p>11.75</text:p>
          </table:table-cell>
          <table:table-cell table:formula="of:=2*4*ATAN(1)*[.A99]*SQRT(0.0000004*4*ATAN(1)*0.0000000000088541878176)" office:value-type="float" office:value="246.261790079039" calcext:value-type="float">
            <text:p>246.261790079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13564859199588" calcext:value-type="float">
            <text:p>-0.011356485919959</text:p>
          </table:table-cell>
          <table:table-cell office:value-type="float" office:value="204.438104019463" calcext:value-type="float">
            <text:p>204.438104019463</text:p>
          </table:table-cell>
          <table:table-cell office:value-type="float" office:value="403.378950710708" calcext:value-type="float">
            <text:p>403.3789507107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21.918066844753" calcext:value-type="float">
            <text:p>-121.9180668447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6.897639591934" calcext:value-type="float">
            <text:p>-186.8976395919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31.98501133575" calcext:value-type="float">
            <text:p>-231.985011335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31.98501133575" calcext:value-type="float">
            <text:p>-231.985011335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000000000" calcext:value-type="float">
            <text:p>1.20E+010</text:p>
          </table:table-cell>
          <table:table-cell table:style-name="ce5" table:formula="of:=[.A100]*0.000000001" office:value-type="float" office:value="12" calcext:value-type="float">
            <text:p>12</text:p>
          </table:table-cell>
          <table:table-cell table:formula="of:=2*4*ATAN(1)*[.A100]*SQRT(0.0000004*4*ATAN(1)*0.0000000000088541878176)" office:value-type="float" office:value="251.501402633912" calcext:value-type="float">
            <text:p>251.5014026339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12696122543739" calcext:value-type="float">
            <text:p>-0.011269612254374</text:p>
          </table:table-cell>
          <table:table-cell office:value-type="float" office:value="210.723965178927" calcext:value-type="float">
            <text:p>210.723965178927</text:p>
          </table:table-cell>
          <table:table-cell office:value-type="float" office:value="399.672738461982" calcext:value-type="float">
            <text:p>399.672738461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10.699430429902" calcext:value-type="float">
            <text:p>-110.6994304299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9.780634550498" calcext:value-type="float">
            <text:p>-179.7806345504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6.290508768687" calcext:value-type="float">
            <text:p>-226.2905087686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6.290508768687" calcext:value-type="float">
            <text:p>-226.2905087686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250000000" calcext:value-type="float">
            <text:p>1.23E+010</text:p>
          </table:table-cell>
          <table:table-cell table:style-name="ce5" table:formula="of:=[.A101]*0.000000001" office:value-type="float" office:value="12.25" calcext:value-type="float">
            <text:p>12.25</text:p>
          </table:table-cell>
          <table:table-cell table:formula="of:=2*4*ATAN(1)*[.A101]*SQRT(0.0000004*4*ATAN(1)*0.0000000000088541878176)" office:value-type="float" office:value="256.741015188785" calcext:value-type="float">
            <text:p>256.741015188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11941966544364" calcext:value-type="float">
            <text:p>-0.011194196654436</text:p>
          </table:table-cell>
          <table:table-cell office:value-type="float" office:value="216.954328488935" calcext:value-type="float">
            <text:p>216.954328488935</text:p>
          </table:table-cell>
          <table:table-cell office:value-type="float" office:value="396.282577809852" calcext:value-type="float">
            <text:p>396.2825778098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97.9273850776681" calcext:value-type="float">
            <text:p>-97.92738507766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2.210584488947" calcext:value-type="float">
            <text:p>-172.2105844889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0.324313704675" calcext:value-type="float">
            <text:p>-220.3243137046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20.324313704675" calcext:value-type="float">
            <text:p>-220.3243137046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500000000" calcext:value-type="float">
            <text:p>1.25E+010</text:p>
          </table:table-cell>
          <table:table-cell table:style-name="ce5" table:formula="of:=[.A102]*0.000000001" office:value-type="float" office:value="12.5" calcext:value-type="float">
            <text:p>12.5</text:p>
          </table:table-cell>
          <table:table-cell table:formula="of:=2*4*ATAN(1)*[.A102]*SQRT(0.0000004*4*ATAN(1)*0.0000000000088541878176)" office:value-type="float" office:value="261.980627743659" calcext:value-type="float">
            <text:p>261.9806277436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11289265556111" calcext:value-type="float">
            <text:p>-0.011128926555611</text:p>
          </table:table-cell>
          <table:table-cell office:value-type="float" office:value="223.133842845808" calcext:value-type="float">
            <text:p>223.133842845808</text:p>
          </table:table-cell>
          <table:table-cell office:value-type="float" office:value="393.171272361387" calcext:value-type="float">
            <text:p>393.1712723613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82.8869204102611" calcext:value-type="float">
            <text:p>-82.88692041026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64.124812983813" calcext:value-type="float">
            <text:p>-164.1248129838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4.063710227547" calcext:value-type="float">
            <text:p>-214.0637102275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14.063710227547" calcext:value-type="float">
            <text:p>-214.0637102275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2750000000" calcext:value-type="float">
            <text:p>1.28E+010</text:p>
          </table:table-cell>
          <table:table-cell table:style-name="ce5" table:formula="of:=[.A103]*0.000000001" office:value-type="float" office:value="12.75" calcext:value-type="float">
            <text:p>12.75</text:p>
          </table:table-cell>
          <table:table-cell table:formula="of:=2*4*ATAN(1)*[.A103]*SQRT(0.0000004*4*ATAN(1)*0.0000000000088541878176)" office:value-type="float" office:value="267.220240298532" calcext:value-type="float">
            <text:p>267.2202402985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107267996716" calcext:value-type="float">
            <text:p>-0.01107267996716</text:p>
          </table:table-cell>
          <table:table-cell office:value-type="float" office:value="229.266619942565" calcext:value-type="float">
            <text:p>229.266619942565</text:p>
          </table:table-cell>
          <table:table-cell office:value-type="float" office:value="390.30720328568" calcext:value-type="float">
            <text:p>390.307203285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63.9982060556854" calcext:value-type="float">
            <text:p>-63.998206055685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5.44286101401" calcext:value-type="float">
            <text:p>-155.442861014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7.482049439541" calcext:value-type="float">
            <text:p>-207.4820494395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7.482049439541" calcext:value-type="float">
            <text:p>-207.4820494395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000000000" calcext:value-type="float">
            <text:p>1.30E+010</text:p>
          </table:table-cell>
          <table:table-cell table:style-name="ce5" table:formula="of:=[.A104]*0.000000001" office:value-type="float" office:value="13" calcext:value-type="float">
            <text:p>13</text:p>
          </table:table-cell>
          <table:table-cell table:formula="of:=2*4*ATAN(1)*[.A104]*SQRT(0.0000004*4*ATAN(1)*0.0000000000088541878176)" office:value-type="float" office:value="272.459852853405" calcext:value-type="float">
            <text:p>272.4598528534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10244917266266" calcext:value-type="float">
            <text:p>-0.011024491726627</text:p>
          </table:table-cell>
          <table:table-cell office:value-type="float" office:value="235.356313364094" calcext:value-type="float">
            <text:p>235.356313364094</text:p>
          </table:table-cell>
          <table:table-cell office:value-type="float" office:value="387.663318949805" calcext:value-type="float">
            <text:p>387.6633189498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5.5859404526133" calcext:value-type="float">
            <text:p>-35.58594045261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6.058453434821" calcext:value-type="float">
            <text:p>-146.0584534348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.547724043887" calcext:value-type="float">
            <text:p>-200.5477240438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.547724043887" calcext:value-type="float">
            <text:p>-200.5477240438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250000000" calcext:value-type="float">
            <text:p>1.33E+010</text:p>
          </table:table-cell>
          <table:table-cell table:style-name="ce5" table:formula="of:=[.A105]*0.000000001" office:value-type="float" office:value="13.25" calcext:value-type="float">
            <text:p>13.25</text:p>
          </table:table-cell>
          <table:table-cell table:formula="of:=2*4*ATAN(1)*[.A105]*SQRT(0.0000004*4*ATAN(1)*0.0000000000088541878176)" office:value-type="float" office:value="277.699465408278" calcext:value-type="float">
            <text:p>277.699465408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09835267606531" calcext:value-type="float">
            <text:p>-0.010983526760653</text:p>
          </table:table-cell>
          <table:table-cell office:value-type="float" office:value="241.406183608632" calcext:value-type="float">
            <text:p>241.406183608632</text:p>
          </table:table-cell>
          <table:table-cell office:value-type="float" office:value="385.216337553505" calcext:value-type="float">
            <text:p>385.2163375535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101253593974001" calcext:value-type="float">
            <text:p>-0.101253593974001</text:p>
          </table:table-cell>
          <table:table-cell office:value-type="float" office:value="40.2242723520281" calcext:value-type="float">
            <text:p>40.224272352028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5.826067364202" calcext:value-type="float">
            <text:p>-135.8260673642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93.222768780069" calcext:value-type="float">
            <text:p>-193.2227687800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93.222768780069" calcext:value-type="float">
            <text:p>-193.2227687800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500000000" calcext:value-type="float">
            <text:p>1.35E+010</text:p>
          </table:table-cell>
          <table:table-cell table:style-name="ce5" table:formula="of:=[.A106]*0.000000001" office:value-type="float" office:value="13.5" calcext:value-type="float">
            <text:p>13.5</text:p>
          </table:table-cell>
          <table:table-cell table:formula="of:=2*4*ATAN(1)*[.A106]*SQRT(0.0000004*4*ATAN(1)*0.0000000000088541878176)" office:value-type="float" office:value="282.939077963151" calcext:value-type="float">
            <text:p>282.939077963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09490586964371" calcext:value-type="float">
            <text:p>-0.010949058696437</text:p>
          </table:table-cell>
          <table:table-cell office:value-type="float" office:value="247.419151951359" calcext:value-type="float">
            <text:p>247.419151951359</text:p>
          </table:table-cell>
          <table:table-cell office:value-type="float" office:value="382.946111904403" calcext:value-type="float">
            <text:p>382.9461119044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60987831523958" calcext:value-type="float">
            <text:p>-0.060987831523958</text:p>
          </table:table-cell>
          <table:table-cell office:value-type="float" office:value="67.5076540408213" calcext:value-type="float">
            <text:p>67.50765404082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4.53685923364" calcext:value-type="float">
            <text:p>-124.5368592336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5.460904524892" calcext:value-type="float">
            <text:p>-185.4609045248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5.460904524892" calcext:value-type="float">
            <text:p>-185.4609045248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3750000000" calcext:value-type="float">
            <text:p>1.38E+010</text:p>
          </table:table-cell>
          <table:table-cell table:style-name="ce5" table:formula="of:=[.A107]*0.000000001" office:value-type="float" office:value="13.75" calcext:value-type="float">
            <text:p>13.75</text:p>
          </table:table-cell>
          <table:table-cell table:formula="of:=2*4*ATAN(1)*[.A107]*SQRT(0.0000004*4*ATAN(1)*0.0000000000088541878176)" office:value-type="float" office:value="288.178690518024" calcext:value-type="float">
            <text:p>288.178690518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09204526037588" calcext:value-type="float">
            <text:p>-0.010920452603759</text:p>
          </table:table-cell>
          <table:table-cell office:value-type="float" office:value="253.397845381276" calcext:value-type="float">
            <text:p>253.397845381276</text:p>
          </table:table-cell>
          <table:table-cell office:value-type="float" office:value="380.835118953857" calcext:value-type="float">
            <text:p>380.8351189538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479001619304055" calcext:value-type="float">
            <text:p>-0.047900161930406</text:p>
          </table:table-cell>
          <table:table-cell office:value-type="float" office:value="86.8994513540701" calcext:value-type="float">
            <text:p>86.899451354070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11.871345822942" calcext:value-type="float">
            <text:p>-111.87134582294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7.204728536368" calcext:value-type="float">
            <text:p>-177.20472853636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77.204728536368" calcext:value-type="float">
            <text:p>-177.20472853636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000000000" calcext:value-type="float">
            <text:p>1.40E+010</text:p>
          </table:table-cell>
          <table:table-cell table:style-name="ce5" table:formula="of:=[.A108]*0.000000001" office:value-type="float" office:value="14" calcext:value-type="float">
            <text:p>14</text:p>
          </table:table-cell>
          <table:table-cell table:formula="of:=2*4*ATAN(1)*[.A108]*SQRT(0.0000004*4*ATAN(1)*0.0000000000088541878176)" office:value-type="float" office:value="293.418303072898" calcext:value-type="float">
            <text:p>293.418303072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08971509576304" calcext:value-type="float">
            <text:p>-0.01089715095763</text:p>
          </table:table-cell>
          <table:table-cell office:value-type="float" office:value="259.344634336464" calcext:value-type="float">
            <text:p>259.344634336464</text:p>
          </table:table-cell>
          <table:table-cell office:value-type="float" office:value="378.868046288266" calcext:value-type="float">
            <text:p>378.8680462882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408789560497429" calcext:value-type="float">
            <text:p>-0.040878956049743</text:p>
          </table:table-cell>
          <table:table-cell office:value-type="float" office:value="102.959632676499" calcext:value-type="float">
            <text:p>102.95963267649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7.2935080105307" calcext:value-type="float">
            <text:p>-97.29350801053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8.381544417453" calcext:value-type="float">
            <text:p>-168.3815444174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68.381544417453" calcext:value-type="float">
            <text:p>-168.3815444174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250000000" calcext:value-type="float">
            <text:p>1.43E+010</text:p>
          </table:table-cell>
          <table:table-cell table:style-name="ce5" table:formula="of:=[.A109]*0.000000001" office:value-type="float" office:value="14.25" calcext:value-type="float">
            <text:p>14.25</text:p>
          </table:table-cell>
          <table:table-cell table:formula="of:=2*4*ATAN(1)*[.A109]*SQRT(0.0000004*4*ATAN(1)*0.0000000000088541878176)" office:value-type="float" office:value="298.657915627771" calcext:value-type="float">
            <text:p>298.657915627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08786621353167" calcext:value-type="float">
            <text:p>-0.010878662135317</text:p>
          </table:table-cell>
          <table:table-cell office:value-type="float" office:value="265.261664584337" calcext:value-type="float">
            <text:p>265.261664584337</text:p>
          </table:table-cell>
          <table:table-cell office:value-type="float" office:value="377.031454662287" calcext:value-type="float">
            <text:p>377.0314546622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36357433612317" calcext:value-type="float">
            <text:p>-0.036357433612317</text:p>
          </table:table-cell>
          <table:table-cell office:value-type="float" office:value="117.067490362691" calcext:value-type="float">
            <text:p>117.06749036269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9.7616158440635" calcext:value-type="float">
            <text:p>-79.76161584406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8.896926217808" calcext:value-type="float">
            <text:p>-158.89692621780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8.896926217808" calcext:value-type="float">
            <text:p>-158.89692621780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500000000" calcext:value-type="float">
            <text:p>1.45E+010</text:p>
          </table:table-cell>
          <table:table-cell table:style-name="ce5" table:formula="of:=[.A110]*0.000000001" office:value-type="float" office:value="14.5" calcext:value-type="float">
            <text:p>14.5</text:p>
          </table:table-cell>
          <table:table-cell table:formula="of:=2*4*ATAN(1)*[.A110]*SQRT(0.0000004*4*ATAN(1)*0.0000000000088541878176)" office:value-type="float" office:value="303.897528182644" calcext:value-type="float">
            <text:p>303.8975281826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08645509248207" calcext:value-type="float">
            <text:p>-0.010864550924821</text:p>
          </table:table-cell>
          <table:table-cell office:value-type="float" office:value="271.15088430741" calcext:value-type="float">
            <text:p>271.15088430741</text:p>
          </table:table-cell>
          <table:table-cell office:value-type="float" office:value="375.313500681666" calcext:value-type="float">
            <text:p>375.3135006816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331481449908534" calcext:value-type="float">
            <text:p>-0.033148144990853</text:p>
          </table:table-cell>
          <table:table-cell office:value-type="float" office:value="129.860881956254" calcext:value-type="float">
            <text:p>129.86088195625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6.5938512509854" calcext:value-type="float">
            <text:p>-56.593851250985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8.624297471276" calcext:value-type="float">
            <text:p>-148.6242974712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48.624297471276" calcext:value-type="float">
            <text:p>-148.6242974712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4750000000" calcext:value-type="float">
            <text:p>1.48E+010</text:p>
          </table:table-cell>
          <table:table-cell table:style-name="ce5" table:formula="of:=[.A111]*0.000000001" office:value-type="float" office:value="14.75" calcext:value-type="float">
            <text:p>14.75</text:p>
          </table:table-cell>
          <table:table-cell table:formula="of:=2*4*ATAN(1)*[.A111]*SQRT(0.0000004*4*ATAN(1)*0.0000000000088541878176)" office:value-type="float" office:value="309.137140737517" calcext:value-type="float">
            <text:p>309.137140737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08544306425602" calcext:value-type="float">
            <text:p>-0.01085443064256</text:p>
          </table:table-cell>
          <table:table-cell office:value-type="float" office:value="277.014067236713" calcext:value-type="float">
            <text:p>277.014067236713</text:p>
          </table:table-cell>
          <table:table-cell office:value-type="float" office:value="373.703707443329" calcext:value-type="float">
            <text:p>373.7037074433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307275570551246" calcext:value-type="float">
            <text:p>-0.030727557055125</text:p>
          </table:table-cell>
          <table:table-cell office:value-type="float" office:value="141.696295113145" calcext:value-type="float">
            <text:p>141.6962951131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44826875271825" calcext:value-type="float">
            <text:p>-1.44826875271825</text:p>
          </table:table-cell>
          <table:table-cell office:value-type="float" office:value="3.33577381076913" calcext:value-type="float">
            <text:p>3.3357738107691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7.387009620615" calcext:value-type="float">
            <text:p>-137.3870096206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37.387009620615" calcext:value-type="float">
            <text:p>-137.3870096206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4" office:value-type="float" office:value="15000000000" calcext:value-type="float">
            <text:p>1.50E+010</text:p>
          </table:table-cell>
          <table:table-cell table:style-name="ce5" table:formula="of:=[.A112]*0.000000001" office:value-type="float" office:value="15" calcext:value-type="float">
            <text:p>15</text:p>
          </table:table-cell>
          <table:table-cell table:formula="of:=2*4*ATAN(1)*[.A112]*SQRT(0.0000004*4*ATAN(1)*0.0000000000088541878176)" office:value-type="float" office:value="314.37675329239" calcext:value-type="float">
            <text:p>314.37675329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08479565479941" calcext:value-type="float">
            <text:p>-0.010847956547994</text:p>
          </table:table-cell>
          <table:table-cell office:value-type="float" office:value="282.852832506693" calcext:value-type="float">
            <text:p>282.852832506693</text:p>
          </table:table-cell>
          <table:table-cell office:value-type="float" office:value="372.192773695471" calcext:value-type="float">
            <text:p>372.192773695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288243037119509" calcext:value-type="float">
            <text:p>-0.028824303711951</text:p>
          </table:table-cell>
          <table:table-cell office:value-type="float" office:value="152.796503424734" calcext:value-type="float">
            <text:p>152.79650342473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85161918061958" calcext:value-type="float">
            <text:p>-0.085161918061958</text:p>
          </table:table-cell>
          <table:table-cell office:value-type="float" office:value="57.2717975704441" calcext:value-type="float">
            <text:p>57.271797570444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4.925013517956" calcext:value-type="float">
            <text:p>-124.9250135179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4.925013517956" calcext:value-type="float">
            <text:p>-124.9250135179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et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equency, GHz</text:p>
          </table:table-cell>
          <table:table-cell table:number-columns-repeated="3"/>
          <table:table-cell office:value-type="string" calcext:value-type="string">
            <text:p>Mode 1</text:p>
          </table:table-cell>
          <table:table-cell table:number-columns-repeated="1018"/>
        </table:table-row>
        <table:table-row table:style-name="ro1">
          <table:table-cell table:style-name="ce4" office:value-type="float" office:value="6750000000" calcext:value-type="float">
            <text:p>6.75E+009</text:p>
          </table:table-cell>
          <table:table-cell table:style-name="ce5" table:formula="of:=[.A116]*0.000000001" office:value-type="float" office:value="6.75" calcext:value-type="float">
            <text:p>6.75</text:p>
          </table:table-cell>
          <table:table-cell table:number-columns-repeated="3"/>
          <table:table-cell table:formula="of:=[.G79]/[.C79]" office:value-type="float" office:value="0.238594309866285" calcext:value-type="float">
            <text:p>0.238594309866285</text:p>
          </table:table-cell>
          <table:table-cell table:number-columns-repeated="1018"/>
        </table:table-row>
        <table:table-row table:style-name="ro1">
          <table:table-cell table:style-name="ce4" office:value-type="float" office:value="7000000000" calcext:value-type="float">
            <text:p>7.00E+009</text:p>
          </table:table-cell>
          <table:table-cell table:style-name="ce5" table:formula="of:=[.A117]*0.000000001" office:value-type="float" office:value="7" calcext:value-type="float">
            <text:p>7</text:p>
          </table:table-cell>
          <table:table-cell table:number-columns-repeated="3"/>
          <table:table-cell table:formula="of:=[.G80]/[.C80]" office:value-type="float" office:value="0.350897103548851" calcext:value-type="float">
            <text:p>0.350897103548851</text:p>
          </table:table-cell>
          <table:table-cell table:number-columns-repeated="1018"/>
        </table:table-row>
        <table:table-row table:style-name="ro1">
          <table:table-cell table:style-name="ce4" office:value-type="float" office:value="7250000000" calcext:value-type="float">
            <text:p>7.25E+009</text:p>
          </table:table-cell>
          <table:table-cell table:style-name="ce5" table:formula="of:=[.A118]*0.000000001" office:value-type="float" office:value="7.25" calcext:value-type="float">
            <text:p>7.25</text:p>
          </table:table-cell>
          <table:table-cell table:number-columns-repeated="3"/>
          <table:table-cell table:formula="of:=[.G81]/[.C81]" office:value-type="float" office:value="0.427317993446155" calcext:value-type="float">
            <text:p>0.427317993446155</text:p>
          </table:table-cell>
          <table:table-cell table:number-columns-repeated="1018"/>
        </table:table-row>
        <table:table-row table:style-name="ro1">
          <table:table-cell table:style-name="ce4" office:value-type="float" office:value="7500000000" calcext:value-type="float">
            <text:p>7.50E+009</text:p>
          </table:table-cell>
          <table:table-cell table:style-name="ce5" table:formula="of:=[.A119]*0.000000001" office:value-type="float" office:value="7.5" calcext:value-type="float">
            <text:p>7.5</text:p>
          </table:table-cell>
          <table:table-cell table:number-columns-repeated="3"/>
          <table:table-cell table:formula="of:=[.G82]/[.C82]" office:value-type="float" office:value="0.486029904643183" calcext:value-type="float">
            <text:p>0.486029904643183</text:p>
          </table:table-cell>
          <table:table-cell table:number-columns-repeated="1018"/>
        </table:table-row>
        <table:table-row table:style-name="ro1">
          <table:table-cell table:style-name="ce4" office:value-type="float" office:value="7750000000" calcext:value-type="float">
            <text:p>7.75E+009</text:p>
          </table:table-cell>
          <table:table-cell table:style-name="ce5" table:formula="of:=[.A120]*0.000000001" office:value-type="float" office:value="7.75" calcext:value-type="float">
            <text:p>7.75</text:p>
          </table:table-cell>
          <table:table-cell table:number-columns-repeated="3"/>
          <table:table-cell table:formula="of:=[.G83]/[.C83]" office:value-type="float" office:value="0.5336142657253" calcext:value-type="float">
            <text:p>0.5336142657253</text:p>
          </table:table-cell>
          <table:table-cell table:number-columns-repeated="1018"/>
        </table:table-row>
        <table:table-row table:style-name="ro1">
          <table:table-cell table:style-name="ce4" office:value-type="float" office:value="8000000000" calcext:value-type="float">
            <text:p>8.00E+009</text:p>
          </table:table-cell>
          <table:table-cell table:style-name="ce5" table:formula="of:=[.A121]*0.000000001" office:value-type="float" office:value="8" calcext:value-type="float">
            <text:p>8</text:p>
          </table:table-cell>
          <table:table-cell table:number-columns-repeated="3"/>
          <table:table-cell table:formula="of:=[.G84]/[.C84]" office:value-type="float" office:value="0.573398722621715" calcext:value-type="float">
            <text:p>0.573398722621715</text:p>
          </table:table-cell>
          <table:table-cell table:number-columns-repeated="1018"/>
        </table:table-row>
        <table:table-row table:style-name="ro1">
          <table:table-cell table:style-name="ce4" office:value-type="float" office:value="8250000000" calcext:value-type="float">
            <text:p>8.25E+009</text:p>
          </table:table-cell>
          <table:table-cell table:style-name="ce5" table:formula="of:=[.A122]*0.000000001" office:value-type="float" office:value="8.25" calcext:value-type="float">
            <text:p>8.25</text:p>
          </table:table-cell>
          <table:table-cell table:number-columns-repeated="3"/>
          <table:table-cell table:formula="of:=[.G85]/[.C85]" office:value-type="float" office:value="0.607359185603331" calcext:value-type="float">
            <text:p>0.607359185603331</text:p>
          </table:table-cell>
          <table:table-cell table:number-columns-repeated="1018"/>
        </table:table-row>
        <table:table-row table:style-name="ro1">
          <table:table-cell table:style-name="ce4" office:value-type="float" office:value="8500000000" calcext:value-type="float">
            <text:p>8.50E+009</text:p>
          </table:table-cell>
          <table:table-cell table:style-name="ce5" table:formula="of:=[.A123]*0.000000001" office:value-type="float" office:value="8.5" calcext:value-type="float">
            <text:p>8.5</text:p>
          </table:table-cell>
          <table:table-cell table:number-columns-repeated="3"/>
          <table:table-cell table:formula="of:=[.G86]/[.C86]" office:value-type="float" office:value="0.636787570155136" calcext:value-type="float">
            <text:p>0.636787570155136</text:p>
          </table:table-cell>
          <table:table-cell table:number-columns-repeated="1018"/>
        </table:table-row>
        <table:table-row table:style-name="ro1">
          <table:table-cell table:style-name="ce4" office:value-type="float" office:value="8750000000" calcext:value-type="float">
            <text:p>8.75E+009</text:p>
          </table:table-cell>
          <table:table-cell table:style-name="ce5" table:formula="of:=[.A124]*0.000000001" office:value-type="float" office:value="8.75" calcext:value-type="float">
            <text:p>8.75</text:p>
          </table:table-cell>
          <table:table-cell table:number-columns-repeated="3"/>
          <table:table-cell table:formula="of:=[.G87]/[.C87]" office:value-type="float" office:value="0.662584649277768" calcext:value-type="float">
            <text:p>0.662584649277768</text:p>
          </table:table-cell>
          <table:table-cell table:number-columns-repeated="1018"/>
        </table:table-row>
        <table:table-row table:style-name="ro1">
          <table:table-cell table:style-name="ce4" office:value-type="float" office:value="9000000000" calcext:value-type="float">
            <text:p>9.00E+009</text:p>
          </table:table-cell>
          <table:table-cell table:style-name="ce5" table:formula="of:=[.A125]*0.000000001" office:value-type="float" office:value="9" calcext:value-type="float">
            <text:p>9</text:p>
          </table:table-cell>
          <table:table-cell table:number-columns-repeated="3"/>
          <table:table-cell table:formula="of:=[.G88]/[.C88]" office:value-type="float" office:value="0.685407962562497" calcext:value-type="float">
            <text:p>0.685407962562497</text:p>
          </table:table-cell>
          <table:table-cell table:number-columns-repeated="1018"/>
        </table:table-row>
        <table:table-row table:style-name="ro1">
          <table:table-cell table:style-name="ce4" office:value-type="float" office:value="9250000000" calcext:value-type="float">
            <text:p>9.25E+009</text:p>
          </table:table-cell>
          <table:table-cell table:style-name="ce5" table:formula="of:=[.A126]*0.000000001" office:value-type="float" office:value="9.25" calcext:value-type="float">
            <text:p>9.25</text:p>
          </table:table-cell>
          <table:table-cell table:number-columns-repeated="3"/>
          <table:table-cell table:formula="of:=[.G89]/[.C89]" office:value-type="float" office:value="0.705754268805864" calcext:value-type="float">
            <text:p>0.705754268805864</text:p>
          </table:table-cell>
          <table:table-cell table:number-columns-repeated="1018"/>
        </table:table-row>
        <table:table-row table:style-name="ro1">
          <table:table-cell table:style-name="ce4" office:value-type="float" office:value="9500000000" calcext:value-type="float">
            <text:p>9.50E+009</text:p>
          </table:table-cell>
          <table:table-cell table:style-name="ce5" table:formula="of:=[.A127]*0.000000001" office:value-type="float" office:value="9.5" calcext:value-type="float">
            <text:p>9.5</text:p>
          </table:table-cell>
          <table:table-cell table:number-columns-repeated="3"/>
          <table:table-cell table:formula="of:=[.G90]/[.C90]" office:value-type="float" office:value="0.72400899955128" calcext:value-type="float">
            <text:p>0.72400899955128</text:p>
          </table:table-cell>
          <table:table-cell table:number-columns-repeated="1018"/>
        </table:table-row>
        <table:table-row table:style-name="ro1">
          <table:table-cell table:style-name="ce4" office:value-type="float" office:value="9750000000" calcext:value-type="float">
            <text:p>9.75E+009</text:p>
          </table:table-cell>
          <table:table-cell table:style-name="ce5" table:formula="of:=[.A128]*0.000000001" office:value-type="float" office:value="9.75" calcext:value-type="float">
            <text:p>9.75</text:p>
          </table:table-cell>
          <table:table-cell table:number-columns-repeated="3"/>
          <table:table-cell table:formula="of:=[.G91]/[.C91]" office:value-type="float" office:value="0.740477643788901" calcext:value-type="float">
            <text:p>0.740477643788901</text:p>
          </table:table-cell>
          <table:table-cell table:number-columns-repeated="1018"/>
        </table:table-row>
        <table:table-row table:style-name="ro1">
          <table:table-cell table:style-name="ce4" office:value-type="float" office:value="10000000000" calcext:value-type="float">
            <text:p>1.00E+010</text:p>
          </table:table-cell>
          <table:table-cell table:style-name="ce5" table:formula="of:=[.A129]*0.000000001" office:value-type="float" office:value="10" calcext:value-type="float">
            <text:p>10</text:p>
          </table:table-cell>
          <table:table-cell table:number-columns-repeated="3"/>
          <table:table-cell table:formula="of:=[.G92]/[.C92]" office:value-type="float" office:value="0.755406579840751" calcext:value-type="float">
            <text:p>0.755406579840751</text:p>
          </table:table-cell>
          <table:table-cell table:number-columns-repeated="1018"/>
        </table:table-row>
        <table:table-row table:style-name="ro1">
          <table:table-cell table:style-name="ce4" office:value-type="float" office:value="10250000000" calcext:value-type="float">
            <text:p>1.03E+010</text:p>
          </table:table-cell>
          <table:table-cell table:style-name="ce5" table:formula="of:=[.A130]*0.000000001" office:value-type="float" office:value="10.25" calcext:value-type="float">
            <text:p>10.25</text:p>
          </table:table-cell>
          <table:table-cell table:number-columns-repeated="3"/>
          <table:table-cell table:formula="of:=[.G93]/[.C93]" office:value-type="float" office:value="0.76899741638379" calcext:value-type="float">
            <text:p>0.76899741638379</text:p>
          </table:table-cell>
          <table:table-cell table:number-columns-repeated="1018"/>
        </table:table-row>
        <table:table-row table:style-name="ro1">
          <table:table-cell table:style-name="ce4" office:value-type="float" office:value="10500000000" calcext:value-type="float">
            <text:p>1.05E+010</text:p>
          </table:table-cell>
          <table:table-cell table:style-name="ce5" table:formula="of:=[.A131]*0.000000001" office:value-type="float" office:value="10.5" calcext:value-type="float">
            <text:p>10.5</text:p>
          </table:table-cell>
          <table:table-cell table:number-columns-repeated="3"/>
          <table:table-cell table:formula="of:=[.G94]/[.C94]" office:value-type="float" office:value="0.781417167652314" calcext:value-type="float">
            <text:p>0.781417167652314</text:p>
          </table:table-cell>
          <table:table-cell table:number-columns-repeated="1018"/>
        </table:table-row>
        <table:table-row table:style-name="ro1">
          <table:table-cell table:style-name="ce4" office:value-type="float" office:value="10750000000" calcext:value-type="float">
            <text:p>1.08E+010</text:p>
          </table:table-cell>
          <table:table-cell table:style-name="ce5" table:formula="of:=[.A132]*0.000000001" office:value-type="float" office:value="10.75" calcext:value-type="float">
            <text:p>10.75</text:p>
          </table:table-cell>
          <table:table-cell table:number-columns-repeated="3"/>
          <table:table-cell table:formula="of:=[.G95]/[.C95]" office:value-type="float" office:value="0.792805658405204" calcext:value-type="float">
            <text:p>0.792805658405204</text:p>
          </table:table-cell>
          <table:table-cell table:number-columns-repeated="1018"/>
        </table:table-row>
        <table:table-row table:style-name="ro1">
          <table:table-cell table:style-name="ce4" office:value-type="float" office:value="11000000000" calcext:value-type="float">
            <text:p>1.10E+010</text:p>
          </table:table-cell>
          <table:table-cell table:style-name="ce5" table:formula="of:=[.A133]*0.000000001" office:value-type="float" office:value="11" calcext:value-type="float">
            <text:p>11</text:p>
          </table:table-cell>
          <table:table-cell table:number-columns-repeated="3"/>
          <table:table-cell table:formula="of:=[.G96]/[.C96]" office:value-type="float" office:value="0.803281030486478" calcext:value-type="float">
            <text:p>0.803281030486478</text:p>
          </table:table-cell>
          <table:table-cell table:number-columns-repeated="1018"/>
        </table:table-row>
        <table:table-row table:style-name="ro1">
          <table:table-cell table:style-name="ce4" office:value-type="float" office:value="11250000000" calcext:value-type="float">
            <text:p>1.13E+010</text:p>
          </table:table-cell>
          <table:table-cell table:style-name="ce5" table:formula="of:=[.A134]*0.000000001" office:value-type="float" office:value="11.25" calcext:value-type="float">
            <text:p>11.25</text:p>
          </table:table-cell>
          <table:table-cell table:number-columns-repeated="3"/>
          <table:table-cell table:formula="of:=[.G97]/[.C97]" office:value-type="float" office:value="0.812943914481316" calcext:value-type="float">
            <text:p>0.812943914481316</text:p>
          </table:table-cell>
          <table:table-cell table:number-columns-repeated="1018"/>
        </table:table-row>
        <table:table-row table:style-name="ro1">
          <table:table-cell table:style-name="ce4" office:value-type="float" office:value="11500000000" calcext:value-type="float">
            <text:p>1.15E+010</text:p>
          </table:table-cell>
          <table:table-cell table:style-name="ce5" table:formula="of:=[.A135]*0.000000001" office:value-type="float" office:value="11.5" calcext:value-type="float">
            <text:p>11.5</text:p>
          </table:table-cell>
          <table:table-cell table:number-columns-repeated="3"/>
          <table:table-cell table:formula="of:=[.G98]/[.C98]" office:value-type="float" office:value="0.821880641538124" calcext:value-type="float">
            <text:p>0.821880641538124</text:p>
          </table:table-cell>
          <table:table-cell table:number-columns-repeated="1018"/>
        </table:table-row>
        <table:table-row table:style-name="ro1">
          <table:table-cell table:style-name="ce4" office:value-type="float" office:value="11750000000" calcext:value-type="float">
            <text:p>1.18E+010</text:p>
          </table:table-cell>
          <table:table-cell table:style-name="ce5" table:formula="of:=[.A136]*0.000000001" office:value-type="float" office:value="11.75" calcext:value-type="float">
            <text:p>11.75</text:p>
          </table:table-cell>
          <table:table-cell table:number-columns-repeated="3"/>
          <table:table-cell table:formula="of:=[.G99]/[.C99]" office:value-type="float" office:value="0.83016575147061" calcext:value-type="float">
            <text:p>0.83016575147061</text:p>
          </table:table-cell>
          <table:table-cell table:number-columns-repeated="1018"/>
        </table:table-row>
        <table:table-row table:style-name="ro1">
          <table:table-cell table:style-name="ce4" office:value-type="float" office:value="12000000000" calcext:value-type="float">
            <text:p>1.20E+010</text:p>
          </table:table-cell>
          <table:table-cell table:style-name="ce5" table:formula="of:=[.A137]*0.000000001" office:value-type="float" office:value="12" calcext:value-type="float">
            <text:p>12</text:p>
          </table:table-cell>
          <table:table-cell table:number-columns-repeated="3"/>
          <table:table-cell table:formula="of:=[.G100]/[.C100]" office:value-type="float" office:value="0.837863975994038" calcext:value-type="float">
            <text:p>0.837863975994038</text:p>
          </table:table-cell>
          <table:table-cell table:number-columns-repeated="1018"/>
        </table:table-row>
        <table:table-row table:style-name="ro1">
          <table:table-cell table:style-name="ce4" office:value-type="float" office:value="12250000000" calcext:value-type="float">
            <text:p>1.23E+010</text:p>
          </table:table-cell>
          <table:table-cell table:style-name="ce5" table:formula="of:=[.A138]*0.000000001" office:value-type="float" office:value="12.25" calcext:value-type="float">
            <text:p>12.25</text:p>
          </table:table-cell>
          <table:table-cell table:number-columns-repeated="3"/>
          <table:table-cell table:formula="of:=[.G101]/[.C101]" office:value-type="float" office:value="0.845031824499897" calcext:value-type="float">
            <text:p>0.845031824499897</text:p>
          </table:table-cell>
          <table:table-cell table:number-columns-repeated="1018"/>
        </table:table-row>
        <table:table-row table:style-name="ro1">
          <table:table-cell table:style-name="ce4" office:value-type="float" office:value="12500000000" calcext:value-type="float">
            <text:p>1.25E+010</text:p>
          </table:table-cell>
          <table:table-cell table:style-name="ce5" table:formula="of:=[.A139]*0.000000001" office:value-type="float" office:value="12.5" calcext:value-type="float">
            <text:p>12.5</text:p>
          </table:table-cell>
          <table:table-cell table:number-columns-repeated="3"/>
          <table:table-cell table:formula="of:=[.G102]/[.C102]" office:value-type="float" office:value="0.851718864740407" calcext:value-type="float">
            <text:p>0.851718864740407</text:p>
          </table:table-cell>
          <table:table-cell table:number-columns-repeated="1018"/>
        </table:table-row>
        <table:table-row table:style-name="ro1">
          <table:table-cell table:style-name="ce4" office:value-type="float" office:value="12750000000" calcext:value-type="float">
            <text:p>1.28E+010</text:p>
          </table:table-cell>
          <table:table-cell table:style-name="ce5" table:formula="of:=[.A140]*0.000000001" office:value-type="float" office:value="12.75" calcext:value-type="float">
            <text:p>12.75</text:p>
          </table:table-cell>
          <table:table-cell table:number-columns-repeated="3"/>
          <table:table-cell table:formula="of:=[.G103]/[.C103]" office:value-type="float" office:value="0.85796876646183" calcext:value-type="float">
            <text:p>0.85796876646183</text:p>
          </table:table-cell>
          <table:table-cell table:number-columns-repeated="1018"/>
        </table:table-row>
        <table:table-row table:style-name="ro1">
          <table:table-cell table:style-name="ce4" office:value-type="float" office:value="13000000000" calcext:value-type="float">
            <text:p>1.30E+010</text:p>
          </table:table-cell>
          <table:table-cell table:style-name="ce5" table:formula="of:=[.A141]*0.000000001" office:value-type="float" office:value="13" calcext:value-type="float">
            <text:p>13</text:p>
          </table:table-cell>
          <table:table-cell table:number-columns-repeated="3"/>
          <table:table-cell table:formula="of:=[.G104]/[.C104]" office:value-type="float" office:value="0.863820158820704" calcext:value-type="float">
            <text:p>0.863820158820704</text:p>
          </table:table-cell>
          <table:table-cell table:number-columns-repeated="1018"/>
        </table:table-row>
        <table:table-row table:style-name="ro1">
          <table:table-cell table:style-name="ce4" office:value-type="float" office:value="13250000000" calcext:value-type="float">
            <text:p>1.33E+010</text:p>
          </table:table-cell>
          <table:table-cell table:style-name="ce5" table:formula="of:=[.A142]*0.000000001" office:value-type="float" office:value="13.25" calcext:value-type="float">
            <text:p>13.25</text:p>
          </table:table-cell>
          <table:table-cell table:number-columns-repeated="3"/>
          <table:table-cell table:formula="of:=[.G105]/[.C105]" office:value-type="float" office:value="0.869307340054518" calcext:value-type="float">
            <text:p>0.869307340054518</text:p>
          </table:table-cell>
          <table:table-cell table:number-columns-repeated="1018"/>
        </table:table-row>
        <table:table-row table:style-name="ro1">
          <table:table-cell table:style-name="ce4" office:value-type="float" office:value="13500000000" calcext:value-type="float">
            <text:p>1.35E+010</text:p>
          </table:table-cell>
          <table:table-cell table:style-name="ce5" table:formula="of:=[.A143]*0.000000001" office:value-type="float" office:value="13.5" calcext:value-type="float">
            <text:p>13.5</text:p>
          </table:table-cell>
          <table:table-cell table:number-columns-repeated="3"/>
          <table:table-cell table:formula="of:=[.G106]/[.C106]" office:value-type="float" office:value="0.874460868864434" calcext:value-type="float">
            <text:p>0.874460868864434</text:p>
          </table:table-cell>
          <table:table-cell table:number-columns-repeated="1018"/>
        </table:table-row>
        <table:table-row table:style-name="ro1">
          <table:table-cell table:style-name="ce4" office:value-type="float" office:value="13750000000" calcext:value-type="float">
            <text:p>1.38E+010</text:p>
          </table:table-cell>
          <table:table-cell table:style-name="ce5" table:formula="of:=[.A144]*0.000000001" office:value-type="float" office:value="13.75" calcext:value-type="float">
            <text:p>13.75</text:p>
          </table:table-cell>
          <table:table-cell table:number-columns-repeated="3"/>
          <table:table-cell table:formula="of:=[.G107]/[.C107]" office:value-type="float" office:value="0.87930806030721" calcext:value-type="float">
            <text:p>0.87930806030721</text:p>
          </table:table-cell>
          <table:table-cell table:number-columns-repeated="1018"/>
        </table:table-row>
        <table:table-row table:style-name="ro1">
          <table:table-cell table:style-name="ce4" office:value-type="float" office:value="14000000000" calcext:value-type="float">
            <text:p>1.40E+010</text:p>
          </table:table-cell>
          <table:table-cell table:style-name="ce5" table:formula="of:=[.A145]*0.000000001" office:value-type="float" office:value="14" calcext:value-type="float">
            <text:p>14</text:p>
          </table:table-cell>
          <table:table-cell table:number-columns-repeated="3"/>
          <table:table-cell table:formula="of:=[.G108]/[.C108]" office:value-type="float" office:value="0.883873404011991" calcext:value-type="float">
            <text:p>0.883873404011991</text:p>
          </table:table-cell>
          <table:table-cell table:number-columns-repeated="1018"/>
        </table:table-row>
        <table:table-row table:style-name="ro1">
          <table:table-cell table:style-name="ce4" office:value-type="float" office:value="14250000000" calcext:value-type="float">
            <text:p>1.43E+010</text:p>
          </table:table-cell>
          <table:table-cell table:style-name="ce5" table:formula="of:=[.A146]*0.000000001" office:value-type="float" office:value="14.25" calcext:value-type="float">
            <text:p>14.25</text:p>
          </table:table-cell>
          <table:table-cell table:number-columns-repeated="3"/>
          <table:table-cell table:formula="of:=[.G109]/[.C109]" office:value-type="float" office:value="0.888178918769872" calcext:value-type="float">
            <text:p>0.888178918769872</text:p>
          </table:table-cell>
          <table:table-cell table:number-columns-repeated="1018"/>
        </table:table-row>
        <table:table-row table:style-name="ro1">
          <table:table-cell table:style-name="ce4" office:value-type="float" office:value="14500000000" calcext:value-type="float">
            <text:p>1.45E+010</text:p>
          </table:table-cell>
          <table:table-cell table:style-name="ce5" table:formula="of:=[.A147]*0.000000001" office:value-type="float" office:value="14.5" calcext:value-type="float">
            <text:p>14.5</text:p>
          </table:table-cell>
          <table:table-cell table:number-columns-repeated="3"/>
          <table:table-cell table:formula="of:=[.G110]/[.C110]" office:value-type="float" office:value="0.892244454665149" calcext:value-type="float">
            <text:p>0.892244454665149</text:p>
          </table:table-cell>
          <table:table-cell table:number-columns-repeated="1018"/>
        </table:table-row>
        <table:table-row table:style-name="ro1">
          <table:table-cell table:style-name="ce4" office:value-type="float" office:value="14750000000" calcext:value-type="float">
            <text:p>1.48E+010</text:p>
          </table:table-cell>
          <table:table-cell table:style-name="ce5" table:formula="of:=[.A148]*0.000000001" office:value-type="float" office:value="14.75" calcext:value-type="float">
            <text:p>14.75</text:p>
          </table:table-cell>
          <table:table-cell table:number-columns-repeated="3"/>
          <table:table-cell table:formula="of:=[.G111]/[.C111]" office:value-type="float" office:value="0.896087951696237" calcext:value-type="float">
            <text:p>0.896087951696237</text:p>
          </table:table-cell>
          <table:table-cell table:number-columns-repeated="6"/>
          <table:table-cell>
            <draw:frame table:end-cell-address="Sheet1.Q169" table:end-x="1.4799in" table:end-y="0.0732in" draw:z-index="0" draw:style-name="gr1" draw:text-style-name="P1" svg:width="6.75in" svg:height="3.75in" svg:x="1.1118in" svg:y="0.0567in">
              <draw:object draw:notify-on-update-of-ranges="Sheet1.B4:Sheet1.B37 Sheet1.M2:Sheet1.M2 Sheet1.M4:Sheet1.M37 Sheet1.B4:Sheet1.B37 Sheet1.L2:Sheet1.L2 Sheet1.L4:Sheet1.L3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4" office:value-type="float" office:value="15000000000" calcext:value-type="float">
            <text:p>1.50E+010</text:p>
          </table:table-cell>
          <table:table-cell table:style-name="ce5" table:formula="of:=[.A149]*0.000000001" office:value-type="float" office:value="15" calcext:value-type="float">
            <text:p>15</text:p>
          </table:table-cell>
          <table:table-cell table:number-columns-repeated="3"/>
          <table:table-cell table:formula="of:=[.G112]/[.C112]" office:value-type="float" office:value="0.899725662105881" calcext:value-type="float">
            <text:p>0.89972566210588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beta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Frequency, GHz</text:p>
          </table:table-cell>
          <table:table-cell table:number-columns-repeated="4"/>
          <table:table-cell office:value-type="string" calcext:value-type="string">
            <text:p>Mode 1</text:p>
          </table:table-cell>
          <table:table-cell table:number-columns-repeated="2"/>
          <table:table-cell office:value-type="string" calcext:value-type="string">
            <text:p>Mode 1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16]" office:value-type="float" office:value="6.75" calcext:value-type="float">
            <text:p>6.75</text:p>
          </table:table-cell>
          <table:table-cell table:number-columns-repeated="3"/>
          <table:table-cell table:formula="of:=([.F116]-[.M40])/[.F116]" office:value-type="float" office:value="-0.0000000000392868254157587" calcext:value-type="float">
            <text:p>-3.92868254157587E-11</text:p>
          </table:table-cell>
          <table:table-cell table:formula="of:=LOG10(ABS([.F154]))" office:value-type="float" office:value="-10.4057530630721" calcext:value-type="float">
            <text:p>-10.4057530630721</text:p>
          </table:table-cell>
          <table:table-cell/>
          <table:table-cell table:formula="of:=([.F79]-[.L40])/[.F79]" office:value-type="float" office:value="0.0000000000233871385864118" calcext:value-type="float">
            <text:p>2.33871385864118E-11</text:p>
          </table:table-cell>
          <table:table-cell table:formula="of:=LOG10(ABS([.I154]))" office:value-type="float" office:value="-10.6310229108181" calcext:value-type="float">
            <text:p>-10.6310229108181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17]" office:value-type="float" office:value="7" calcext:value-type="float">
            <text:p>7</text:p>
          </table:table-cell>
          <table:table-cell table:number-columns-repeated="3"/>
          <table:table-cell table:formula="of:=([.F117]-[.M41])/[.F117]" office:value-type="float" office:value="-0.0000000000160635632217136" calcext:value-type="float">
            <text:p>-1.60635632217136E-11</text:p>
          </table:table-cell>
          <table:table-cell table:formula="of:=LOG10(ABS([.F155]))" office:value-type="float" office:value="-10.7941581131119" calcext:value-type="float">
            <text:p>-10.7941581131119</text:p>
          </table:table-cell>
          <table:table-cell/>
          <table:table-cell table:formula="of:=([.F80]-[.L41])/[.F80]" office:value-type="float" office:value="-0.0000000000207624632899446" calcext:value-type="float">
            <text:p>-2.07624632899446E-11</text:p>
          </table:table-cell>
          <table:table-cell table:formula="of:=LOG10(ABS([.I155]))" office:value-type="float" office:value="-10.6827211224148" calcext:value-type="float">
            <text:p>-10.6827211224148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18]" office:value-type="float" office:value="7.25" calcext:value-type="float">
            <text:p>7.25</text:p>
          </table:table-cell>
          <table:table-cell table:number-columns-repeated="3"/>
          <table:table-cell table:formula="of:=([.F118]-[.M42])/[.F118]" office:value-type="float" office:value="-0.0000000000104041677867507" calcext:value-type="float">
            <text:p>-1.04041677867507E-11</text:p>
          </table:table-cell>
          <table:table-cell table:formula="of:=LOG10(ABS([.F156]))" office:value-type="float" office:value="-10.9827926526053" calcext:value-type="float">
            <text:p>-10.9827926526053</text:p>
          </table:table-cell>
          <table:table-cell/>
          <table:table-cell table:formula="of:=([.F81]-[.L42])/[.F81]" office:value-type="float" office:value="-0.00000000000420224541546103" calcext:value-type="float">
            <text:p>-4.20224541546103E-12</text:p>
          </table:table-cell>
          <table:table-cell table:formula="of:=LOG10(ABS([.I156]))" office:value-type="float" office:value="-11.3765185879443" calcext:value-type="float">
            <text:p>-11.3765185879443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19]" office:value-type="float" office:value="7.5" calcext:value-type="float">
            <text:p>7.5</text:p>
          </table:table-cell>
          <table:table-cell table:number-columns-repeated="3"/>
          <table:table-cell table:formula="of:=([.F119]-[.M43])/[.F119]" office:value-type="float" office:value="-0.00000000000777816423441373" calcext:value-type="float">
            <text:p>-7.77816423441373E-12</text:p>
          </table:table-cell>
          <table:table-cell table:formula="of:=LOG10(ABS([.F157]))" office:value-type="float" office:value="-11.1091228910489" calcext:value-type="float">
            <text:p>-11.1091228910489</text:p>
          </table:table-cell>
          <table:table-cell/>
          <table:table-cell table:formula="of:=([.F82]-[.L43])/[.F82]" office:value-type="float" office:value="-0.0000000000139360987342715" calcext:value-type="float">
            <text:p>-1.39360987342715E-11</text:p>
          </table:table-cell>
          <table:table-cell table:formula="of:=LOG10(ABS([.I157]))" office:value-type="float" office:value="-10.8558587854422" calcext:value-type="float">
            <text:p>-10.8558587854422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0]" office:value-type="float" office:value="7.75" calcext:value-type="float">
            <text:p>7.75</text:p>
          </table:table-cell>
          <table:table-cell table:number-columns-repeated="3"/>
          <table:table-cell table:formula="of:=([.F120]-[.M44])/[.F120]" office:value-type="float" office:value="-0.00000000000646080095644084" calcext:value-type="float">
            <text:p>-6.46080095644084E-12</text:p>
          </table:table-cell>
          <table:table-cell table:formula="of:=LOG10(ABS([.F158]))" office:value-type="float" office:value="-11.1897136384446" calcext:value-type="float">
            <text:p>-11.1897136384446</text:p>
          </table:table-cell>
          <table:table-cell/>
          <table:table-cell table:formula="of:=([.F83]-[.L44])/[.F83]" office:value-type="float" office:value="0.0000000000265856590428202" calcext:value-type="float">
            <text:p>2.65856590428202E-11</text:p>
          </table:table-cell>
          <table:table-cell table:formula="of:=LOG10(ABS([.I158]))" office:value-type="float" office:value="-10.5753525693121" calcext:value-type="float">
            <text:p>-10.5753525693121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1]" office:value-type="float" office:value="8" calcext:value-type="float">
            <text:p>8</text:p>
          </table:table-cell>
          <table:table-cell table:number-columns-repeated="3"/>
          <table:table-cell table:formula="of:=([.F121]-[.M45])/[.F121]" office:value-type="float" office:value="-0.0000000000051613674742972" calcext:value-type="float">
            <text:p>-5.1613674742972E-12</text:p>
          </table:table-cell>
          <table:table-cell table:formula="of:=LOG10(ABS([.F159]))" office:value-type="float" office:value="-11.2872352193299" calcext:value-type="float">
            <text:p>-11.2872352193299</text:p>
          </table:table-cell>
          <table:table-cell/>
          <table:table-cell table:formula="of:=([.F84]-[.L45])/[.F84]" office:value-type="float" office:value="-0.000000000164069096262403" calcext:value-type="float">
            <text:p>-1.64069096262403E-10</text:p>
          </table:table-cell>
          <table:table-cell table:formula="of:=LOG10(ABS([.I159]))" office:value-type="float" office:value="-9.78497321411227" calcext:value-type="float">
            <text:p>-9.78497321411227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2]" office:value-type="float" office:value="8.25" calcext:value-type="float">
            <text:p>8.25</text:p>
          </table:table-cell>
          <table:table-cell table:number-columns-repeated="3"/>
          <table:table-cell table:formula="of:=([.F122]-[.M46])/[.F122]" office:value-type="float" office:value="-0.00000000000380031079286774" calcext:value-type="float">
            <text:p>-3.80031079286774E-12</text:p>
          </table:table-cell>
          <table:table-cell table:formula="of:=LOG10(ABS([.F160]))" office:value-type="float" office:value="-11.4201808849337" calcext:value-type="float">
            <text:p>-11.4201808849337</text:p>
          </table:table-cell>
          <table:table-cell/>
          <table:table-cell table:formula="of:=([.F85]-[.L46])/[.F85]" office:value-type="float" office:value="-0.00000000000488820850168195" calcext:value-type="float">
            <text:p>-4.88820850168195E-12</text:p>
          </table:table-cell>
          <table:table-cell table:formula="of:=LOG10(ABS([.I160]))" office:value-type="float" office:value="-11.3108502779703" calcext:value-type="float">
            <text:p>-11.3108502779703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3]" office:value-type="float" office:value="8.5" calcext:value-type="float">
            <text:p>8.5</text:p>
          </table:table-cell>
          <table:table-cell table:number-columns-repeated="3"/>
          <table:table-cell table:formula="of:=([.F123]-[.M47])/[.F123]" office:value-type="float" office:value="-0.00000000000329202894865946" calcext:value-type="float">
            <text:p>-3.29202894865946E-12</text:p>
          </table:table-cell>
          <table:table-cell table:formula="of:=LOG10(ABS([.F161]))" office:value-type="float" office:value="-11.4825363544477" calcext:value-type="float">
            <text:p>-11.4825363544477</text:p>
          </table:table-cell>
          <table:table-cell/>
          <table:table-cell table:formula="of:=([.F86]-[.L47])/[.F86]" office:value-type="float" office:value="-0.0000000000187517125841617" calcext:value-type="float">
            <text:p>-1.87517125841617E-11</text:p>
          </table:table-cell>
          <table:table-cell table:formula="of:=LOG10(ABS([.I161]))" office:value-type="float" office:value="-10.7269590622357" calcext:value-type="float">
            <text:p>-10.7269590622357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4]" office:value-type="float" office:value="8.75" calcext:value-type="float">
            <text:p>8.75</text:p>
          </table:table-cell>
          <table:table-cell table:number-columns-repeated="3"/>
          <table:table-cell table:formula="of:=([.F124]-[.M48])/[.F124]" office:value-type="float" office:value="-0.00000000000313537194974719" calcext:value-type="float">
            <text:p>-3.13537194974719E-12</text:p>
          </table:table-cell>
          <table:table-cell table:formula="of:=LOG10(ABS([.F162]))" office:value-type="float" office:value="-11.5037109313434" calcext:value-type="float">
            <text:p>-11.5037109313434</text:p>
          </table:table-cell>
          <table:table-cell/>
          <table:table-cell table:formula="of:=([.F87]-[.L48])/[.F87]" office:value-type="float" office:value="-0.0000000000220711779427894" calcext:value-type="float">
            <text:p>-2.20711779427894E-11</text:p>
          </table:table-cell>
          <table:table-cell table:formula="of:=LOG10(ABS([.I162]))" office:value-type="float" office:value="-10.6561744878442" calcext:value-type="float">
            <text:p>-10.6561744878442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5]" office:value-type="float" office:value="9" calcext:value-type="float">
            <text:p>9</text:p>
          </table:table-cell>
          <table:table-cell table:number-columns-repeated="3"/>
          <table:table-cell table:formula="of:=([.F125]-[.M49])/[.F125]" office:value-type="float" office:value="-0.00000000000274604497824959" calcext:value-type="float">
            <text:p>-2.74604497824959E-12</text:p>
          </table:table-cell>
          <table:table-cell table:formula="of:=LOG10(ABS([.F163]))" office:value-type="float" office:value="-11.5612923536085" calcext:value-type="float">
            <text:p>-11.5612923536085</text:p>
          </table:table-cell>
          <table:table-cell/>
          <table:table-cell table:formula="of:=([.F88]-[.L49])/[.F88]" office:value-type="float" office:value="-0.0000000000148034142574719" calcext:value-type="float">
            <text:p>-1.48034142574719E-11</text:p>
          </table:table-cell>
          <table:table-cell table:formula="of:=LOG10(ABS([.I163]))" office:value-type="float" office:value="-10.8296381074313" calcext:value-type="float">
            <text:p>-10.8296381074313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6]" office:value-type="float" office:value="9.25" calcext:value-type="float">
            <text:p>9.25</text:p>
          </table:table-cell>
          <table:table-cell table:number-columns-repeated="3"/>
          <table:table-cell table:formula="of:=([.F126]-[.M50])/[.F126]" office:value-type="float" office:value="-0.00000000000233778598277142" calcext:value-type="float">
            <text:p>-2.33778598277142E-12</text:p>
          </table:table-cell>
          <table:table-cell table:formula="of:=LOG10(ABS([.F164]))" office:value-type="float" office:value="-11.6311952496993" calcext:value-type="float">
            <text:p>-11.6311952496993</text:p>
          </table:table-cell>
          <table:table-cell/>
          <table:table-cell table:formula="of:=([.F89]-[.L50])/[.F89]" office:value-type="float" office:value="-0.000000000432188300885156" calcext:value-type="float">
            <text:p>-4.32188300885156E-10</text:p>
          </table:table-cell>
          <table:table-cell table:formula="of:=LOG10(ABS([.I164]))" office:value-type="float" office:value="-9.36432699342174" calcext:value-type="float">
            <text:p>-9.36432699342174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7]" office:value-type="float" office:value="9.5" calcext:value-type="float">
            <text:p>9.5</text:p>
          </table:table-cell>
          <table:table-cell table:number-columns-repeated="3"/>
          <table:table-cell table:formula="of:=([.F127]-[.M51])/[.F127]" office:value-type="float" office:value="-0.000000000002078268731752" calcext:value-type="float">
            <text:p>-2.078268731752E-12</text:p>
          </table:table-cell>
          <table:table-cell table:formula="of:=LOG10(ABS([.F165]))" office:value-type="float" office:value="-11.6822982964462" calcext:value-type="float">
            <text:p>-11.6822982964462</text:p>
          </table:table-cell>
          <table:table-cell/>
          <table:table-cell table:formula="of:=([.F90]-[.L51])/[.F90]" office:value-type="float" office:value="0.00000000000164609451243177" calcext:value-type="float">
            <text:p>1.64609451243177E-12</text:p>
          </table:table-cell>
          <table:table-cell table:formula="of:=LOG10(ABS([.I165]))" office:value-type="float" office:value="-11.7835452328849" calcext:value-type="float">
            <text:p>-11.7835452328849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8]" office:value-type="float" office:value="9.75" calcext:value-type="float">
            <text:p>9.75</text:p>
          </table:table-cell>
          <table:table-cell table:number-columns-repeated="3"/>
          <table:table-cell table:formula="of:=([.F128]-[.M52])/[.F128]" office:value-type="float" office:value="-0.00000000000203639491981174" calcext:value-type="float">
            <text:p>-2.03639491981174E-12</text:p>
          </table:table-cell>
          <table:table-cell table:formula="of:=LOG10(ABS([.F166]))" office:value-type="float" office:value="-11.6911379950665" calcext:value-type="float">
            <text:p>-11.6911379950665</text:p>
          </table:table-cell>
          <table:table-cell/>
          <table:table-cell table:formula="of:=([.F91]-[.L52])/[.F91]" office:value-type="float" office:value="-0.0000000000235388416782474" calcext:value-type="float">
            <text:p>-2.35388416782474E-11</text:p>
          </table:table-cell>
          <table:table-cell table:formula="of:=LOG10(ABS([.I166]))" office:value-type="float" office:value="-10.6282149121435" calcext:value-type="float">
            <text:p>-10.6282149121435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29]" office:value-type="float" office:value="10" calcext:value-type="float">
            <text:p>10</text:p>
          </table:table-cell>
          <table:table-cell table:number-columns-repeated="3"/>
          <table:table-cell table:formula="of:=([.F129]-[.M53])/[.F129]" office:value-type="float" office:value="-0.00000000000195705600009801" calcext:value-type="float">
            <text:p>-1.95705600009801E-12</text:p>
          </table:table-cell>
          <table:table-cell table:formula="of:=LOG10(ABS([.F167]))" office:value-type="float" office:value="-11.7083967470627" calcext:value-type="float">
            <text:p>-11.7083967470627</text:p>
          </table:table-cell>
          <table:table-cell/>
          <table:table-cell table:formula="of:=([.F92]-[.L53])/[.F92]" office:value-type="float" office:value="-0.000000000374431981582138" calcext:value-type="float">
            <text:p>-3.74431981582138E-10</text:p>
          </table:table-cell>
          <table:table-cell table:formula="of:=LOG10(ABS([.I167]))" office:value-type="float" office:value="-9.42662706369607" calcext:value-type="float">
            <text:p>-9.42662706369607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0]" office:value-type="float" office:value="10.25" calcext:value-type="float">
            <text:p>10.25</text:p>
          </table:table-cell>
          <table:table-cell table:number-columns-repeated="3"/>
          <table:table-cell table:formula="of:=([.F130]-[.M54])/[.F130]" office:value-type="float" office:value="-0.00000000000163372249099836" calcext:value-type="float">
            <text:p>-1.63372249099836E-12</text:p>
          </table:table-cell>
          <table:table-cell table:formula="of:=LOG10(ABS([.F168]))" office:value-type="float" office:value="-11.786821712102" calcext:value-type="float">
            <text:p>-11.786821712102</text:p>
          </table:table-cell>
          <table:table-cell/>
          <table:table-cell table:formula="of:=([.F93]-[.L54])/[.F93]" office:value-type="float" office:value="-0.0000000000140884656161028" calcext:value-type="float">
            <text:p>-1.40884656161028E-11</text:p>
          </table:table-cell>
          <table:table-cell table:formula="of:=LOG10(ABS([.I168]))" office:value-type="float" office:value="-10.8511363036079" calcext:value-type="float">
            <text:p>-10.8511363036079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1]" office:value-type="float" office:value="10.5" calcext:value-type="float">
            <text:p>10.5</text:p>
          </table:table-cell>
          <table:table-cell table:number-columns-repeated="3"/>
          <table:table-cell table:formula="of:=([.F131]-[.M55])/[.F131]" office:value-type="float" office:value="-0.000000000001585307953495" calcext:value-type="float">
            <text:p>-1.585307953495E-12</text:p>
          </table:table-cell>
          <table:table-cell table:formula="of:=LOG10(ABS([.F169]))" office:value-type="float" office:value="-11.799886361514" calcext:value-type="float">
            <text:p>-11.799886361514</text:p>
          </table:table-cell>
          <table:table-cell/>
          <table:table-cell table:formula="of:=([.F94]-[.L55])/[.F94]" office:value-type="float" office:value="-0.000000000063378428748455" calcext:value-type="float">
            <text:p>-6.3378428748455E-11</text:p>
          </table:table-cell>
          <table:table-cell table:formula="of:=LOG10(ABS([.I169]))" office:value-type="float" office:value="-10.1980585318597" calcext:value-type="float">
            <text:p>-10.1980585318597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2]" office:value-type="float" office:value="10.75" calcext:value-type="float">
            <text:p>10.75</text:p>
          </table:table-cell>
          <table:table-cell table:number-columns-repeated="3"/>
          <table:table-cell table:formula="of:=([.F132]-[.M56])/[.F132]" office:value-type="float" office:value="-0.00000000000139182995539491" calcext:value-type="float">
            <text:p>-1.39182995539491E-12</text:p>
          </table:table-cell>
          <table:table-cell table:formula="of:=LOG10(ABS([.F170]))" office:value-type="float" office:value="-11.8564138207202" calcext:value-type="float">
            <text:p>-11.8564138207202</text:p>
          </table:table-cell>
          <table:table-cell/>
          <table:table-cell table:formula="of:=([.F95]-[.L56])/[.F95]" office:value-type="float" office:value="0.0000000000223171737477724" calcext:value-type="float">
            <text:p>2.23171737477724E-11</text:p>
          </table:table-cell>
          <table:table-cell table:formula="of:=LOG10(ABS([.I170]))" office:value-type="float" office:value="-10.6513608054094" calcext:value-type="float">
            <text:p>-10.6513608054094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3]" office:value-type="float" office:value="11" calcext:value-type="float">
            <text:p>11</text:p>
          </table:table-cell>
          <table:table-cell table:number-columns-repeated="3"/>
          <table:table-cell table:formula="of:=([.F133]-[.M57])/[.F133]" office:value-type="float" office:value="-0.00000000000122869609941371" calcext:value-type="float">
            <text:p>-1.22869609941371E-12</text:p>
          </table:table-cell>
          <table:table-cell table:formula="of:=LOG10(ABS([.F171]))" office:value-type="float" office:value="-11.9105555204238" calcext:value-type="float">
            <text:p>-11.9105555204238</text:p>
          </table:table-cell>
          <table:table-cell/>
          <table:table-cell table:formula="of:=([.F96]-[.L57])/[.F96]" office:value-type="float" office:value="-0.0000000000726674548984302" calcext:value-type="float">
            <text:p>-7.26674548984302E-11</text:p>
          </table:table-cell>
          <table:table-cell table:formula="of:=LOG10(ABS([.I171]))" office:value-type="float" office:value="-10.1386600502502" calcext:value-type="float">
            <text:p>-10.1386600502502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4]" office:value-type="float" office:value="11.25" calcext:value-type="float">
            <text:p>11.25</text:p>
          </table:table-cell>
          <table:table-cell table:number-columns-repeated="3"/>
          <table:table-cell table:formula="of:=([.F134]-[.M58])/[.F134]" office:value-type="float" office:value="-0.00000000000101879891295921" calcext:value-type="float">
            <text:p>-1.01879891295921E-12</text:p>
          </table:table-cell>
          <table:table-cell table:formula="of:=LOG10(ABS([.F172]))" office:value-type="float" office:value="-11.9919115270929" calcext:value-type="float">
            <text:p>-11.9919115270929</text:p>
          </table:table-cell>
          <table:table-cell/>
          <table:table-cell table:formula="of:=([.F97]-[.L58])/[.F97]" office:value-type="float" office:value="-0.0000000000476209810359377" calcext:value-type="float">
            <text:p>-4.76209810359377E-11</text:p>
          </table:table-cell>
          <table:table-cell table:formula="of:=LOG10(ABS([.I172]))" office:value-type="float" office:value="-10.3222016619739" calcext:value-type="float">
            <text:p>-10.3222016619739</text:p>
          </table:table-cell>
          <table:table-cell table:number-columns-repeated="2"/>
          <table:table-cell>
            <draw:frame table:end-cell-address="Sheet1.Q193" table:end-x="0.7213in" table:end-y="0.0591in" draw:z-index="1" draw:style-name="gr1" draw:text-style-name="P1" svg:width="6in" svg:height="3.7508in" svg:x="1.1031in" svg:y="0.0421in">
              <draw:object draw:notify-on-update-of-ranges="Sheet1.B154:Sheet1.B187 Sheet1.G152:Sheet1.G152 Sheet1.G154:Sheet1.G187 Sheet1.B154:Sheet1.B187 Sheet1.J152:Sheet1.J152 Sheet1.J154:Sheet1.J18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/>
          <table:table-cell table:style-name="ce5" table:formula="of:=[.B135]" office:value-type="float" office:value="11.5" calcext:value-type="float">
            <text:p>11.5</text:p>
          </table:table-cell>
          <table:table-cell table:number-columns-repeated="3"/>
          <table:table-cell table:formula="of:=([.F135]-[.M59])/[.F135]" office:value-type="float" office:value="-0.00000000000123303984259962" calcext:value-type="float">
            <text:p>-1.23303984259962E-12</text:p>
          </table:table-cell>
          <table:table-cell table:formula="of:=LOG10(ABS([.F173]))" office:value-type="float" office:value="-11.9090228900372" calcext:value-type="float">
            <text:p>-11.9090228900372</text:p>
          </table:table-cell>
          <table:table-cell/>
          <table:table-cell table:formula="of:=([.F98]-[.L59])/[.F98]" office:value-type="float" office:value="-0.0000000000581772586857499" calcext:value-type="float">
            <text:p>-5.81772586857499E-11</text:p>
          </table:table-cell>
          <table:table-cell table:formula="of:=LOG10(ABS([.I173]))" office:value-type="float" office:value="-10.2352467465764" calcext:value-type="float">
            <text:p>-10.2352467465764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6]" office:value-type="float" office:value="11.75" calcext:value-type="float">
            <text:p>11.75</text:p>
          </table:table-cell>
          <table:table-cell table:number-columns-repeated="3"/>
          <table:table-cell table:formula="of:=([.F136]-[.M60])/[.F136]" office:value-type="float" office:value="-0.0000000000010833880711841" calcext:value-type="float">
            <text:p>-1.0833880711841E-12</text:p>
          </table:table-cell>
          <table:table-cell table:formula="of:=LOG10(ABS([.F174]))" office:value-type="float" office:value="-11.9652159505907" calcext:value-type="float">
            <text:p>-11.9652159505907</text:p>
          </table:table-cell>
          <table:table-cell/>
          <table:table-cell table:formula="of:=([.F99]-[.L60])/[.F99]" office:value-type="float" office:value="-0.0000000000638838508000063" calcext:value-type="float">
            <text:p>-6.38838508000063E-11</text:p>
          </table:table-cell>
          <table:table-cell table:formula="of:=LOG10(ABS([.I174]))" office:value-type="float" office:value="-10.1946089132789" calcext:value-type="float">
            <text:p>-10.1946089132789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7]" office:value-type="float" office:value="12" calcext:value-type="float">
            <text:p>12</text:p>
          </table:table-cell>
          <table:table-cell table:number-columns-repeated="3"/>
          <table:table-cell table:formula="of:=([.F137]-[.M61])/[.F137]" office:value-type="float" office:value="-0.00000000000113332686470417" calcext:value-type="float">
            <text:p>-1.13332686470417E-12</text:p>
          </table:table-cell>
          <table:table-cell table:formula="of:=LOG10(ABS([.F175]))" office:value-type="float" office:value="-11.9456448164697" calcext:value-type="float">
            <text:p>-11.9456448164697</text:p>
          </table:table-cell>
          <table:table-cell/>
          <table:table-cell table:formula="of:=([.F100]-[.L61])/[.F100]" office:value-type="float" office:value="-0.0000000000603553689453305" calcext:value-type="float">
            <text:p>-6.03553689453305E-11</text:p>
          </table:table-cell>
          <table:table-cell table:formula="of:=LOG10(ABS([.I175]))" office:value-type="float" office:value="-10.2192840909416" calcext:value-type="float">
            <text:p>-10.2192840909416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8]" office:value-type="float" office:value="12.25" calcext:value-type="float">
            <text:p>12.25</text:p>
          </table:table-cell>
          <table:table-cell table:number-columns-repeated="3"/>
          <table:table-cell table:formula="of:=([.F138]-[.M62])/[.F138]" office:value-type="float" office:value="-0.00000000000107615317329457" calcext:value-type="float">
            <text:p>-1.07615317329457E-12</text:p>
          </table:table-cell>
          <table:table-cell table:formula="of:=LOG10(ABS([.F176]))" office:value-type="float" office:value="-11.9681259093553" calcext:value-type="float">
            <text:p>-11.9681259093553</text:p>
          </table:table-cell>
          <table:table-cell/>
          <table:table-cell table:formula="of:=([.F101]-[.L62])/[.F101]" office:value-type="float" office:value="0.0000000000561033871153088" calcext:value-type="float">
            <text:p>5.61033871153088E-11</text:p>
          </table:table-cell>
          <table:table-cell table:formula="of:=LOG10(ABS([.I176]))" office:value-type="float" office:value="-10.2510109184037" calcext:value-type="float">
            <text:p>-10.2510109184037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39]" office:value-type="float" office:value="12.5" calcext:value-type="float">
            <text:p>12.5</text:p>
          </table:table-cell>
          <table:table-cell table:number-columns-repeated="3"/>
          <table:table-cell table:formula="of:=([.F139]-[.M63])/[.F139]" office:value-type="float" office:value="-0.00000000000104280702995915" calcext:value-type="float">
            <text:p>-1.04280702995915E-12</text:p>
          </table:table-cell>
          <table:table-cell table:formula="of:=LOG10(ABS([.F177]))" office:value-type="float" office:value="-11.9817960497494" calcext:value-type="float">
            <text:p>-11.9817960497494</text:p>
          </table:table-cell>
          <table:table-cell/>
          <table:table-cell table:formula="of:=([.F102]-[.L63])/[.F102]" office:value-type="float" office:value="-0.000000000015952422218604" calcext:value-type="float">
            <text:p>-1.5952422218604E-11</text:p>
          </table:table-cell>
          <table:table-cell table:formula="of:=LOG10(ABS([.I177]))" office:value-type="float" office:value="-10.7971733642491" calcext:value-type="float">
            <text:p>-10.7971733642491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0]" office:value-type="float" office:value="12.75" calcext:value-type="float">
            <text:p>12.75</text:p>
          </table:table-cell>
          <table:table-cell table:number-columns-repeated="3"/>
          <table:table-cell table:formula="of:=([.F140]-[.M64])/[.F140]" office:value-type="float" office:value="-0.000000000000790642147549726" calcext:value-type="float">
            <text:p>-7.90642147549726E-13</text:p>
          </table:table-cell>
          <table:table-cell table:formula="of:=LOG10(ABS([.F178]))" office:value-type="float" office:value="-12.1020200380067" calcext:value-type="float">
            <text:p>-12.1020200380067</text:p>
          </table:table-cell>
          <table:table-cell/>
          <table:table-cell table:formula="of:=([.F103]-[.L64])/[.F103]" office:value-type="float" office:value="-0.00000000000450777939237079" calcext:value-type="float">
            <text:p>-4.50777939237079E-12</text:p>
          </table:table-cell>
          <table:table-cell table:formula="of:=LOG10(ABS([.I178]))" office:value-type="float" office:value="-11.3460373461797" calcext:value-type="float">
            <text:p>-11.3460373461797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1]" office:value-type="float" office:value="13" calcext:value-type="float">
            <text:p>13</text:p>
          </table:table-cell>
          <table:table-cell table:number-columns-repeated="3"/>
          <table:table-cell table:formula="of:=([.F141]-[.M65])/[.F141]" office:value-type="float" office:value="-0.000000000000844664904301102" calcext:value-type="float">
            <text:p>-8.44664904301102E-13</text:p>
          </table:table-cell>
          <table:table-cell table:formula="of:=LOG10(ABS([.F179]))" office:value-type="float" office:value="-12.0733155503125" calcext:value-type="float">
            <text:p>-12.0733155503125</text:p>
          </table:table-cell>
          <table:table-cell/>
          <table:table-cell table:formula="of:=([.F104]-[.L65])/[.F104]" office:value-type="float" office:value="0.000000000348991000850129" calcext:value-type="float">
            <text:p>3.48991000850129E-10</text:p>
          </table:table-cell>
          <table:table-cell table:formula="of:=LOG10(ABS([.I179]))" office:value-type="float" office:value="-9.45718577169847" calcext:value-type="float">
            <text:p>-9.45718577169847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2]" office:value-type="float" office:value="13.25" calcext:value-type="float">
            <text:p>13.25</text:p>
          </table:table-cell>
          <table:table-cell table:number-columns-repeated="3"/>
          <table:table-cell table:formula="of:=([.F142]-[.M66])/[.F142]" office:value-type="float" office:value="-0.000000000000655042656483875" calcext:value-type="float">
            <text:p>-6.55042656483875E-13</text:p>
          </table:table-cell>
          <table:table-cell table:formula="of:=LOG10(ABS([.F180]))" office:value-type="float" office:value="-12.1837304177603" calcext:value-type="float">
            <text:p>-12.1837304177603</text:p>
          </table:table-cell>
          <table:table-cell/>
          <table:table-cell table:formula="of:=([.F105]-[.L66])/[.F105]" office:value-type="float" office:value="0.000000000662962047041023" calcext:value-type="float">
            <text:p>6.62962047041023E-10</text:p>
          </table:table-cell>
          <table:table-cell table:formula="of:=LOG10(ABS([.I180]))" office:value-type="float" office:value="-9.17851133318263" calcext:value-type="float">
            <text:p>-9.17851133318263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3]" office:value-type="float" office:value="13.5" calcext:value-type="float">
            <text:p>13.5</text:p>
          </table:table-cell>
          <table:table-cell table:number-columns-repeated="3"/>
          <table:table-cell table:formula="of:=([.F143]-[.M67])/[.F143]" office:value-type="float" office:value="-0.000000000000812295571416009" calcext:value-type="float">
            <text:p>-8.12295571416009E-13</text:p>
          </table:table-cell>
          <table:table-cell table:formula="of:=LOG10(ABS([.F181]))" office:value-type="float" office:value="-12.0902859145052" calcext:value-type="float">
            <text:p>-12.0902859145052</text:p>
          </table:table-cell>
          <table:table-cell/>
          <table:table-cell table:formula="of:=([.F106]-[.L67])/[.F106]" office:value-type="float" office:value="0.00000000000821315628716324" calcext:value-type="float">
            <text:p>8.21315628716324E-12</text:p>
          </table:table-cell>
          <table:table-cell table:formula="of:=LOG10(ABS([.I181]))" office:value-type="float" office:value="-11.0854899129566" calcext:value-type="float">
            <text:p>-11.0854899129566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4]" office:value-type="float" office:value="13.75" calcext:value-type="float">
            <text:p>13.75</text:p>
          </table:table-cell>
          <table:table-cell table:number-columns-repeated="3"/>
          <table:table-cell table:formula="of:=([.F144]-[.M68])/[.F144]" office:value-type="float" office:value="-0.0000000000007215815334976" calcext:value-type="float">
            <text:p>-7.215815334976E-13</text:p>
          </table:table-cell>
          <table:table-cell table:formula="of:=LOG10(ABS([.F182]))" office:value-type="float" office:value="-12.1417145896606" calcext:value-type="float">
            <text:p>-12.1417145896606</text:p>
          </table:table-cell>
          <table:table-cell/>
          <table:table-cell table:formula="of:=([.F107]-[.L68])/[.F107]" office:value-type="float" office:value="-0.000000000079244984023998" calcext:value-type="float">
            <text:p>-7.9244984023998E-11</text:p>
          </table:table-cell>
          <table:table-cell table:formula="of:=LOG10(ABS([.I182]))" office:value-type="float" office:value="-10.1010282178123" calcext:value-type="float">
            <text:p>-10.1010282178123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5]" office:value-type="float" office:value="14" calcext:value-type="float">
            <text:p>14</text:p>
          </table:table-cell>
          <table:table-cell table:number-columns-repeated="3"/>
          <table:table-cell table:formula="of:=([.F145]-[.M69])/[.F145]" office:value-type="float" office:value="-0.00000000000059852606587392" calcext:value-type="float">
            <text:p>-5.9852606587392E-13</text:p>
          </table:table-cell>
          <table:table-cell table:formula="of:=LOG10(ABS([.F183]))" office:value-type="float" office:value="-12.2229169312748" calcext:value-type="float">
            <text:p>-12.2229169312748</text:p>
          </table:table-cell>
          <table:table-cell/>
          <table:table-cell table:formula="of:=([.F108]-[.L69])/[.F108]" office:value-type="float" office:value="-0.0000000000947900141777062" calcext:value-type="float">
            <text:p>-9.47900141777062E-11</text:p>
          </table:table-cell>
          <table:table-cell table:formula="of:=LOG10(ABS([.I183]))" office:value-type="float" office:value="-10.0232374117753" calcext:value-type="float">
            <text:p>-10.0232374117753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6]" office:value-type="float" office:value="14.25" calcext:value-type="float">
            <text:p>14.25</text:p>
          </table:table-cell>
          <table:table-cell table:number-columns-repeated="3"/>
          <table:table-cell table:formula="of:=([.F146]-[.M70])/[.F146]" office:value-type="float" office:value="-0.000000000000572374678381191" calcext:value-type="float">
            <text:p>-5.72374678381191E-13</text:p>
          </table:table-cell>
          <table:table-cell table:formula="of:=LOG10(ABS([.F184]))" office:value-type="float" office:value="-12.2423195874954" calcext:value-type="float">
            <text:p>-12.2423195874954</text:p>
          </table:table-cell>
          <table:table-cell/>
          <table:table-cell table:formula="of:=([.F109]-[.L70])/[.F109]" office:value-type="float" office:value="0.00000000013384351832297" calcext:value-type="float">
            <text:p>1.3384351832297E-10</text:p>
          </table:table-cell>
          <table:table-cell table:formula="of:=LOG10(ABS([.I184]))" office:value-type="float" office:value="-9.87340265566664" calcext:value-type="float">
            <text:p>-9.87340265566664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7]" office:value-type="float" office:value="14.5" calcext:value-type="float">
            <text:p>14.5</text:p>
          </table:table-cell>
          <table:table-cell table:number-columns-repeated="3"/>
          <table:table-cell table:formula="of:=([.F147]-[.M71])/[.F147]" office:value-type="float" office:value="-0.000000000000622898403258703" calcext:value-type="float">
            <text:p>-6.22898403258703E-13</text:p>
          </table:table-cell>
          <table:table-cell table:formula="of:=LOG10(ABS([.F185]))" office:value-type="float" office:value="-12.2055827823974" calcext:value-type="float">
            <text:p>-12.2055827823974</text:p>
          </table:table-cell>
          <table:table-cell/>
          <table:table-cell table:formula="of:=([.F110]-[.L71])/[.F110]" office:value-type="float" office:value="0.000000000174401921191307" calcext:value-type="float">
            <text:p>1.74401921191307E-10</text:p>
          </table:table-cell>
          <table:table-cell table:formula="of:=LOG10(ABS([.I185]))" office:value-type="float" office:value="-9.75844873523953" calcext:value-type="float">
            <text:p>-9.75844873523953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8]" office:value-type="float" office:value="14.75" calcext:value-type="float">
            <text:p>14.75</text:p>
          </table:table-cell>
          <table:table-cell table:number-columns-repeated="3"/>
          <table:table-cell table:formula="of:=([.F148]-[.M72])/[.F148]" office:value-type="float" office:value="-0.000000000000545888675016652" calcext:value-type="float">
            <text:p>-5.45888675016652E-13</text:p>
          </table:table-cell>
          <table:table-cell table:formula="of:=LOG10(ABS([.F186]))" office:value-type="float" office:value="-12.2628959154555" calcext:value-type="float">
            <text:p>-12.2628959154555</text:p>
          </table:table-cell>
          <table:table-cell/>
          <table:table-cell table:formula="of:=([.F111]-[.L72])/[.F111]" office:value-type="float" office:value="0.000000000135935459060623" calcext:value-type="float">
            <text:p>1.35935459060623E-10</text:p>
          </table:table-cell>
          <table:table-cell table:formula="of:=LOG10(ABS([.I186]))" office:value-type="float" office:value="-9.86666724182771" calcext:value-type="float">
            <text:p>-9.86666724182771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.B149]" office:value-type="float" office:value="15" calcext:value-type="float">
            <text:p>15</text:p>
          </table:table-cell>
          <table:table-cell table:number-columns-repeated="3"/>
          <table:table-cell table:formula="of:=([.F149]-[.M73])/[.F149]" office:value-type="float" office:value="-0.000000000000558118874660779" calcext:value-type="float">
            <text:p>-5.58118874660779E-13</text:p>
          </table:table-cell>
          <table:table-cell table:formula="of:=LOG10(ABS([.F187]))" office:value-type="float" office:value="-12.2532732901112" calcext:value-type="float">
            <text:p>-12.2532732901112</text:p>
          </table:table-cell>
          <table:table-cell/>
          <table:table-cell table:formula="of:=([.F112]-[.L73])/[.F112]" office:value-type="float" office:value="-0.000000000496070055806444" calcext:value-type="float">
            <text:p>-4.96070055806444E-10</text:p>
          </table:table-cell>
          <table:table-cell table:formula="of:=LOG10(ABS([.I187]))" office:value-type="float" office:value="-9.30445698741759" calcext:value-type="float">
            <text:p>-9.304456987417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frequency, GHz</text:p>
          </table:table-cell>
          <table:table-cell office:value-type="string" calcext:value-type="string">
            <text:p>impedance error, mode 1</text:p>
          </table:table-cell>
          <table:table-cell office:value-type="string" calcext:value-type="string">
            <text:p>erro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54]" office:value-type="float" office:value="6.75" calcext:value-type="float">
            <text:p>6.75</text:p>
          </table:table-cell>
          <table:table-cell table:formula="of:=([.H79]-[.N4])/[.H79]" office:value-type="float" office:value="0.0000000000172424320605294" calcext:value-type="float">
            <text:p>1.72424320605294E-11</text:p>
          </table:table-cell>
          <table:table-cell table:formula="of:=LOG10(ABS([.H194]))" office:value-type="float" office:value="-10.7634014765639" calcext:value-type="float">
            <text:p>-10.763401476563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55]" office:value-type="float" office:value="7" calcext:value-type="float">
            <text:p>7</text:p>
          </table:table-cell>
          <table:table-cell table:formula="of:=([.H80]-[.N5])/[.H80]" office:value-type="float" office:value="-0.0000000000127890488721036" calcext:value-type="float">
            <text:p>-1.27890488721036E-11</text:p>
          </table:table-cell>
          <table:table-cell table:formula="of:=LOG10(ABS([.H195]))" office:value-type="float" office:value="-10.893161753016" calcext:value-type="float">
            <text:p>-10.89316175301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56]" office:value-type="float" office:value="7.25" calcext:value-type="float">
            <text:p>7.25</text:p>
          </table:table-cell>
          <table:table-cell table:formula="of:=([.H81]-[.N6])/[.H81]" office:value-type="float" office:value="-0.0000000000150665880560469" calcext:value-type="float">
            <text:p>-1.50665880560469E-11</text:p>
          </table:table-cell>
          <table:table-cell table:formula="of:=LOG10(ABS([.H196]))" office:value-type="float" office:value="-10.8219850858539" calcext:value-type="float">
            <text:p>-10.821985085853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57]" office:value-type="float" office:value="7.5" calcext:value-type="float">
            <text:p>7.5</text:p>
          </table:table-cell>
          <table:table-cell table:formula="of:=([.H82]-[.N7])/[.H82]" office:value-type="float" office:value="-0.0000000000123368728458936" calcext:value-type="float">
            <text:p>-1.23368728458936E-11</text:p>
          </table:table-cell>
          <table:table-cell table:formula="of:=LOG10(ABS([.H197]))" office:value-type="float" office:value="-10.9087949114441" calcext:value-type="float">
            <text:p>-10.908794911444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58]" office:value-type="float" office:value="7.75" calcext:value-type="float">
            <text:p>7.75</text:p>
          </table:table-cell>
          <table:table-cell table:formula="of:=([.H83]-[.N8])/[.H83]" office:value-type="float" office:value="-0.0000000000175283875918739" calcext:value-type="float">
            <text:p>-1.75283875918739E-11</text:p>
          </table:table-cell>
          <table:table-cell table:formula="of:=LOG10(ABS([.H198]))" office:value-type="float" office:value="-10.7562580321183" calcext:value-type="float">
            <text:p>-10.756258032118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59]" office:value-type="float" office:value="8" calcext:value-type="float">
            <text:p>8</text:p>
          </table:table-cell>
          <table:table-cell table:formula="of:=([.H84]-[.N9])/[.H84]" office:value-type="float" office:value="-0.0000000000125475504779101" calcext:value-type="float">
            <text:p>-1.25475504779101E-11</text:p>
          </table:table-cell>
          <table:table-cell table:formula="of:=LOG10(ABS([.H199]))" office:value-type="float" office:value="-10.9014410485063" calcext:value-type="float">
            <text:p>-10.901441048506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0]" office:value-type="float" office:value="8.25" calcext:value-type="float">
            <text:p>8.25</text:p>
          </table:table-cell>
          <table:table-cell table:formula="of:=([.H85]-[.N10])/[.H85]" office:value-type="float" office:value="-0.000000000015859062016326" calcext:value-type="float">
            <text:p>-1.5859062016326E-11</text:p>
          </table:table-cell>
          <table:table-cell table:formula="of:=LOG10(ABS([.H200]))" office:value-type="float" office:value="-10.7997225025909" calcext:value-type="float">
            <text:p>-10.799722502590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1]" office:value-type="float" office:value="8.5" calcext:value-type="float">
            <text:p>8.5</text:p>
          </table:table-cell>
          <table:table-cell table:formula="of:=([.H86]-[.N11])/[.H86]" office:value-type="float" office:value="-0.0000000000103047017899656" calcext:value-type="float">
            <text:p>-1.03047017899656E-11</text:p>
          </table:table-cell>
          <table:table-cell table:formula="of:=LOG10(ABS([.H201]))" office:value-type="float" office:value="-10.9869645718466" calcext:value-type="float">
            <text:p>-10.986964571846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2]" office:value-type="float" office:value="8.75" calcext:value-type="float">
            <text:p>8.75</text:p>
          </table:table-cell>
          <table:table-cell table:formula="of:=([.H87]-[.N12])/[.H87]" office:value-type="float" office:value="-0.000000000010045528295327" calcext:value-type="float">
            <text:p>-1.0045528295327E-11</text:p>
          </table:table-cell>
          <table:table-cell table:formula="of:=LOG10(ABS([.H202]))" office:value-type="float" office:value="-10.9980272187254" calcext:value-type="float">
            <text:p>-10.998027218725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3]" office:value-type="float" office:value="9" calcext:value-type="float">
            <text:p>9</text:p>
          </table:table-cell>
          <table:table-cell table:formula="of:=([.H88]-[.N13])/[.H88]" office:value-type="float" office:value="-0.0000000000170823786128936" calcext:value-type="float">
            <text:p>-1.70823786128936E-11</text:p>
          </table:table-cell>
          <table:table-cell table:formula="of:=LOG10(ABS([.H203]))" office:value-type="float" office:value="-10.7674516566839" calcext:value-type="float">
            <text:p>-10.767451656683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4]" office:value-type="float" office:value="9.25" calcext:value-type="float">
            <text:p>9.25</text:p>
          </table:table-cell>
          <table:table-cell table:formula="of:=([.H89]-[.N14])/[.H89]" office:value-type="float" office:value="-0.0000000000140405225597067" calcext:value-type="float">
            <text:p>-1.40405225597067E-11</text:p>
          </table:table-cell>
          <table:table-cell table:formula="of:=LOG10(ABS([.H204]))" office:value-type="float" office:value="-10.8526167283477" calcext:value-type="float">
            <text:p>-10.852616728347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5]" office:value-type="float" office:value="9.5" calcext:value-type="float">
            <text:p>9.5</text:p>
          </table:table-cell>
          <table:table-cell table:formula="of:=([.H90]-[.N15])/[.H90]" office:value-type="float" office:value="-0.0000000000138134077106919" calcext:value-type="float">
            <text:p>-1.38134077106919E-11</text:p>
          </table:table-cell>
          <table:table-cell table:formula="of:=LOG10(ABS([.H205]))" office:value-type="float" office:value="-10.859699169547" calcext:value-type="float">
            <text:p>-10.85969916954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6]" office:value-type="float" office:value="9.75" calcext:value-type="float">
            <text:p>9.75</text:p>
          </table:table-cell>
          <table:table-cell table:formula="of:=([.H91]-[.N16])/[.H91]" office:value-type="float" office:value="-0.0000000000148683278588915" calcext:value-type="float">
            <text:p>-1.48683278588915E-11</text:p>
          </table:table-cell>
          <table:table-cell table:formula="of:=LOG10(ABS([.H206]))" office:value-type="float" office:value="-10.8277378709192" calcext:value-type="float">
            <text:p>-10.827737870919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7]" office:value-type="float" office:value="10" calcext:value-type="float">
            <text:p>10</text:p>
          </table:table-cell>
          <table:table-cell table:formula="of:=([.H92]-[.N17])/[.H92]" office:value-type="float" office:value="-0.00000000000762020607720287" calcext:value-type="float">
            <text:p>-7.62020607720287E-12</text:p>
          </table:table-cell>
          <table:table-cell table:formula="of:=LOG10(ABS([.H207]))" office:value-type="float" office:value="-11.1180332836497" calcext:value-type="float">
            <text:p>-11.118033283649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8]" office:value-type="float" office:value="10.25" calcext:value-type="float">
            <text:p>10.25</text:p>
          </table:table-cell>
          <table:table-cell table:formula="of:=([.H93]-[.N18])/[.H93]" office:value-type="float" office:value="-0.0000000000120376781121479" calcext:value-type="float">
            <text:p>-1.20376781121479E-11</text:p>
          </table:table-cell>
          <table:table-cell table:formula="of:=LOG10(ABS([.H208]))" office:value-type="float" office:value="-10.9194572739027" calcext:value-type="float">
            <text:p>-10.919457273902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69]" office:value-type="float" office:value="10.5" calcext:value-type="float">
            <text:p>10.5</text:p>
          </table:table-cell>
          <table:table-cell table:formula="of:=([.H94]-[.N19])/[.H94]" office:value-type="float" office:value="-0.00000000000545336118811694" calcext:value-type="float">
            <text:p>-5.45336118811694E-12</text:p>
          </table:table-cell>
          <table:table-cell table:formula="of:=LOG10(ABS([.H209]))" office:value-type="float" office:value="-11.263335737081" calcext:value-type="float">
            <text:p>-11.26333573708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0]" office:value-type="float" office:value="10.75" calcext:value-type="float">
            <text:p>10.75</text:p>
          </table:table-cell>
          <table:table-cell table:formula="of:=([.H95]-[.N20])/[.H95]" office:value-type="float" office:value="-0.000000000010888172316704" calcext:value-type="float">
            <text:p>-1.0888172316704E-11</text:p>
          </table:table-cell>
          <table:table-cell table:formula="of:=LOG10(ABS([.H210]))" office:value-type="float" office:value="-10.9630450145864" calcext:value-type="float">
            <text:p>-10.963045014586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1]" office:value-type="float" office:value="11" calcext:value-type="float">
            <text:p>11</text:p>
          </table:table-cell>
          <table:table-cell table:formula="of:=([.H96]-[.N21])/[.H96]" office:value-type="float" office:value="-0.0000000000106529724930166" calcext:value-type="float">
            <text:p>-1.06529724930166E-11</text:p>
          </table:table-cell>
          <table:table-cell table:formula="of:=LOG10(ABS([.H211]))" office:value-type="float" office:value="-10.9725291943667" calcext:value-type="float">
            <text:p>-10.972529194366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2]" office:value-type="float" office:value="11.25" calcext:value-type="float">
            <text:p>11.25</text:p>
          </table:table-cell>
          <table:table-cell table:formula="of:=([.H97]-[.N22])/[.H97]" office:value-type="float" office:value="-0.00000000000819081952387632" calcext:value-type="float">
            <text:p>-8.19081952387632E-12</text:p>
          </table:table-cell>
          <table:table-cell table:formula="of:=LOG10(ABS([.H212]))" office:value-type="float" office:value="-11.0866726431857" calcext:value-type="float">
            <text:p>-11.086672643185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3]" office:value-type="float" office:value="11.5" calcext:value-type="float">
            <text:p>11.5</text:p>
          </table:table-cell>
          <table:table-cell table:formula="of:=([.H98]-[.N23])/[.H98]" office:value-type="float" office:value="-0.00000000000611117426047444" calcext:value-type="float">
            <text:p>-6.11117426047444E-12</text:p>
          </table:table-cell>
          <table:table-cell table:formula="of:=LOG10(ABS([.H213]))" office:value-type="float" office:value="-11.2138753321723" calcext:value-type="float">
            <text:p>-11.213875332172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4]" office:value-type="float" office:value="11.75" calcext:value-type="float">
            <text:p>11.75</text:p>
          </table:table-cell>
          <table:table-cell table:formula="of:=([.H99]-[.N24])/[.H99]" office:value-type="float" office:value="-0.00000000000529274511035217" calcext:value-type="float">
            <text:p>-5.29274511035217E-12</text:p>
          </table:table-cell>
          <table:table-cell table:formula="of:=LOG10(ABS([.H214]))" office:value-type="float" office:value="-11.2763190203924" calcext:value-type="float">
            <text:p>-11.276319020392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5]" office:value-type="float" office:value="12" calcext:value-type="float">
            <text:p>12</text:p>
          </table:table-cell>
          <table:table-cell table:formula="of:=([.H100]-[.N25])/[.H100]" office:value-type="float" office:value="-0.00000000000261210267884435" calcext:value-type="float">
            <text:p>-2.61210267884435E-12</text:p>
          </table:table-cell>
          <table:table-cell table:formula="of:=LOG10(ABS([.H215]))" office:value-type="float" office:value="-11.5830097554295" calcext:value-type="float">
            <text:p>-11.583009755429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6]" office:value-type="float" office:value="12.25" calcext:value-type="float">
            <text:p>12.25</text:p>
          </table:table-cell>
          <table:table-cell table:formula="of:=([.H101]-[.N26])/[.H101]" office:value-type="float" office:value="-0.0000000000042065692383578" calcext:value-type="float">
            <text:p>-4.2065692383578E-12</text:p>
          </table:table-cell>
          <table:table-cell table:formula="of:=LOG10(ABS([.H216]))" office:value-type="float" office:value="-11.3760719583853" calcext:value-type="float">
            <text:p>-11.376071958385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7]" office:value-type="float" office:value="12.5" calcext:value-type="float">
            <text:p>12.5</text:p>
          </table:table-cell>
          <table:table-cell table:formula="of:=([.H102]-[.N27])/[.H102]" office:value-type="float" office:value="-0.00000000000531059263067425" calcext:value-type="float">
            <text:p>-5.31059263067425E-12</text:p>
          </table:table-cell>
          <table:table-cell table:formula="of:=LOG10(ABS([.H217]))" office:value-type="float" office:value="-11.274857011523" calcext:value-type="float">
            <text:p>-11.27485701152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8]" office:value-type="float" office:value="12.75" calcext:value-type="float">
            <text:p>12.75</text:p>
          </table:table-cell>
          <table:table-cell table:formula="of:=([.H103]-[.N28])/[.H103]" office:value-type="float" office:value="-0.00000000000315145283093512" calcext:value-type="float">
            <text:p>-3.15145283093512E-12</text:p>
          </table:table-cell>
          <table:table-cell table:formula="of:=LOG10(ABS([.H218]))" office:value-type="float" office:value="-11.5014891887503" calcext:value-type="float">
            <text:p>-11.501489188750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79]" office:value-type="float" office:value="13" calcext:value-type="float">
            <text:p>13</text:p>
          </table:table-cell>
          <table:table-cell table:formula="of:=([.H104]-[.N29])/[.H104]" office:value-type="float" office:value="-0.000000000003686154033384" calcext:value-type="float">
            <text:p>-3.686154033384E-12</text:p>
          </table:table-cell>
          <table:table-cell table:formula="of:=LOG10(ABS([.H219]))" office:value-type="float" office:value="-11.4334265208665" calcext:value-type="float">
            <text:p>-11.433426520866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0]" office:value-type="float" office:value="13.25" calcext:value-type="float">
            <text:p>13.25</text:p>
          </table:table-cell>
          <table:table-cell table:formula="of:=([.H105]-[.N30])/[.H105]" office:value-type="float" office:value="-0.00000000000607440315814786" calcext:value-type="float">
            <text:p>-6.07440315814786E-12</text:p>
          </table:table-cell>
          <table:table-cell table:formula="of:=LOG10(ABS([.H220]))" office:value-type="float" office:value="-11.2164963873357" calcext:value-type="float">
            <text:p>-11.216496387335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1]" office:value-type="float" office:value="13.5" calcext:value-type="float">
            <text:p>13.5</text:p>
          </table:table-cell>
          <table:table-cell table:formula="of:=([.H106]-[.N31])/[.H106]" office:value-type="float" office:value="-0.00000000000251214985841263" calcext:value-type="float">
            <text:p>-2.51214985841263E-12</text:p>
          </table:table-cell>
          <table:table-cell table:formula="of:=LOG10(ABS([.H221]))" office:value-type="float" office:value="-11.5999544569968" calcext:value-type="float">
            <text:p>-11.599954456996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2]" office:value-type="float" office:value="13.75" calcext:value-type="float">
            <text:p>13.75</text:p>
          </table:table-cell>
          <table:table-cell table:formula="of:=([.H107]-[.N32])/[.H107]" office:value-type="float" office:value="-0.00000000000464511792721917" calcext:value-type="float">
            <text:p>-4.64511792721917E-12</text:p>
          </table:table-cell>
          <table:table-cell table:formula="of:=LOG10(ABS([.H222]))" office:value-type="float" office:value="-11.3330032559458" calcext:value-type="float">
            <text:p>-11.333003255945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3]" office:value-type="float" office:value="14" calcext:value-type="float">
            <text:p>14</text:p>
          </table:table-cell>
          <table:table-cell table:formula="of:=([.H108]-[.N33])/[.H108]" office:value-type="float" office:value="-0.00000000000460051928264962" calcext:value-type="float">
            <text:p>-4.60051928264962E-12</text:p>
          </table:table-cell>
          <table:table-cell table:formula="of:=LOG10(ABS([.H223]))" office:value-type="float" office:value="-11.337193144653" calcext:value-type="float">
            <text:p>-11.33719314465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4]" office:value-type="float" office:value="14.25" calcext:value-type="float">
            <text:p>14.25</text:p>
          </table:table-cell>
          <table:table-cell table:formula="of:=([.H109]-[.N34])/[.H109]" office:value-type="float" office:value="-0.00000000000253557788502651" calcext:value-type="float">
            <text:p>-2.53557788502651E-12</text:p>
          </table:table-cell>
          <table:table-cell table:formula="of:=LOG10(ABS([.H224]))" office:value-type="float" office:value="-11.5959230447423" calcext:value-type="float">
            <text:p>-11.595923044742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5]" office:value-type="float" office:value="14.5" calcext:value-type="float">
            <text:p>14.5</text:p>
          </table:table-cell>
          <table:table-cell table:formula="of:=([.H110]-[.N35])/[.H110]" office:value-type="float" office:value="-0.00000000000318132977098524" calcext:value-type="float">
            <text:p>-3.18132977098524E-12</text:p>
          </table:table-cell>
          <table:table-cell table:formula="of:=LOG10(ABS([.H225]))" office:value-type="float" office:value="-11.4973913103657" calcext:value-type="float">
            <text:p>-11.497391310365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6]" office:value-type="float" office:value="14.75" calcext:value-type="float">
            <text:p>14.75</text:p>
          </table:table-cell>
          <table:table-cell table:formula="of:=([.H111]-[.N36])/[.H111]" office:value-type="float" office:value="-0.00000000000358032410836759" calcext:value-type="float">
            <text:p>-3.58032410836759E-12</text:p>
          </table:table-cell>
          <table:table-cell table:formula="of:=LOG10(ABS([.H226]))" office:value-type="float" office:value="-11.4460776571259" calcext:value-type="float">
            <text:p>-11.446077657125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187]" office:value-type="float" office:value="15" calcext:value-type="float">
            <text:p>15</text:p>
          </table:table-cell>
          <table:table-cell table:formula="of:=([.H112]-[.N37])/[.H112]" office:value-type="float" office:value="-0.00000000000399805456770033" calcext:value-type="float">
            <text:p>-3.99805456770033E-12</text:p>
          </table:table-cell>
          <table:table-cell table:formula="of:=LOG10(ABS([.H227]))" office:value-type="float" office:value="-11.3981512826818" calcext:value-type="float">
            <text:p>-11.3981512826818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0:14:41.553172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05T10:15:26.479470903</dc:date>
    <meta:generator>LibreOffice/6.4.7.2$Linux_X86_64 LibreOffice_project/40$Build-2</meta:generator>
    <meta:editing-duration>PT5H44M43S</meta:editing-duration>
    <meta:editing-cycles>39</meta:editing-cycles>
    <meta:document-statistic meta:table-count="1" meta:cell-count="200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loext:try-staggering-first="true" chart:link-data-style-to-source="true" chart:axis-position="-1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1" chart:origin="-10" chart:interval-major="0.2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2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46cm" svg:height="9.526cm" xlink:href=".." xlink:type="simple" chart:class="chart:scatter" chart:column-mapping="0 2 1" chart:style-name="ch1">
        <chart:legend chart:legend-position="end" svg:x="15.244cm" svg:y="4.162cm" style:legend-expansion="high" chart:style-name="ch2"/>
        <chart:plot-area chart:style-name="ch3" table:cell-range-address="Sheet1.B4:Sheet1.B37 Sheet1.L2:Sheet1.M2 Sheet1.L4:Sheet1.M37" chart:data-source-has-labels="row" svg:x="1.572cm" svg:y="0.19cm" svg:width="12.208cm" svg:height="7.946cm">
          <chartooo:coordinate-region svg:x="2.256cm" svg:y="0.416cm" svg:width="10.602cm" svg:height="7.17cm"/>
          <chart:axis chart:dimension="x" chart:name="primary-x" chart:style-name="ch4">
            <chart:title svg:x="5.966cm" svg:y="8.327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974cm" chart:style-name="ch8">
              <text:p>beta/ko</text:p>
            </chart:title>
            <chart:grid chart:style-name="ch6" chart:class="major"/>
          </chart:axis>
          <chart:axis chart:dimension="y" chart:name="secondary-y" chart:style-name="ch9">
            <chart:title svg:x="14.123cm" svg:y="5.424cm" chart:style-name="ch8">
              <text:p>alpha, dB/m</text:p>
            </chart:title>
          </chart:axis>
          <chart:series chart:attached-axis="primary-y" chart:style-name="ch10" chart:values-cell-range-address="Sheet1.M4:Sheet1.M37" chart:label-cell-address="Sheet1.M2:Sheet1.M2" chart:class="chart:scatter">
            <chart:domain table:cell-range-address="Sheet1.B4:Sheet1.B37"/>
            <chart:data-point chart:repeated="34"/>
          </chart:series>
          <chart:series chart:attached-axis="secondary-y" chart:style-name="ch11" chart:values-cell-range-address="Sheet1.L4:Sheet1.L37" chart:label-cell-address="Sheet1.L2:Sheet1.L2" chart:class="chart:scatter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eta</text:p>
                <draw:g>
                  <svg:desc>Sheet1.M2:Sheet1.M2</svg:desc>
                </draw:g>
              </table:table-cell>
              <table:table-cell office:value-type="string">
                <text:p>alpha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5">
                <text:p>6.75</text:p>
                <draw:g>
                  <svg:desc>Sheet1.B4:Sheet1.B37</svg:desc>
                </draw:g>
              </table:table-cell>
              <table:table-cell office:value-type="float" office:value="0.238594309875659">
                <text:p>0.238594309875659</text:p>
                <draw:g>
                  <svg:desc>Sheet1.M4:Sheet1.M37</svg:desc>
                </draw:g>
              </table:table-cell>
              <table:table-cell office:value-type="float" office:value="0.374578202305389">
                <text:p>0.374578202305389</text:p>
                <draw:g>
                  <svg:desc>Sheet1.L4:Sheet1.L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350897103554488">
                <text:p>0.350897103554488</text:p>
              </table:table-cell>
              <table:table-cell office:value-type="float" office:value="0.251072476054417">
                <text:p>0.251072476054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5">
                <text:p>7.25</text:p>
              </table:table-cell>
              <table:table-cell office:value-type="float" office:value="0.427317993450601">
                <text:p>0.427317993450601</text:p>
              </table:table-cell>
              <table:table-cell office:value-type="float" office:value="0.203590982832324">
                <text:p>0.203590982832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.486029904646963">
                <text:p>0.486029904646963</text:p>
              </table:table-cell>
              <table:table-cell office:value-type="float" office:value="0.177034591946243">
                <text:p>0.177034591946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5">
                <text:p>7.75</text:p>
              </table:table-cell>
              <table:table-cell office:value-type="float" office:value="0.533614265728748">
                <text:p>0.533614265728748</text:p>
              </table:table-cell>
              <table:table-cell office:value-type="float" office:value="0.159705409514805">
                <text:p>0.159705409514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573398722624674">
                <text:p>0.573398722624674</text:p>
              </table:table-cell>
              <table:table-cell office:value-type="float" office:value="0.14739125178302">
                <text:p>0.14739125178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5">
                <text:p>8.25</text:p>
              </table:table-cell>
              <table:table-cell office:value-type="float" office:value="0.607359185605639">
                <text:p>0.607359185605639</text:p>
              </table:table-cell>
              <table:table-cell office:value-type="float" office:value="0.138155027284849">
                <text:p>0.138155027284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.636787570157232">
                <text:p>0.636787570157232</text:p>
              </table:table-cell>
              <table:table-cell office:value-type="float" office:value="0.130965405233524">
                <text:p>0.130965405233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5">
                <text:p>8.75</text:p>
              </table:table-cell>
              <table:table-cell office:value-type="float" office:value="0.662584649279845">
                <text:p>0.662584649279845</text:p>
              </table:table-cell>
              <table:table-cell office:value-type="float" office:value="0.125216339638348">
                <text:p>0.125216339638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85407962564379">
                <text:p>0.685407962564379</text:p>
              </table:table-cell>
              <table:table-cell office:value-type="float" office:value="0.120525345945069">
                <text:p>0.120525345945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0.705754268807514">
                <text:p>0.705754268807514</text:p>
              </table:table-cell>
              <table:table-cell office:value-type="float" office:value="0.116637596578429">
                <text:p>0.116637596578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0.724008999552785">
                <text:p>0.724008999552785</text:p>
              </table:table-cell>
              <table:table-cell office:value-type="float" office:value="0.113375932306207">
                <text:p>0.113375932306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5">
                <text:p>9.75</text:p>
              </table:table-cell>
              <table:table-cell office:value-type="float" office:value="0.740477643790409">
                <text:p>0.740477643790409</text:p>
              </table:table-cell>
              <table:table-cell office:value-type="float" office:value="0.110612886690085">
                <text:p>0.110612886690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755406579842229">
                <text:p>0.755406579842229</text:p>
              </table:table-cell>
              <table:table-cell office:value-type="float" office:value="0.108254114031041">
                <text:p>0.108254114031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5">
                <text:p>10.25</text:p>
              </table:table-cell>
              <table:table-cell office:value-type="float" office:value="0.768997416385046">
                <text:p>0.768997416385046</text:p>
              </table:table-cell>
              <table:table-cell office:value-type="float" office:value="0.106228106455484">
                <text:p>0.106228106455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0.781417167653553">
                <text:p>0.781417167653553</text:p>
              </table:table-cell>
              <table:table-cell office:value-type="float" office:value="0.104479561252706">
                <text:p>0.104479561252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5">
                <text:p>10.75</text:p>
              </table:table-cell>
              <table:table-cell office:value-type="float" office:value="0.792805658406307">
                <text:p>0.792805658406307</text:p>
              </table:table-cell>
              <table:table-cell office:value-type="float" office:value="0.102964958977295">
                <text:p>0.102964958977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0.803281030487465">
                <text:p>0.803281030487465</text:p>
              </table:table-cell>
              <table:table-cell office:value-type="float" office:value="0.101649532051308">
                <text:p>0.101649532051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0.812943914482144">
                <text:p>0.812943914482144</text:p>
              </table:table-cell>
              <table:table-cell office:value-type="float" office:value="0.10050513432591">
                <text:p>0.100505134325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0.821880641539137">
                <text:p>0.821880641539137</text:p>
              </table:table-cell>
              <table:table-cell office:value-type="float" office:value="0.0995087117810662">
                <text:p>0.0995087117810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5">
                <text:p>11.75</text:p>
              </table:table-cell>
              <table:table-cell office:value-type="float" office:value="0.830165751471509">
                <text:p>0.830165751471509</text:p>
              </table:table-cell>
              <table:table-cell office:value-type="float" office:value="0.0986411833833032">
                <text:p>0.0986411833833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.837863975994987">
                <text:p>0.837863975994987</text:p>
              </table:table-cell>
              <table:table-cell office:value-type="float" office:value="0.097886608311185">
                <text:p>0.097886608311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5">
                <text:p>12.25</text:p>
              </table:table-cell>
              <table:table-cell office:value-type="float" office:value="0.845031824500806">
                <text:p>0.845031824500806</text:p>
              </table:table-cell>
              <table:table-cell office:value-type="float" office:value="0.0972315567217764">
                <text:p>0.0972315567217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">
                <text:p>12.5</text:p>
              </table:table-cell>
              <table:table-cell office:value-type="float" office:value="0.851718864741295">
                <text:p>0.851718864741295</text:p>
              </table:table-cell>
              <table:table-cell office:value-type="float" office:value="0.0966646278537113">
                <text:p>0.0966646278537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5">
                <text:p>12.75</text:p>
              </table:table-cell>
              <table:table-cell office:value-type="float" office:value="0.857968766462508">
                <text:p>0.857968766462508</text:p>
              </table:table-cell>
              <table:table-cell office:value-type="float" office:value="0.0961760761927989">
                <text:p>0.0961760761927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0.863820158821434">
                <text:p>0.863820158821434</text:p>
              </table:table-cell>
              <table:table-cell office:value-type="float" office:value="0.0957575184198212">
                <text:p>0.0957575184198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5">
                <text:p>13.25</text:p>
              </table:table-cell>
              <table:table-cell office:value-type="float" office:value="0.869307340055088">
                <text:p>0.869307340055088</text:p>
              </table:table-cell>
              <table:table-cell office:value-type="float" office:value="0.0954017012165191">
                <text:p>0.0954017012165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0.874460868865144">
                <text:p>0.874460868865144</text:p>
              </table:table-cell>
              <table:table-cell office:value-type="float" office:value="0.0951023154771678">
                <text:p>0.09510231547716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75">
                <text:p>13.75</text:p>
              </table:table-cell>
              <table:table-cell office:value-type="float" office:value="0.879308060307845">
                <text:p>0.879308060307845</text:p>
              </table:table-cell>
              <table:table-cell office:value-type="float" office:value="0.0948538461214856">
                <text:p>0.09485384612148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0.88387340401252">
                <text:p>0.88387340401252</text:p>
              </table:table-cell>
              <table:table-cell office:value-type="float" office:value="0.0946514505962844">
                <text:p>0.0946514505962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25">
                <text:p>14.25</text:p>
              </table:table-cell>
              <table:table-cell office:value-type="float" office:value="0.88817891877038">
                <text:p>0.88817891877038</text:p>
              </table:table-cell>
              <table:table-cell office:value-type="float" office:value="0.0944908587045108">
                <text:p>0.0944908587045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">
                <text:p>14.5</text:p>
              </table:table-cell>
              <table:table-cell office:value-type="float" office:value="0.892244454665705">
                <text:p>0.892244454665705</text:p>
              </table:table-cell>
              <table:table-cell office:value-type="float" office:value="0.094368290283672">
                <text:p>0.094368290283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5">
                <text:p>14.75</text:p>
              </table:table-cell>
              <table:table-cell office:value-type="float" office:value="0.896087951696726">
                <text:p>0.896087951696726</text:p>
              </table:table-cell>
              <table:table-cell office:value-type="float" office:value="0.0942803866324932">
                <text:p>0.09428038663249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0.899725662106383">
                <text:p>0.899725662106383</text:p>
              </table:table-cell>
              <table:table-cell office:value-type="float" office:value="0.0942241534211435">
                <text:p>0.0942241534211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origin="0" chart:interval-major="1" chart:interval-minor-divisor="2" chart:reverse-direction="false" text:line-break="false" loext:try-staggering-first="true" chart:link-data-style-to-source="true" chart:axis-position="-16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4" chart:maximum="-0" chart:origin="-16" chart:interval-major="2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9.528cm" xlink:href=".." xlink:type="simple" chart:class="chart:scatter" chart:style-name="ch1">
        <chart:legend chart:legend-position="end" svg:x="13.339cm" svg:y="4.163cm" style:legend-expansion="high" chart:style-name="ch2"/>
        <chart:plot-area chart:style-name="ch3" table:cell-range-address="Sheet1.B154:Sheet1.B187 Sheet1.G152:Sheet1.G152 Sheet1.G154:Sheet1.G187 Sheet1.J152:Sheet1.J152 Sheet1.J154:Sheet1.J187" chart:data-source-has-labels="row" svg:x="1.534cm" svg:y="0.19cm" svg:width="11.501cm" svg:height="7.948cm">
          <chartooo:coordinate-region svg:x="2.244cm" svg:y="0.416cm" svg:width="10.552cm" svg:height="7.172cm"/>
          <chart:axis chart:dimension="x" chart:name="primary-x" chart:style-name="ch4">
            <chart:title svg:x="5.574cm" svg:y="8.329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927cm" chart:style-name="ch8">
              <text:p>log10(abs(error))</text:p>
            </chart:title>
            <chart:grid chart:style-name="ch6" chart:class="major"/>
          </chart:axis>
          <chart:series chart:style-name="ch9" chart:values-cell-range-address="Sheet1.G154:Sheet1.G187" chart:label-cell-address="Sheet1.G152:Sheet1.G152" chart:class="chart:scatter">
            <chart:domain table:cell-range-address="Sheet1.B154:Sheet1.B187"/>
            <chart:data-point chart:repeated="34"/>
          </chart:series>
          <chart:series chart:style-name="ch10" chart:values-cell-range-address="Sheet1.J154:Sheet1.J187" chart:label-cell-address="Sheet1.J152:Sheet1.J152" chart:class="chart:scatter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eta</text:p>
                <draw:g>
                  <svg:desc>Sheet1.G152:Sheet1.G152</svg:desc>
                </draw:g>
              </table:table-cell>
              <table:table-cell office:value-type="string">
                <text:p>alpha</text:p>
                <draw:g>
                  <svg:desc>Sheet1.J152:Sheet1.J1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5">
                <text:p>6.75</text:p>
                <draw:g>
                  <svg:desc>Sheet1.B154:Sheet1.B187</svg:desc>
                </draw:g>
              </table:table-cell>
              <table:table-cell office:value-type="float" office:value="-10.4057530630721">
                <text:p>-10.4057530630721</text:p>
                <draw:g>
                  <svg:desc>Sheet1.G154:Sheet1.G187</svg:desc>
                </draw:g>
              </table:table-cell>
              <table:table-cell office:value-type="float" office:value="-10.6310229108181">
                <text:p>-10.6310229108181</text:p>
                <draw:g>
                  <svg:desc>Sheet1.J154:Sheet1.J1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10.7941581131119">
                <text:p>-10.7941581131119</text:p>
              </table:table-cell>
              <table:table-cell office:value-type="float" office:value="-10.6827211224148">
                <text:p>-10.6827211224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5">
                <text:p>7.25</text:p>
              </table:table-cell>
              <table:table-cell office:value-type="float" office:value="-10.9827926526053">
                <text:p>-10.9827926526053</text:p>
              </table:table-cell>
              <table:table-cell office:value-type="float" office:value="-11.3765185879443">
                <text:p>-11.3765185879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-11.1091228910489">
                <text:p>-11.1091228910489</text:p>
              </table:table-cell>
              <table:table-cell office:value-type="float" office:value="-10.8558587854422">
                <text:p>-10.8558587854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5">
                <text:p>7.75</text:p>
              </table:table-cell>
              <table:table-cell office:value-type="float" office:value="-11.1897136384446">
                <text:p>-11.1897136384446</text:p>
              </table:table-cell>
              <table:table-cell office:value-type="float" office:value="-10.5753525693121">
                <text:p>-10.5753525693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-11.2872352193299">
                <text:p>-11.2872352193299</text:p>
              </table:table-cell>
              <table:table-cell office:value-type="float" office:value="-9.78497321411227">
                <text:p>-9.78497321411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5">
                <text:p>8.25</text:p>
              </table:table-cell>
              <table:table-cell office:value-type="float" office:value="-11.4201808849337">
                <text:p>-11.4201808849337</text:p>
              </table:table-cell>
              <table:table-cell office:value-type="float" office:value="-11.3108502779703">
                <text:p>-11.3108502779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-11.4825363544477">
                <text:p>-11.4825363544477</text:p>
              </table:table-cell>
              <table:table-cell office:value-type="float" office:value="-10.7269590622357">
                <text:p>-10.7269590622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5">
                <text:p>8.75</text:p>
              </table:table-cell>
              <table:table-cell office:value-type="float" office:value="-11.5037109313434">
                <text:p>-11.5037109313434</text:p>
              </table:table-cell>
              <table:table-cell office:value-type="float" office:value="-10.6561744878442">
                <text:p>-10.6561744878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1.5612923536085">
                <text:p>-11.5612923536085</text:p>
              </table:table-cell>
              <table:table-cell office:value-type="float" office:value="-10.8296381074313">
                <text:p>-10.8296381074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-11.6311952496993">
                <text:p>-11.6311952496993</text:p>
              </table:table-cell>
              <table:table-cell office:value-type="float" office:value="-9.36432699342174">
                <text:p>-9.36432699342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-11.6822982964462">
                <text:p>-11.6822982964462</text:p>
              </table:table-cell>
              <table:table-cell office:value-type="float" office:value="-11.7835452328849">
                <text:p>-11.78354523288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5">
                <text:p>9.75</text:p>
              </table:table-cell>
              <table:table-cell office:value-type="float" office:value="-11.6911379950665">
                <text:p>-11.6911379950665</text:p>
              </table:table-cell>
              <table:table-cell office:value-type="float" office:value="-10.6282149121435">
                <text:p>-10.6282149121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-11.7083967470627">
                <text:p>-11.7083967470627</text:p>
              </table:table-cell>
              <table:table-cell office:value-type="float" office:value="-9.42662706369607">
                <text:p>-9.42662706369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5">
                <text:p>10.25</text:p>
              </table:table-cell>
              <table:table-cell office:value-type="float" office:value="-11.786821712102">
                <text:p>-11.786821712102</text:p>
              </table:table-cell>
              <table:table-cell office:value-type="float" office:value="-10.8511363036079">
                <text:p>-10.8511363036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-11.799886361514">
                <text:p>-11.799886361514</text:p>
              </table:table-cell>
              <table:table-cell office:value-type="float" office:value="-10.1980585318597">
                <text:p>-10.1980585318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5">
                <text:p>10.75</text:p>
              </table:table-cell>
              <table:table-cell office:value-type="float" office:value="-11.8564138207202">
                <text:p>-11.8564138207202</text:p>
              </table:table-cell>
              <table:table-cell office:value-type="float" office:value="-10.6513608054094">
                <text:p>-10.6513608054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-11.9105555204238">
                <text:p>-11.9105555204238</text:p>
              </table:table-cell>
              <table:table-cell office:value-type="float" office:value="-10.1386600502502">
                <text:p>-10.1386600502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-11.9919115270929">
                <text:p>-11.9919115270929</text:p>
              </table:table-cell>
              <table:table-cell office:value-type="float" office:value="-10.3222016619739">
                <text:p>-10.3222016619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-11.9090228900372">
                <text:p>-11.9090228900372</text:p>
              </table:table-cell>
              <table:table-cell office:value-type="float" office:value="-10.2352467465764">
                <text:p>-10.23524674657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5">
                <text:p>11.75</text:p>
              </table:table-cell>
              <table:table-cell office:value-type="float" office:value="-11.9652159505907">
                <text:p>-11.9652159505907</text:p>
              </table:table-cell>
              <table:table-cell office:value-type="float" office:value="-10.1946089132789">
                <text:p>-10.19460891327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-11.9456448164697">
                <text:p>-11.9456448164697</text:p>
              </table:table-cell>
              <table:table-cell office:value-type="float" office:value="-10.2192840909416">
                <text:p>-10.2192840909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5">
                <text:p>12.25</text:p>
              </table:table-cell>
              <table:table-cell office:value-type="float" office:value="-11.9681259093553">
                <text:p>-11.9681259093553</text:p>
              </table:table-cell>
              <table:table-cell office:value-type="float" office:value="-10.2510109184037">
                <text:p>-10.2510109184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">
                <text:p>12.5</text:p>
              </table:table-cell>
              <table:table-cell office:value-type="float" office:value="-11.9817960497494">
                <text:p>-11.9817960497494</text:p>
              </table:table-cell>
              <table:table-cell office:value-type="float" office:value="-10.7971733642491">
                <text:p>-10.7971733642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5">
                <text:p>12.75</text:p>
              </table:table-cell>
              <table:table-cell office:value-type="float" office:value="-12.1020200380067">
                <text:p>-12.1020200380067</text:p>
              </table:table-cell>
              <table:table-cell office:value-type="float" office:value="-11.3460373461797">
                <text:p>-11.3460373461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-12.0733155503125">
                <text:p>-12.0733155503125</text:p>
              </table:table-cell>
              <table:table-cell office:value-type="float" office:value="-9.45718577169847">
                <text:p>-9.45718577169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5">
                <text:p>13.25</text:p>
              </table:table-cell>
              <table:table-cell office:value-type="float" office:value="-12.1837304177603">
                <text:p>-12.1837304177603</text:p>
              </table:table-cell>
              <table:table-cell office:value-type="float" office:value="-9.17851133318263">
                <text:p>-9.178511333182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-12.0902859145052">
                <text:p>-12.0902859145052</text:p>
              </table:table-cell>
              <table:table-cell office:value-type="float" office:value="-11.0854899129566">
                <text:p>-11.08548991295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75">
                <text:p>13.75</text:p>
              </table:table-cell>
              <table:table-cell office:value-type="float" office:value="-12.1417145896606">
                <text:p>-12.1417145896606</text:p>
              </table:table-cell>
              <table:table-cell office:value-type="float" office:value="-10.1010282178123">
                <text:p>-10.1010282178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-12.2229169312748">
                <text:p>-12.2229169312748</text:p>
              </table:table-cell>
              <table:table-cell office:value-type="float" office:value="-10.0232374117753">
                <text:p>-10.0232374117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25">
                <text:p>14.25</text:p>
              </table:table-cell>
              <table:table-cell office:value-type="float" office:value="-12.2423195874954">
                <text:p>-12.2423195874954</text:p>
              </table:table-cell>
              <table:table-cell office:value-type="float" office:value="-9.87340265566664">
                <text:p>-9.873402655666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">
                <text:p>14.5</text:p>
              </table:table-cell>
              <table:table-cell office:value-type="float" office:value="-12.2055827823974">
                <text:p>-12.2055827823974</text:p>
              </table:table-cell>
              <table:table-cell office:value-type="float" office:value="-9.75844873523953">
                <text:p>-9.75844873523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5">
                <text:p>14.75</text:p>
              </table:table-cell>
              <table:table-cell office:value-type="float" office:value="-12.2628959154555">
                <text:p>-12.2628959154555</text:p>
              </table:table-cell>
              <table:table-cell office:value-type="float" office:value="-9.86666724182771">
                <text:p>-9.866667241827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-12.2532732901112">
                <text:p>-12.2532732901112</text:p>
              </table:table-cell>
              <table:table-cell office:value-type="float" office:value="-9.30445698741759">
                <text:p>-9.30445698741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1600" chart:origin="0" chart:interval-major="200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0" chart:maximum="0" chart:interval-major="1" chart:interval-minor-divisor="2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2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98cm" svg:height="10.989cm" xlink:href=".." xlink:type="simple" chart:class="chart:scatter" chart:style-name="ch1">
        <chart:legend chart:legend-position="end" svg:x="13.581cm" svg:y="4.893cm" style:legend-expansion="high" chart:style-name="ch2"/>
        <chart:plot-area chart:style-name="ch3" table:cell-range-address="Sheet1.B4:Sheet1.B37 Sheet1.N2:Sheet1.N2 Sheet1.N4:Sheet1.N37 Sheet1.I193:Sheet1.I227" chart:data-source-has-labels="row" svg:x="1.535cm" svg:y="0.219cm" svg:width="10.656cm" svg:height="9.351cm">
          <chartooo:coordinate-region svg:x="2.589cm" svg:y="0.445cm" svg:width="8.891cm" svg:height="8.575cm"/>
          <chart:axis chart:dimension="x" chart:name="primary-x" chart:style-name="ch4">
            <chart:title svg:x="5.153cm" svg:y="9.79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956cm" chart:style-name="ch8">
              <text:p>Zo, Ohms</text:p>
            </chart:title>
            <chart:grid chart:style-name="ch6" chart:class="major"/>
          </chart:axis>
          <chart:axis chart:dimension="y" chart:name="secondary-y" chart:style-name="ch9">
            <chart:title svg:x="12.497cm" svg:y="6.459cm" chart:style-name="ch8">
              <text:p>log10(abs(err))</text:p>
            </chart:title>
          </chart:axis>
          <chart:series chart:attached-axis="primary-y" chart:style-name="ch10" chart:values-cell-range-address="Sheet1.N4:Sheet1.N37" chart:label-cell-address="Sheet1.N2:Sheet1.N2" chart:class="chart:scatter">
            <chart:domain table:cell-range-address="Sheet1.B4:Sheet1.B37"/>
            <chart:data-point chart:repeated="34"/>
          </chart:series>
          <chart:series chart:attached-axis="secondary-y" chart:style-name="ch11" chart:values-cell-range-address="Sheet1.I194:Sheet1.I227" chart:label-cell-address="Sheet1.I193:Sheet1.I193" chart:class="chart:scatter">
            <chart:domain table:cell-range-address="Sheet1.G194:Sheet1.G227"/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o</text:p>
                <draw:g>
                  <svg:desc>Sheet1.N2:Sheet1.N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rror</text:p>
                <draw:g>
                  <svg:desc>Sheet1.I193:Sheet1.I1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5">
                <text:p>6.75</text:p>
                <draw:g>
                  <svg:desc>Sheet1.B4:Sheet1.B37</svg:desc>
                </draw:g>
              </table:table-cell>
              <table:table-cell office:value-type="float" office:value="1403.51792096835">
                <text:p>1403.51792096835</text:p>
                <draw:g>
                  <svg:desc>Sheet1.N4:Sheet1.N37</svg:desc>
                </draw:g>
              </table:table-cell>
              <table:table-cell office:value-type="float" office:value="6.75">
                <text:p>6.75</text:p>
                <draw:g>
                  <svg:desc>Sheet1.G194:Sheet1.G227</svg:desc>
                </draw:g>
              </table:table-cell>
              <table:table-cell office:value-type="float" office:value="-10.7634014765639">
                <text:p>-10.7634014765639</text:p>
                <draw:g>
                  <svg:desc>Sheet1.I194:Sheet1.I2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54.329307257574">
                <text:p>954.329307257574</text:p>
              </table:table-cell>
              <table:table-cell office:value-type="float" office:value="7">
                <text:p>7</text:p>
              </table:table-cell>
              <table:table-cell office:value-type="float" office:value="-10.893161753016">
                <text:p>-10.893161753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5">
                <text:p>7.25</text:p>
              </table:table-cell>
              <table:table-cell office:value-type="float" office:value="783.658528040484">
                <text:p>783.658528040484</text:p>
              </table:table-cell>
              <table:table-cell office:value-type="float" office:value="7.25">
                <text:p>7.25</text:p>
              </table:table-cell>
              <table:table-cell office:value-type="float" office:value="-10.8219850858539">
                <text:p>-10.8219850858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88.993386104828">
                <text:p>688.993386104828</text:p>
              </table:table-cell>
              <table:table-cell office:value-type="float" office:value="7.5">
                <text:p>7.5</text:p>
              </table:table-cell>
              <table:table-cell office:value-type="float" office:value="-10.9087949114441">
                <text:p>-10.9087949114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5">
                <text:p>7.75</text:p>
              </table:table-cell>
              <table:table-cell office:value-type="float" office:value="627.553293191828">
                <text:p>627.553293191828</text:p>
              </table:table-cell>
              <table:table-cell office:value-type="float" office:value="7.75">
                <text:p>7.75</text:p>
              </table:table-cell>
              <table:table-cell office:value-type="float" office:value="-10.7562580321183">
                <text:p>-10.7562580321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84.011398241825">
                <text:p>584.011398241825</text:p>
              </table:table-cell>
              <table:table-cell office:value-type="float" office:value="8">
                <text:p>8</text:p>
              </table:table-cell>
              <table:table-cell office:value-type="float" office:value="-10.9014410485063">
                <text:p>-10.9014410485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5">
                <text:p>8.25</text:p>
              </table:table-cell>
              <table:table-cell office:value-type="float" office:value="551.356425797431">
                <text:p>551.356425797431</text:p>
              </table:table-cell>
              <table:table-cell office:value-type="float" office:value="8.25">
                <text:p>8.25</text:p>
              </table:table-cell>
              <table:table-cell office:value-type="float" office:value="-10.7997225025909">
                <text:p>-10.7997225025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525.876140556656">
                <text:p>525.876140556656</text:p>
              </table:table-cell>
              <table:table-cell office:value-type="float" office:value="8.5">
                <text:p>8.5</text:p>
              </table:table-cell>
              <table:table-cell office:value-type="float" office:value="-10.9869645718466">
                <text:p>-10.9869645718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5">
                <text:p>8.75</text:p>
              </table:table-cell>
              <table:table-cell office:value-type="float" office:value="505.40167224303">
                <text:p>505.40167224303</text:p>
              </table:table-cell>
              <table:table-cell office:value-type="float" office:value="8.75">
                <text:p>8.75</text:p>
              </table:table-cell>
              <table:table-cell office:value-type="float" office:value="-10.9980272187254">
                <text:p>-10.9980272187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88.572365716234">
                <text:p>488.572365716234</text:p>
              </table:table-cell>
              <table:table-cell office:value-type="float" office:value="9">
                <text:p>9</text:p>
              </table:table-cell>
              <table:table-cell office:value-type="float" office:value="-10.7674516566839">
                <text:p>-10.7674516566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474.487232383992">
                <text:p>474.487232383992</text:p>
              </table:table-cell>
              <table:table-cell office:value-type="float" office:value="9.25">
                <text:p>9.25</text:p>
              </table:table-cell>
              <table:table-cell office:value-type="float" office:value="-10.8526167283477">
                <text:p>-10.8526167283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462.523794533427">
                <text:p>462.523794533427</text:p>
              </table:table-cell>
              <table:table-cell office:value-type="float" office:value="9.5">
                <text:p>9.5</text:p>
              </table:table-cell>
              <table:table-cell office:value-type="float" office:value="-10.859699169547">
                <text:p>-10.859699169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5">
                <text:p>9.75</text:p>
              </table:table-cell>
              <table:table-cell office:value-type="float" office:value="452.237002099996">
                <text:p>452.237002099996</text:p>
              </table:table-cell>
              <table:table-cell office:value-type="float" office:value="9.75">
                <text:p>9.75</text:p>
              </table:table-cell>
              <table:table-cell office:value-type="float" office:value="-10.8277378709192">
                <text:p>-10.8277378709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443.29954051675">
                <text:p>443.29954051675</text:p>
              </table:table-cell>
              <table:table-cell office:value-type="float" office:value="10">
                <text:p>10</text:p>
              </table:table-cell>
              <table:table-cell office:value-type="float" office:value="-11.1180332836497">
                <text:p>-11.1180332836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5">
                <text:p>10.25</text:p>
              </table:table-cell>
              <table:table-cell office:value-type="float" office:value="435.464908741755">
                <text:p>435.464908741755</text:p>
              </table:table-cell>
              <table:table-cell office:value-type="float" office:value="10.25">
                <text:p>10.25</text:p>
              </table:table-cell>
              <table:table-cell office:value-type="float" office:value="-10.9194572739027">
                <text:p>-10.9194572739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428.543681414236">
                <text:p>428.543681414236</text:p>
              </table:table-cell>
              <table:table-cell office:value-type="float" office:value="10.5">
                <text:p>10.5</text:p>
              </table:table-cell>
              <table:table-cell office:value-type="float" office:value="-11.263335737081">
                <text:p>-11.263335737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5">
                <text:p>10.75</text:p>
              </table:table-cell>
              <table:table-cell office:value-type="float" office:value="422.387739287143">
                <text:p>422.387739287143</text:p>
              </table:table-cell>
              <table:table-cell office:value-type="float" office:value="10.75">
                <text:p>10.75</text:p>
              </table:table-cell>
              <table:table-cell office:value-type="float" office:value="-10.9630450145864">
                <text:p>-10.9630450145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416.879494272317">
                <text:p>416.879494272317</text:p>
              </table:table-cell>
              <table:table-cell office:value-type="float" office:value="11">
                <text:p>11</text:p>
              </table:table-cell>
              <table:table-cell office:value-type="float" office:value="-10.9725291943667">
                <text:p>-10.9725291943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5">
                <text:p>11.25</text:p>
              </table:table-cell>
              <table:table-cell office:value-type="float" office:value="411.924345310566">
                <text:p>411.924345310566</text:p>
              </table:table-cell>
              <table:table-cell office:value-type="float" office:value="11.25">
                <text:p>11.25</text:p>
              </table:table-cell>
              <table:table-cell office:value-type="float" office:value="-11.0866726431857">
                <text:p>-11.0866726431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407.445281981002">
                <text:p>407.445281981002</text:p>
              </table:table-cell>
              <table:table-cell office:value-type="float" office:value="11.5">
                <text:p>11.5</text:p>
              </table:table-cell>
              <table:table-cell office:value-type="float" office:value="-11.2138753321723">
                <text:p>-11.2138753321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5">
                <text:p>11.75</text:p>
              </table:table-cell>
              <table:table-cell office:value-type="float" office:value="403.378950712843">
                <text:p>403.378950712843</text:p>
              </table:table-cell>
              <table:table-cell office:value-type="float" office:value="11.75">
                <text:p>11.75</text:p>
              </table:table-cell>
              <table:table-cell office:value-type="float" office:value="-11.2763190203924">
                <text:p>-11.2763190203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399.672738463026">
                <text:p>399.672738463026</text:p>
              </table:table-cell>
              <table:table-cell office:value-type="float" office:value="12">
                <text:p>12</text:p>
              </table:table-cell>
              <table:table-cell office:value-type="float" office:value="-11.5830097554295">
                <text:p>-11.5830097554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5">
                <text:p>12.25</text:p>
              </table:table-cell>
              <table:table-cell office:value-type="float" office:value="396.282577811519">
                <text:p>396.282577811519</text:p>
              </table:table-cell>
              <table:table-cell office:value-type="float" office:value="12.25">
                <text:p>12.25</text:p>
              </table:table-cell>
              <table:table-cell office:value-type="float" office:value="-11.3760719583853">
                <text:p>-11.3760719583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">
                <text:p>12.5</text:p>
              </table:table-cell>
              <table:table-cell office:value-type="float" office:value="393.171272363475">
                <text:p>393.171272363475</text:p>
              </table:table-cell>
              <table:table-cell office:value-type="float" office:value="12.5">
                <text:p>12.5</text:p>
              </table:table-cell>
              <table:table-cell office:value-type="float" office:value="-11.274857011523">
                <text:p>-11.274857011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5">
                <text:p>12.75</text:p>
              </table:table-cell>
              <table:table-cell office:value-type="float" office:value="390.30720328691">
                <text:p>390.30720328691</text:p>
              </table:table-cell>
              <table:table-cell office:value-type="float" office:value="12.75">
                <text:p>12.75</text:p>
              </table:table-cell>
              <table:table-cell office:value-type="float" office:value="-11.5014891887503">
                <text:p>-11.50148918875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387.663318951234">
                <text:p>387.663318951234</text:p>
              </table:table-cell>
              <table:table-cell office:value-type="float" office:value="13">
                <text:p>13</text:p>
              </table:table-cell>
              <table:table-cell office:value-type="float" office:value="-11.4334265208665">
                <text:p>-11.4334265208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5">
                <text:p>13.25</text:p>
              </table:table-cell>
              <table:table-cell office:value-type="float" office:value="385.216337555845">
                <text:p>385.216337555845</text:p>
              </table:table-cell>
              <table:table-cell office:value-type="float" office:value="13.25">
                <text:p>13.25</text:p>
              </table:table-cell>
              <table:table-cell office:value-type="float" office:value="-11.2164963873357">
                <text:p>-11.2164963873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382.946111905365">
                <text:p>382.946111905365</text:p>
              </table:table-cell>
              <table:table-cell office:value-type="float" office:value="13.5">
                <text:p>13.5</text:p>
              </table:table-cell>
              <table:table-cell office:value-type="float" office:value="-11.5999544569968">
                <text:p>-11.5999544569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75">
                <text:p>13.75</text:p>
              </table:table-cell>
              <table:table-cell office:value-type="float" office:value="380.835118955626">
                <text:p>380.835118955626</text:p>
              </table:table-cell>
              <table:table-cell office:value-type="float" office:value="13.75">
                <text:p>13.75</text:p>
              </table:table-cell>
              <table:table-cell office:value-type="float" office:value="-11.3330032559458">
                <text:p>-11.3330032559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378.868046290009">
                <text:p>378.868046290009</text:p>
              </table:table-cell>
              <table:table-cell office:value-type="float" office:value="14">
                <text:p>14</text:p>
              </table:table-cell>
              <table:table-cell office:value-type="float" office:value="-11.337193144653">
                <text:p>-11.337193144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25">
                <text:p>14.25</text:p>
              </table:table-cell>
              <table:table-cell office:value-type="float" office:value="377.031454663243">
                <text:p>377.031454663243</text:p>
              </table:table-cell>
              <table:table-cell office:value-type="float" office:value="14.25">
                <text:p>14.25</text:p>
              </table:table-cell>
              <table:table-cell office:value-type="float" office:value="-11.5959230447423">
                <text:p>-11.59592304474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">
                <text:p>14.5</text:p>
              </table:table-cell>
              <table:table-cell office:value-type="float" office:value="375.31350068286">
                <text:p>375.31350068286</text:p>
              </table:table-cell>
              <table:table-cell office:value-type="float" office:value="14.5">
                <text:p>14.5</text:p>
              </table:table-cell>
              <table:table-cell office:value-type="float" office:value="-11.4973913103657">
                <text:p>-11.49739131036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5">
                <text:p>14.75</text:p>
              </table:table-cell>
              <table:table-cell office:value-type="float" office:value="373.703707444667">
                <text:p>373.703707444667</text:p>
              </table:table-cell>
              <table:table-cell office:value-type="float" office:value="14.75">
                <text:p>14.75</text:p>
              </table:table-cell>
              <table:table-cell office:value-type="float" office:value="-11.4460776571259">
                <text:p>-11.4460776571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372.192773696959">
                <text:p>372.192773696959</text:p>
              </table:table-cell>
              <table:table-cell office:value-type="float" office:value="15">
                <text:p>15</text:p>
              </table:table-cell>
              <table:table-cell office:value-type="float" office:value="-11.3981512826818">
                <text:p>-11.39815128268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